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Thumbnails/thumbnail.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201000000BD00000046ECDF2E85DACB317C.png" manifest:media-type="image/png"/>
  <manifest:file-entry manifest:full-path="Pictures/10000000000000A40000001506CE20E373B8E819.png" manifest:media-type="image/png"/>
  <manifest:file-entry manifest:full-path="Pictures/10000000000000A40000001546D31D1BB016FF9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color="#000000" draw:fill="solid" draw:fill-color="#d4ea6b" draw:auto-grow-height="true" draw:auto-grow-width="false" fo:max-height="0cm" fo:min-height="0.55cm"/>
    </style:style>
    <style:style style:name="gr3" style:family="graphic">
      <style:graphic-properties style:protect="size"/>
    </style:style>
    <style:style style:name="gr4" style:family="graphic" style:parent-style-name="standard">
      <style:graphic-properties draw:stroke="dash" draw:stroke-dash="Dashed_20__28_var_29__20_1" svg:stroke-width="0.071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159cm" svg:stroke-color="#92d050"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59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4a7ebb"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26cm" svg:stroke-color="#4a7ebb" draw:marker-start="msArrowOpenEnd_20_5_20_26" draw:marker-start-width="0.245cm" draw:marker-start-center="false"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color="#000000" draw:fill="solid" draw:fill-color="#d4ea6b" draw:auto-grow-height="true" draw:auto-grow-width="false" fo:max-height="0cm" fo:min-height="0.712cm"/>
    </style:style>
    <style:style style:name="gr12" style:family="graphic" style:parent-style-name="standard">
      <style:graphic-properties draw:stroke="none" svg:stroke-color="#000000" draw:fill="solid" draw:fill-color="#d4ea6b" draw:auto-grow-height="true" draw:auto-grow-width="false" fo:max-height="0cm" fo:min-height="0.75cm"/>
    </style:style>
    <style:style style:name="gr13" style:family="graphic" style:parent-style-name="objectwithoutfill">
      <style:graphic-properties draw:marker-end="Arrow" draw:marker-end-width="0.3cm" draw:fill="solid" draw:textarea-vertical-align="middle"/>
    </style:style>
    <style:style style:name="gr14"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9cm" svg:stroke-color="#d99694"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106cm" svg:stroke-color="#4a7ebb" draw:marker-end="msArrowOpenEnd_20_5_20_106" draw:marker-end-width="0.371cm" draw:marker-end-center="false" draw:fill="none" draw:textarea-vertical-align="top" draw:auto-grow-height="false" fo:min-height="0cm" fo:min-width="0cm" fo:padding-top="0.125cm" fo:padding-bottom="0.125cm" fo:padding-left="0.25cm" fo:padding-right="0.25cm" fo:wrap-option="wrap"/>
    </style:style>
    <style:style style:name="gr17" style:family="graphic" style:parent-style-name="塗りつぶしなし線なしオブジェクト">
      <style:graphic-properties draw:stroke="none" svg:stroke-width="0cm" draw:fill="none" draw:textarea-horizontal-align="center" draw:textarea-vertical-align="top" draw:auto-grow-height="true" draw:fit-to-size="false" style:shrink-to-fit="false" fo:padding-top="0.125cm" fo:padding-bottom="0.125cm" fo:padding-left="0.25cm" fo:padding-right="0.25cm" fo:wrap-option="no-wrap" draw:ole-draw-aspect="1" style:protect="size"/>
    </style:style>
    <style:style style:name="gr18"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174cm, 0cm)"/>
    </style:style>
    <style:style style:name="pr1" style:family="presentation" style:parent-style-name="タイトルとコンテンツ-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solid" draw:fill-color="#d4ea6b"/>
    </style:style>
    <style:style style:name="P4" style:family="paragraph">
      <loext:graphic-properties draw:fill-color="#ffffff"/>
    </style:style>
    <style:style style:name="P5" style:family="paragraph">
      <loext:graphic-properties draw:fill="none"/>
      <style:paragraph-properties fo:text-align="start"/>
      <style:text-properties fo:font-size="18pt"/>
    </style:style>
    <style:style style:name="P6" style:family="paragraph">
      <loext:graphic-properties draw:fill="solid" draw:fill-color="#4f81bd"/>
      <style:paragraph-properties fo:text-align="start" style:font-independent-line-spacing="true"/>
      <style:text-properties fo:font-size="18pt"/>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loext:graphic-properties draw:fill="solid"/>
      <style:paragraph-properties fo:text-align="center"/>
    </style:style>
    <style:style style:name="P9" style:family="paragraph">
      <loext:graphic-properties draw:fill="bitmap" draw:fill-image-name="msFillBitmap_20_2" style:repeat="stretch"/>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とコンテンツ" presentation:presentation-page-layout-name="AL1T11">
        <draw:custom-shape draw:name="テキスト ボックス 4" draw:style-name="gr1" draw:text-style-name="P2" draw:layer="layout" svg:width="13.4cm" svg:height="2.279cm" svg:x="2cm" svg:y="2.921cm">
          <text:p text:style-name="P1"><text:span text:style-name="T1">デフォルト値は</text:span><text:span text:style-name="T1">1 </text:span><text:span text:style-name="T1">です。</text:span></text:p>
          <text:p text:style-name="P1"><text:span text:style-name="T1">1</text:span><text:span text:style-name="T1">に設定すると、自動的にラーニング</text:span><text:span text:style-name="T1">rate</text:span><text:span text:style-name="T1">を設定します。</text:span></text:p>
          <text:p text:style-name="P1"><text:span text:style-name="T1"/></text:p>
          <text:p text:style-name="P1"><text:span text:style-name="T1">1</text:span><text:span text:style-name="T1">以外では指定された値がラーニング</text:span><text:span text:style-name="T1">rate</text:span><text:span text:style-name="T1">として採用され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5.4cm" svg:height="0.962cm" svg:x="2.2cm" svg:y="1.438cm">
          <draw:text-box>
            <text:p>learning_rate</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タイトルとコンテンツ" presentation:presentation-page-layout-name="AL1T11">
        <draw:g draw:name="グループ化 4">
          <draw:g draw:name="グループ化 5">
            <draw:custom-shape draw:name="フリーフォーム 18" draw:style-name="gr4" draw:text-style-name="P2" draw:layer="layout" svg:width="9.275cm" svg:height="2.122cm" svg:x="8.561cm" svg:y="2.734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19" draw:style-name="gr5" draw:text-style-name="P2" draw:layer="layout" svg:width="1.662cm" svg:height="0.96cm" svg:x="8.586cm" svg:y="3.87cm">
              <text:p/>
              <draw:enhanced-geometry draw:mirror-horizontal="false" draw:mirror-vertical="false" svg:viewBox="0 0 0 0" drawooo:sub-view-size="1266825 409575" draw:text-areas="0 0 ?f56 ?f57" draw:type="ooxml-non-primitive" draw:enhanced-path="M 0 409575 C 6350 393700 13047 377959 19050 361950 22575 352549 24085 342355 28575 333375 33695 323136 42505 315039 47625 304800 52115 295820 50050 283325 57150 276225 64250 269125 76745 271190 85725 266700 95964 261580 104775 254000 114300 247650 135853 182992 104554 257396 180975 180975 246220 115730 215709 138769 266700 104775 321295 22883 248600 119255 314325 66675 323264 59524 323667 44167 333375 38100 350403 27457 371475 25400 390525 19050 440399 2425 409161 10945 485775 0 653352 15234 542163 -2939 619125 19050 633367 23119 670575 30487 685800 38100 696039 43220 703914 52501 714375 57150 732725 65305 752475 69850 771525 76200 L 800100 85725 C 809625 88900 820321 89681 828675 95250 L 885825 133350 C 895350 139700 906305 144305 914400 152400 923925 161925 931767 173503 942975 180975 951329 186544 962570 186010 971550 190500 981789 195620 989664 204901 1000125 209550 1018475 217705 1040567 217461 1057275 228600 1066800 234950 1075328 243141 1085850 247650 1108305 257274 1175174 264493 1190625 266700 1253799 287758 1227695 285750 1266825 285750 N">
                <draw:equation draw:name="f0" draw:formula="0*logwidth/1266825"/>
                <draw:equation draw:name="f1" draw:formula="409575*logheight/409575"/>
                <draw:equation draw:name="f2" draw:formula="19050*logwidth/1266825"/>
                <draw:equation draw:name="f3" draw:formula="361950*logheight/409575"/>
                <draw:equation draw:name="f4" draw:formula="28575*logwidth/1266825"/>
                <draw:equation draw:name="f5" draw:formula="333375*logheight/409575"/>
                <draw:equation draw:name="f6" draw:formula="47625*logwidth/1266825"/>
                <draw:equation draw:name="f7" draw:formula="304800*logheight/409575"/>
                <draw:equation draw:name="f8" draw:formula="57150*logwidth/1266825"/>
                <draw:equation draw:name="f9" draw:formula="276225*logheight/409575"/>
                <draw:equation draw:name="f10" draw:formula="85725*logwidth/1266825"/>
                <draw:equation draw:name="f11" draw:formula="266700*logheight/409575"/>
                <draw:equation draw:name="f12" draw:formula="114300*logwidth/1266825"/>
                <draw:equation draw:name="f13" draw:formula="247650*logheight/409575"/>
                <draw:equation draw:name="f14" draw:formula="180975*logwidth/1266825"/>
                <draw:equation draw:name="f15" draw:formula="180975*logheight/409575"/>
                <draw:equation draw:name="f16" draw:formula="266700*logwidth/1266825"/>
                <draw:equation draw:name="f17" draw:formula="104775*logheight/409575"/>
                <draw:equation draw:name="f18" draw:formula="314325*logwidth/1266825"/>
                <draw:equation draw:name="f19" draw:formula="66675*logheight/409575"/>
                <draw:equation draw:name="f20" draw:formula="333375*logwidth/1266825"/>
                <draw:equation draw:name="f21" draw:formula="38100*logheight/409575"/>
                <draw:equation draw:name="f22" draw:formula="390525*logwidth/1266825"/>
                <draw:equation draw:name="f23" draw:formula="19050*logheight/409575"/>
                <draw:equation draw:name="f24" draw:formula="485775*logwidth/1266825"/>
                <draw:equation draw:name="f25" draw:formula="0*logheight/409575"/>
                <draw:equation draw:name="f26" draw:formula="619125*logwidth/1266825"/>
                <draw:equation draw:name="f27" draw:formula="19050*logheight/409575"/>
                <draw:equation draw:name="f28" draw:formula="685800*logwidth/1266825"/>
                <draw:equation draw:name="f29" draw:formula="38100*logheight/409575"/>
                <draw:equation draw:name="f30" draw:formula="714375*logwidth/1266825"/>
                <draw:equation draw:name="f31" draw:formula="57150*logheight/409575"/>
                <draw:equation draw:name="f32" draw:formula="771525*logwidth/1266825"/>
                <draw:equation draw:name="f33" draw:formula="76200*logheight/409575"/>
                <draw:equation draw:name="f34" draw:formula="800100*logwidth/1266825"/>
                <draw:equation draw:name="f35" draw:formula="85725*logheight/409575"/>
                <draw:equation draw:name="f36" draw:formula="828675*logwidth/1266825"/>
                <draw:equation draw:name="f37" draw:formula="95250*logheight/409575"/>
                <draw:equation draw:name="f38" draw:formula="885825*logwidth/1266825"/>
                <draw:equation draw:name="f39" draw:formula="133350*logheight/409575"/>
                <draw:equation draw:name="f40" draw:formula="914400*logwidth/1266825"/>
                <draw:equation draw:name="f41" draw:formula="152400*logheight/409575"/>
                <draw:equation draw:name="f42" draw:formula="942975*logwidth/1266825"/>
                <draw:equation draw:name="f43" draw:formula="180975*logheight/409575"/>
                <draw:equation draw:name="f44" draw:formula="971550*logwidth/1266825"/>
                <draw:equation draw:name="f45" draw:formula="190500*logheight/409575"/>
                <draw:equation draw:name="f46" draw:formula="1000125*logwidth/1266825"/>
                <draw:equation draw:name="f47" draw:formula="209550*logheight/409575"/>
                <draw:equation draw:name="f48" draw:formula="1057275*logwidth/1266825"/>
                <draw:equation draw:name="f49" draw:formula="228600*logheight/409575"/>
                <draw:equation draw:name="f50" draw:formula="1085850*logwidth/1266825"/>
                <draw:equation draw:name="f51" draw:formula="247650*logheight/409575"/>
                <draw:equation draw:name="f52" draw:formula="1190625*logwidth/1266825"/>
                <draw:equation draw:name="f53" draw:formula="266700*logheight/409575"/>
                <draw:equation draw:name="f54" draw:formula="1266825*logwidth/1266825"/>
                <draw:equation draw:name="f55" draw:formula="285750*logheight/409575"/>
                <draw:equation draw:name="f56" draw:formula="logwidth"/>
                <draw:equation draw:name="f57" draw:formula="logheight"/>
              </draw:enhanced-geometry>
            </draw:custom-shape>
            <draw:custom-shape draw:name="フリーフォーム 20" draw:style-name="gr6" draw:text-style-name="P2" draw:layer="layout" svg:width="1.612cm" svg:height="1.385cm" svg:x="10.249cm" svg:y="3.132cm">
              <text:p/>
              <draw:enhanced-geometry draw:mirror-horizontal="false" draw:mirror-vertical="false" svg:viewBox="0 0 0 0" drawooo:sub-view-size="1228725 590550" draw:text-areas="0 0 ?f350 ?f351" draw:type="ooxml-non-primitive" draw:enhanced-path="M 0 590550 C 3955 590246 116053 591693 152400 571500 172414 560381 190500 561975 209550 533400 228600 504825 257923 404926 266700 400050 285750 422275 309563 458788 323850 466725 338137 474662 342900 454025 352425 447675 361950 441325 363537 433388 381000 428625 398463 423862 431800 422275 457200 419100 466725 409575 460375 358775 466725 342900 473075 327025 485775 330200 495300 323850 498475 314325 538435 323305 542925 314325 562769 274638 569913 246062 581025 228600 592137 211138 600075 215900 609600 209550 L 638175 190500 C 644525 180975 648286 169076 657225 161925 665065 155653 674688 144463 685800 152400 696913 160338 713661 214670 723900 209550 739905 201547 755650 149225 781050 114300 806450 79375 834542 27839 876300 0 917525 4581 969963 76200 1000125 95250 1030288 114300 1038225 107950 1057275 114300 1076325 120650 1095375 134937 1114425 133350 1133475 131763 1163221 99206 1171575 104775 1190625 117475 1190625 166688 1200150 180975 1209675 195262 1219200 187325 1228725 190500 N">
                <draw:equation draw:name="f0" draw:formula="0*logwidth/1228725"/>
                <draw:equation draw:name="f1" draw:formula="514350*logheight/514350"/>
                <draw:equation draw:name="f2" draw:formula="152400*logwidth/1228725"/>
                <draw:equation draw:name="f3" draw:formula="495300*logheight/514350"/>
                <draw:equation draw:name="f4" draw:formula="209550*logwidth/1228725"/>
                <draw:equation draw:name="f5" draw:formula="457200*logheight/514350"/>
                <draw:equation draw:name="f6" draw:formula="238125*logwidth/1228725"/>
                <draw:equation draw:name="f7" draw:formula="447675*logheight/514350"/>
                <draw:equation draw:name="f8" draw:formula="323850*logwidth/1228725"/>
                <draw:equation draw:name="f9" draw:formula="390525*logheight/514350"/>
                <draw:equation draw:name="f10" draw:formula="352425*logwidth/1228725"/>
                <draw:equation draw:name="f11" draw:formula="371475*logheight/514350"/>
                <draw:equation draw:name="f12" draw:formula="381000*logwidth/1228725"/>
                <draw:equation draw:name="f13" draw:formula="352425*logheight/514350"/>
                <draw:equation draw:name="f14" draw:formula="438150*logwidth/1228725"/>
                <draw:equation draw:name="f15" draw:formula="295275*logheight/514350"/>
                <draw:equation draw:name="f16" draw:formula="466725*logwidth/1228725"/>
                <draw:equation draw:name="f17" draw:formula="266700*logheight/514350"/>
                <draw:equation draw:name="f18" draw:formula="495300*logwidth/1228725"/>
                <draw:equation draw:name="f19" draw:formula="247650*logheight/514350"/>
                <draw:equation draw:name="f20" draw:formula="504825*logwidth/1228725"/>
                <draw:equation draw:name="f21" draw:formula="219075*logheight/514350"/>
                <draw:equation draw:name="f22" draw:formula="581025*logwidth/1228725"/>
                <draw:equation draw:name="f23" draw:formula="152400*logheight/514350"/>
                <draw:equation draw:name="f24" draw:formula="609600*logwidth/1228725"/>
                <draw:equation draw:name="f25" draw:formula="133350*logheight/514350"/>
                <draw:equation draw:name="f26" draw:formula="638175*logwidth/1228725"/>
                <draw:equation draw:name="f27" draw:formula="114300*logheight/514350"/>
                <draw:equation draw:name="f28" draw:formula="657225*logwidth/1228725"/>
                <draw:equation draw:name="f29" draw:formula="85725*logheight/514350"/>
                <draw:equation draw:name="f30" draw:formula="685800*logwidth/1228725"/>
                <draw:equation draw:name="f31" draw:formula="76200*logheight/514350"/>
                <draw:equation draw:name="f32" draw:formula="714375*logwidth/1228725"/>
                <draw:equation draw:name="f33" draw:formula="57150*logheight/514350"/>
                <draw:equation draw:name="f34" draw:formula="781050*logwidth/1228725"/>
                <draw:equation draw:name="f35" draw:formula="38100*logheight/514350"/>
                <draw:equation draw:name="f36" draw:formula="866775*logwidth/1228725"/>
                <draw:equation draw:name="f37" draw:formula="0*logheight/514350"/>
                <draw:equation draw:name="f38" draw:formula="1000125*logwidth/1228725"/>
                <draw:equation draw:name="f39" draw:formula="19050*logheight/514350"/>
                <draw:equation draw:name="f40" draw:formula="1057275*logwidth/1228725"/>
                <draw:equation draw:name="f41" draw:formula="38100*logheight/514350"/>
                <draw:equation draw:name="f42" draw:formula="1114425*logwidth/1228725"/>
                <draw:equation draw:name="f43" draw:formula="57150*logheight/514350"/>
                <draw:equation draw:name="f44" draw:formula="1143000*logwidth/1228725"/>
                <draw:equation draw:name="f45" draw:formula="66675*logheight/514350"/>
                <draw:equation draw:name="f46" draw:formula="1200150*logwidth/1228725"/>
                <draw:equation draw:name="f47" draw:formula="104775*logheight/514350"/>
                <draw:equation draw:name="f48" draw:formula="1228725*logwidth/1228725"/>
                <draw:equation draw:name="f49" draw:formula="114300*logheight/514350"/>
                <draw:equation draw:name="f50" draw:formula="0*logwidth/1228725"/>
                <draw:equation draw:name="f51" draw:formula="514350*logheight/514350"/>
                <draw:equation draw:name="f52" draw:formula="152400*logwidth/1228725"/>
                <draw:equation draw:name="f53" draw:formula="495300*logheight/514350"/>
                <draw:equation draw:name="f54" draw:formula="209550*logwidth/1228725"/>
                <draw:equation draw:name="f55" draw:formula="457200*logheight/514350"/>
                <draw:equation draw:name="f56" draw:formula="266700*logwidth/1228725"/>
                <draw:equation draw:name="f57" draw:formula="323850*logheight/514350"/>
                <draw:equation draw:name="f58" draw:formula="323850*logwidth/1228725"/>
                <draw:equation draw:name="f59" draw:formula="390525*logheight/514350"/>
                <draw:equation draw:name="f60" draw:formula="352425*logwidth/1228725"/>
                <draw:equation draw:name="f61" draw:formula="371475*logheight/514350"/>
                <draw:equation draw:name="f62" draw:formula="381000*logwidth/1228725"/>
                <draw:equation draw:name="f63" draw:formula="352425*logheight/514350"/>
                <draw:equation draw:name="f64" draw:formula="438150*logwidth/1228725"/>
                <draw:equation draw:name="f65" draw:formula="295275*logheight/514350"/>
                <draw:equation draw:name="f66" draw:formula="466725*logwidth/1228725"/>
                <draw:equation draw:name="f67" draw:formula="266700*logheight/514350"/>
                <draw:equation draw:name="f68" draw:formula="495300*logwidth/1228725"/>
                <draw:equation draw:name="f69" draw:formula="247650*logheight/514350"/>
                <draw:equation draw:name="f70" draw:formula="504825*logwidth/1228725"/>
                <draw:equation draw:name="f71" draw:formula="219075*logheight/514350"/>
                <draw:equation draw:name="f72" draw:formula="581025*logwidth/1228725"/>
                <draw:equation draw:name="f73" draw:formula="152400*logheight/514350"/>
                <draw:equation draw:name="f74" draw:formula="609600*logwidth/1228725"/>
                <draw:equation draw:name="f75" draw:formula="133350*logheight/514350"/>
                <draw:equation draw:name="f76" draw:formula="638175*logwidth/1228725"/>
                <draw:equation draw:name="f77" draw:formula="114300*logheight/514350"/>
                <draw:equation draw:name="f78" draw:formula="657225*logwidth/1228725"/>
                <draw:equation draw:name="f79" draw:formula="85725*logheight/514350"/>
                <draw:equation draw:name="f80" draw:formula="685800*logwidth/1228725"/>
                <draw:equation draw:name="f81" draw:formula="76200*logheight/514350"/>
                <draw:equation draw:name="f82" draw:formula="714375*logwidth/1228725"/>
                <draw:equation draw:name="f83" draw:formula="57150*logheight/514350"/>
                <draw:equation draw:name="f84" draw:formula="781050*logwidth/1228725"/>
                <draw:equation draw:name="f85" draw:formula="38100*logheight/514350"/>
                <draw:equation draw:name="f86" draw:formula="866775*logwidth/1228725"/>
                <draw:equation draw:name="f87" draw:formula="0*logheight/514350"/>
                <draw:equation draw:name="f88" draw:formula="1000125*logwidth/1228725"/>
                <draw:equation draw:name="f89" draw:formula="19050*logheight/514350"/>
                <draw:equation draw:name="f90" draw:formula="1057275*logwidth/1228725"/>
                <draw:equation draw:name="f91" draw:formula="38100*logheight/514350"/>
                <draw:equation draw:name="f92" draw:formula="1114425*logwidth/1228725"/>
                <draw:equation draw:name="f93" draw:formula="57150*logheight/514350"/>
                <draw:equation draw:name="f94" draw:formula="1143000*logwidth/1228725"/>
                <draw:equation draw:name="f95" draw:formula="66675*logheight/514350"/>
                <draw:equation draw:name="f96" draw:formula="1200150*logwidth/1228725"/>
                <draw:equation draw:name="f97" draw:formula="104775*logheight/514350"/>
                <draw:equation draw:name="f98" draw:formula="1228725*logwidth/1228725"/>
                <draw:equation draw:name="f99" draw:formula="114300*logheight/514350"/>
                <draw:equation draw:name="f100" draw:formula="0*logwidth/1228725"/>
                <draw:equation draw:name="f101" draw:formula="590550*logheight/590550"/>
                <draw:equation draw:name="f102" draw:formula="152400*logwidth/1228725"/>
                <draw:equation draw:name="f103" draw:formula="571500*logheight/590550"/>
                <draw:equation draw:name="f104" draw:formula="209550*logwidth/1228725"/>
                <draw:equation draw:name="f105" draw:formula="533400*logheight/590550"/>
                <draw:equation draw:name="f106" draw:formula="266700*logwidth/1228725"/>
                <draw:equation draw:name="f107" draw:formula="400050*logheight/590550"/>
                <draw:equation draw:name="f108" draw:formula="323850*logwidth/1228725"/>
                <draw:equation draw:name="f109" draw:formula="466725*logheight/590550"/>
                <draw:equation draw:name="f110" draw:formula="352425*logwidth/1228725"/>
                <draw:equation draw:name="f111" draw:formula="447675*logheight/590550"/>
                <draw:equation draw:name="f112" draw:formula="381000*logwidth/1228725"/>
                <draw:equation draw:name="f113" draw:formula="428625*logheight/590550"/>
                <draw:equation draw:name="f114" draw:formula="438150*logwidth/1228725"/>
                <draw:equation draw:name="f115" draw:formula="371475*logheight/590550"/>
                <draw:equation draw:name="f116" draw:formula="466725*logwidth/1228725"/>
                <draw:equation draw:name="f117" draw:formula="342900*logheight/590550"/>
                <draw:equation draw:name="f118" draw:formula="495300*logwidth/1228725"/>
                <draw:equation draw:name="f119" draw:formula="323850*logheight/590550"/>
                <draw:equation draw:name="f120" draw:formula="504825*logwidth/1228725"/>
                <draw:equation draw:name="f121" draw:formula="295275*logheight/590550"/>
                <draw:equation draw:name="f122" draw:formula="581025*logwidth/1228725"/>
                <draw:equation draw:name="f123" draw:formula="228600*logheight/590550"/>
                <draw:equation draw:name="f124" draw:formula="609600*logwidth/1228725"/>
                <draw:equation draw:name="f125" draw:formula="209550*logheight/590550"/>
                <draw:equation draw:name="f126" draw:formula="638175*logwidth/1228725"/>
                <draw:equation draw:name="f127" draw:formula="190500*logheight/590550"/>
                <draw:equation draw:name="f128" draw:formula="657225*logwidth/1228725"/>
                <draw:equation draw:name="f129" draw:formula="161925*logheight/590550"/>
                <draw:equation draw:name="f130" draw:formula="685800*logwidth/1228725"/>
                <draw:equation draw:name="f131" draw:formula="152400*logheight/590550"/>
                <draw:equation draw:name="f132" draw:formula="714375*logwidth/1228725"/>
                <draw:equation draw:name="f133" draw:formula="133350*logheight/590550"/>
                <draw:equation draw:name="f134" draw:formula="781050*logwidth/1228725"/>
                <draw:equation draw:name="f135" draw:formula="114300*logheight/590550"/>
                <draw:equation draw:name="f136" draw:formula="876300*logwidth/1228725"/>
                <draw:equation draw:name="f137" draw:formula="0*logheight/590550"/>
                <draw:equation draw:name="f138" draw:formula="1000125*logwidth/1228725"/>
                <draw:equation draw:name="f139" draw:formula="95250*logheight/590550"/>
                <draw:equation draw:name="f140" draw:formula="1057275*logwidth/1228725"/>
                <draw:equation draw:name="f141" draw:formula="114300*logheight/590550"/>
                <draw:equation draw:name="f142" draw:formula="1114425*logwidth/1228725"/>
                <draw:equation draw:name="f143" draw:formula="133350*logheight/590550"/>
                <draw:equation draw:name="f144" draw:formula="1143000*logwidth/1228725"/>
                <draw:equation draw:name="f145" draw:formula="142875*logheight/590550"/>
                <draw:equation draw:name="f146" draw:formula="1200150*logwidth/1228725"/>
                <draw:equation draw:name="f147" draw:formula="180975*logheight/590550"/>
                <draw:equation draw:name="f148" draw:formula="1228725*logwidth/1228725"/>
                <draw:equation draw:name="f149" draw:formula="190500*logheight/590550"/>
                <draw:equation draw:name="f150" draw:formula="0*logwidth/1228725"/>
                <draw:equation draw:name="f151" draw:formula="590550*logheight/590550"/>
                <draw:equation draw:name="f152" draw:formula="152400*logwidth/1228725"/>
                <draw:equation draw:name="f153" draw:formula="571500*logheight/590550"/>
                <draw:equation draw:name="f154" draw:formula="209550*logwidth/1228725"/>
                <draw:equation draw:name="f155" draw:formula="533400*logheight/590550"/>
                <draw:equation draw:name="f156" draw:formula="266700*logwidth/1228725"/>
                <draw:equation draw:name="f157" draw:formula="400050*logheight/590550"/>
                <draw:equation draw:name="f158" draw:formula="323850*logwidth/1228725"/>
                <draw:equation draw:name="f159" draw:formula="466725*logheight/590550"/>
                <draw:equation draw:name="f160" draw:formula="352425*logwidth/1228725"/>
                <draw:equation draw:name="f161" draw:formula="447675*logheight/590550"/>
                <draw:equation draw:name="f162" draw:formula="381000*logwidth/1228725"/>
                <draw:equation draw:name="f163" draw:formula="428625*logheight/590550"/>
                <draw:equation draw:name="f164" draw:formula="438150*logwidth/1228725"/>
                <draw:equation draw:name="f165" draw:formula="371475*logheight/590550"/>
                <draw:equation draw:name="f166" draw:formula="466725*logwidth/1228725"/>
                <draw:equation draw:name="f167" draw:formula="342900*logheight/590550"/>
                <draw:equation draw:name="f168" draw:formula="495300*logwidth/1228725"/>
                <draw:equation draw:name="f169" draw:formula="323850*logheight/590550"/>
                <draw:equation draw:name="f170" draw:formula="504825*logwidth/1228725"/>
                <draw:equation draw:name="f171" draw:formula="295275*logheight/590550"/>
                <draw:equation draw:name="f172" draw:formula="581025*logwidth/1228725"/>
                <draw:equation draw:name="f173" draw:formula="228600*logheight/590550"/>
                <draw:equation draw:name="f174" draw:formula="609600*logwidth/1228725"/>
                <draw:equation draw:name="f175" draw:formula="209550*logheight/590550"/>
                <draw:equation draw:name="f176" draw:formula="638175*logwidth/1228725"/>
                <draw:equation draw:name="f177" draw:formula="190500*logheight/590550"/>
                <draw:equation draw:name="f178" draw:formula="657225*logwidth/1228725"/>
                <draw:equation draw:name="f179" draw:formula="161925*logheight/590550"/>
                <draw:equation draw:name="f180" draw:formula="685800*logwidth/1228725"/>
                <draw:equation draw:name="f181" draw:formula="152400*logheight/590550"/>
                <draw:equation draw:name="f182" draw:formula="714375*logwidth/1228725"/>
                <draw:equation draw:name="f183" draw:formula="133350*logheight/590550"/>
                <draw:equation draw:name="f184" draw:formula="781050*logwidth/1228725"/>
                <draw:equation draw:name="f185" draw:formula="114300*logheight/590550"/>
                <draw:equation draw:name="f186" draw:formula="876300*logwidth/1228725"/>
                <draw:equation draw:name="f187" draw:formula="0*logheight/590550"/>
                <draw:equation draw:name="f188" draw:formula="1000125*logwidth/1228725"/>
                <draw:equation draw:name="f189" draw:formula="95250*logheight/590550"/>
                <draw:equation draw:name="f190" draw:formula="1057275*logwidth/1228725"/>
                <draw:equation draw:name="f191" draw:formula="114300*logheight/590550"/>
                <draw:equation draw:name="f192" draw:formula="1114425*logwidth/1228725"/>
                <draw:equation draw:name="f193" draw:formula="133350*logheight/590550"/>
                <draw:equation draw:name="f194" draw:formula="1171575*logwidth/1228725"/>
                <draw:equation draw:name="f195" draw:formula="104775*logheight/590550"/>
                <draw:equation draw:name="f196" draw:formula="1200150*logwidth/1228725"/>
                <draw:equation draw:name="f197" draw:formula="180975*logheight/590550"/>
                <draw:equation draw:name="f198" draw:formula="1228725*logwidth/1228725"/>
                <draw:equation draw:name="f199" draw:formula="190500*logheight/590550"/>
                <draw:equation draw:name="f200" draw:formula="0*logwidth/1228725"/>
                <draw:equation draw:name="f201" draw:formula="590550*logheight/590550"/>
                <draw:equation draw:name="f202" draw:formula="152400*logwidth/1228725"/>
                <draw:equation draw:name="f203" draw:formula="571500*logheight/590550"/>
                <draw:equation draw:name="f204" draw:formula="209550*logwidth/1228725"/>
                <draw:equation draw:name="f205" draw:formula="533400*logheight/590550"/>
                <draw:equation draw:name="f206" draw:formula="266700*logwidth/1228725"/>
                <draw:equation draw:name="f207" draw:formula="400050*logheight/590550"/>
                <draw:equation draw:name="f208" draw:formula="323850*logwidth/1228725"/>
                <draw:equation draw:name="f209" draw:formula="466725*logheight/590550"/>
                <draw:equation draw:name="f210" draw:formula="352425*logwidth/1228725"/>
                <draw:equation draw:name="f211" draw:formula="447675*logheight/590550"/>
                <draw:equation draw:name="f212" draw:formula="381000*logwidth/1228725"/>
                <draw:equation draw:name="f213" draw:formula="428625*logheight/590550"/>
                <draw:equation draw:name="f214" draw:formula="438150*logwidth/1228725"/>
                <draw:equation draw:name="f215" draw:formula="371475*logheight/590550"/>
                <draw:equation draw:name="f216" draw:formula="466725*logwidth/1228725"/>
                <draw:equation draw:name="f217" draw:formula="342900*logheight/590550"/>
                <draw:equation draw:name="f218" draw:formula="495300*logwidth/1228725"/>
                <draw:equation draw:name="f219" draw:formula="323850*logheight/590550"/>
                <draw:equation draw:name="f220" draw:formula="542925*logwidth/1228725"/>
                <draw:equation draw:name="f221" draw:formula="314325*logheight/590550"/>
                <draw:equation draw:name="f222" draw:formula="581025*logwidth/1228725"/>
                <draw:equation draw:name="f223" draw:formula="228600*logheight/590550"/>
                <draw:equation draw:name="f224" draw:formula="609600*logwidth/1228725"/>
                <draw:equation draw:name="f225" draw:formula="209550*logheight/590550"/>
                <draw:equation draw:name="f226" draw:formula="638175*logwidth/1228725"/>
                <draw:equation draw:name="f227" draw:formula="190500*logheight/590550"/>
                <draw:equation draw:name="f228" draw:formula="657225*logwidth/1228725"/>
                <draw:equation draw:name="f229" draw:formula="161925*logheight/590550"/>
                <draw:equation draw:name="f230" draw:formula="685800*logwidth/1228725"/>
                <draw:equation draw:name="f231" draw:formula="152400*logheight/590550"/>
                <draw:equation draw:name="f232" draw:formula="714375*logwidth/1228725"/>
                <draw:equation draw:name="f233" draw:formula="133350*logheight/590550"/>
                <draw:equation draw:name="f234" draw:formula="781050*logwidth/1228725"/>
                <draw:equation draw:name="f235" draw:formula="114300*logheight/590550"/>
                <draw:equation draw:name="f236" draw:formula="876300*logwidth/1228725"/>
                <draw:equation draw:name="f237" draw:formula="0*logheight/590550"/>
                <draw:equation draw:name="f238" draw:formula="1000125*logwidth/1228725"/>
                <draw:equation draw:name="f239" draw:formula="95250*logheight/590550"/>
                <draw:equation draw:name="f240" draw:formula="1057275*logwidth/1228725"/>
                <draw:equation draw:name="f241" draw:formula="114300*logheight/590550"/>
                <draw:equation draw:name="f242" draw:formula="1114425*logwidth/1228725"/>
                <draw:equation draw:name="f243" draw:formula="133350*logheight/590550"/>
                <draw:equation draw:name="f244" draw:formula="1171575*logwidth/1228725"/>
                <draw:equation draw:name="f245" draw:formula="104775*logheight/590550"/>
                <draw:equation draw:name="f246" draw:formula="1200150*logwidth/1228725"/>
                <draw:equation draw:name="f247" draw:formula="180975*logheight/590550"/>
                <draw:equation draw:name="f248" draw:formula="1228725*logwidth/1228725"/>
                <draw:equation draw:name="f249" draw:formula="190500*logheight/590550"/>
                <draw:equation draw:name="f250" draw:formula="0*logwidth/1228725"/>
                <draw:equation draw:name="f251" draw:formula="590550*logheight/590550"/>
                <draw:equation draw:name="f252" draw:formula="152400*logwidth/1228725"/>
                <draw:equation draw:name="f253" draw:formula="571500*logheight/590550"/>
                <draw:equation draw:name="f254" draw:formula="209550*logwidth/1228725"/>
                <draw:equation draw:name="f255" draw:formula="533400*logheight/590550"/>
                <draw:equation draw:name="f256" draw:formula="266700*logwidth/1228725"/>
                <draw:equation draw:name="f257" draw:formula="400050*logheight/590550"/>
                <draw:equation draw:name="f258" draw:formula="323850*logwidth/1228725"/>
                <draw:equation draw:name="f259" draw:formula="466725*logheight/590550"/>
                <draw:equation draw:name="f260" draw:formula="352425*logwidth/1228725"/>
                <draw:equation draw:name="f261" draw:formula="447675*logheight/590550"/>
                <draw:equation draw:name="f262" draw:formula="381000*logwidth/1228725"/>
                <draw:equation draw:name="f263" draw:formula="428625*logheight/590550"/>
                <draw:equation draw:name="f264" draw:formula="438150*logwidth/1228725"/>
                <draw:equation draw:name="f265" draw:formula="371475*logheight/590550"/>
                <draw:equation draw:name="f266" draw:formula="466725*logwidth/1228725"/>
                <draw:equation draw:name="f267" draw:formula="342900*logheight/590550"/>
                <draw:equation draw:name="f268" draw:formula="495300*logwidth/1228725"/>
                <draw:equation draw:name="f269" draw:formula="323850*logheight/590550"/>
                <draw:equation draw:name="f270" draw:formula="542925*logwidth/1228725"/>
                <draw:equation draw:name="f271" draw:formula="314325*logheight/590550"/>
                <draw:equation draw:name="f272" draw:formula="581025*logwidth/1228725"/>
                <draw:equation draw:name="f273" draw:formula="228600*logheight/590550"/>
                <draw:equation draw:name="f274" draw:formula="609600*logwidth/1228725"/>
                <draw:equation draw:name="f275" draw:formula="209550*logheight/590550"/>
                <draw:equation draw:name="f276" draw:formula="638175*logwidth/1228725"/>
                <draw:equation draw:name="f277" draw:formula="190500*logheight/590550"/>
                <draw:equation draw:name="f278" draw:formula="657225*logwidth/1228725"/>
                <draw:equation draw:name="f279" draw:formula="161925*logheight/590550"/>
                <draw:equation draw:name="f280" draw:formula="685800*logwidth/1228725"/>
                <draw:equation draw:name="f281" draw:formula="152400*logheight/590550"/>
                <draw:equation draw:name="f282" draw:formula="723900*logwidth/1228725"/>
                <draw:equation draw:name="f283" draw:formula="209550*logheight/590550"/>
                <draw:equation draw:name="f284" draw:formula="781050*logwidth/1228725"/>
                <draw:equation draw:name="f285" draw:formula="114300*logheight/590550"/>
                <draw:equation draw:name="f286" draw:formula="876300*logwidth/1228725"/>
                <draw:equation draw:name="f287" draw:formula="0*logheight/590550"/>
                <draw:equation draw:name="f288" draw:formula="1000125*logwidth/1228725"/>
                <draw:equation draw:name="f289" draw:formula="95250*logheight/590550"/>
                <draw:equation draw:name="f290" draw:formula="1057275*logwidth/1228725"/>
                <draw:equation draw:name="f291" draw:formula="114300*logheight/590550"/>
                <draw:equation draw:name="f292" draw:formula="1114425*logwidth/1228725"/>
                <draw:equation draw:name="f293" draw:formula="133350*logheight/590550"/>
                <draw:equation draw:name="f294" draw:formula="1171575*logwidth/1228725"/>
                <draw:equation draw:name="f295" draw:formula="104775*logheight/590550"/>
                <draw:equation draw:name="f296" draw:formula="1200150*logwidth/1228725"/>
                <draw:equation draw:name="f297" draw:formula="180975*logheight/590550"/>
                <draw:equation draw:name="f298" draw:formula="1228725*logwidth/1228725"/>
                <draw:equation draw:name="f299" draw:formula="190500*logheight/590550"/>
                <draw:equation draw:name="f300" draw:formula="0*logwidth/1228725"/>
                <draw:equation draw:name="f301" draw:formula="590550*logheight/590550"/>
                <draw:equation draw:name="f302" draw:formula="152400*logwidth/1228725"/>
                <draw:equation draw:name="f303" draw:formula="571500*logheight/590550"/>
                <draw:equation draw:name="f304" draw:formula="209550*logwidth/1228725"/>
                <draw:equation draw:name="f305" draw:formula="533400*logheight/590550"/>
                <draw:equation draw:name="f306" draw:formula="266700*logwidth/1228725"/>
                <draw:equation draw:name="f307" draw:formula="400050*logheight/590550"/>
                <draw:equation draw:name="f308" draw:formula="323850*logwidth/1228725"/>
                <draw:equation draw:name="f309" draw:formula="466725*logheight/590550"/>
                <draw:equation draw:name="f310" draw:formula="352425*logwidth/1228725"/>
                <draw:equation draw:name="f311" draw:formula="447675*logheight/590550"/>
                <draw:equation draw:name="f312" draw:formula="381000*logwidth/1228725"/>
                <draw:equation draw:name="f313" draw:formula="428625*logheight/590550"/>
                <draw:equation draw:name="f314" draw:formula="457200*logwidth/1228725"/>
                <draw:equation draw:name="f315" draw:formula="419100*logheight/590550"/>
                <draw:equation draw:name="f316" draw:formula="466725*logwidth/1228725"/>
                <draw:equation draw:name="f317" draw:formula="342900*logheight/590550"/>
                <draw:equation draw:name="f318" draw:formula="495300*logwidth/1228725"/>
                <draw:equation draw:name="f319" draw:formula="323850*logheight/590550"/>
                <draw:equation draw:name="f320" draw:formula="542925*logwidth/1228725"/>
                <draw:equation draw:name="f321" draw:formula="314325*logheight/590550"/>
                <draw:equation draw:name="f322" draw:formula="581025*logwidth/1228725"/>
                <draw:equation draw:name="f323" draw:formula="228600*logheight/590550"/>
                <draw:equation draw:name="f324" draw:formula="609600*logwidth/1228725"/>
                <draw:equation draw:name="f325" draw:formula="209550*logheight/590550"/>
                <draw:equation draw:name="f326" draw:formula="638175*logwidth/1228725"/>
                <draw:equation draw:name="f327" draw:formula="190500*logheight/590550"/>
                <draw:equation draw:name="f328" draw:formula="657225*logwidth/1228725"/>
                <draw:equation draw:name="f329" draw:formula="161925*logheight/590550"/>
                <draw:equation draw:name="f330" draw:formula="685800*logwidth/1228725"/>
                <draw:equation draw:name="f331" draw:formula="152400*logheight/590550"/>
                <draw:equation draw:name="f332" draw:formula="723900*logwidth/1228725"/>
                <draw:equation draw:name="f333" draw:formula="209550*logheight/590550"/>
                <draw:equation draw:name="f334" draw:formula="781050*logwidth/1228725"/>
                <draw:equation draw:name="f335" draw:formula="114300*logheight/590550"/>
                <draw:equation draw:name="f336" draw:formula="876300*logwidth/1228725"/>
                <draw:equation draw:name="f337" draw:formula="0*logheight/590550"/>
                <draw:equation draw:name="f338" draw:formula="1000125*logwidth/1228725"/>
                <draw:equation draw:name="f339" draw:formula="95250*logheight/590550"/>
                <draw:equation draw:name="f340" draw:formula="1057275*logwidth/1228725"/>
                <draw:equation draw:name="f341" draw:formula="114300*logheight/590550"/>
                <draw:equation draw:name="f342" draw:formula="1114425*logwidth/1228725"/>
                <draw:equation draw:name="f343" draw:formula="133350*logheight/590550"/>
                <draw:equation draw:name="f344" draw:formula="1171575*logwidth/1228725"/>
                <draw:equation draw:name="f345" draw:formula="104775*logheight/590550"/>
                <draw:equation draw:name="f346" draw:formula="1200150*logwidth/1228725"/>
                <draw:equation draw:name="f347" draw:formula="180975*logheight/590550"/>
                <draw:equation draw:name="f348" draw:formula="1228725*logwidth/1228725"/>
                <draw:equation draw:name="f349" draw:formula="190500*logheight/590550"/>
                <draw:equation draw:name="f350" draw:formula="logwidth"/>
                <draw:equation draw:name="f351" draw:formula="logheight"/>
              </draw:enhanced-geometry>
            </draw:custom-shape>
          </draw:g>
          <draw:custom-shape draw:name="直線矢印コネクタ 7" draw:style-name="gr7" draw:text-style-name="P5" draw:layer="layout" svg:width="0.981cm" svg:height="1.804cm" svg:x="7.792cm" svg:y="2.493cm">
            <text:p/>
            <draw:enhanced-geometry draw:mirror-horizontal="false" draw:mirror-vertical="false" svg:viewBox="0 0 21600 21600" draw:type="mso-spt32" draw:enhanced-path="M 0 0 L 21600 21600 N"/>
          </draw:custom-shape>
          <draw:custom-shape draw:name="テキスト ボックス 8" draw:style-name="gr1" draw:text-style-name="P2" draw:layer="layout" svg:width="3.988cm" svg:height="0.716cm" svg:x="12.827cm" svg:y="5.878cm">
            <text:p text:style-name="P1"><text:span text:style-name="T2">未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9" draw:style-name="gr8" draw:text-style-name="P5" draw:layer="layout" svg:x1="10.249cm" svg:y1="1.507cm" svg:x2="10.249cm" svg:y2="6.541cm">
            <text:p/>
          </draw:line>
          <draw:line draw:name="直線コネクタ 10" draw:style-name="gr8" draw:text-style-name="P5" draw:layer="layout" svg:x1="8.561cm" svg:y1="1.507cm" svg:x2="8.561cm" svg:y2="6.541cm">
            <text:p/>
          </draw:line>
          <draw:line draw:name="直線コネクタ 11" draw:style-name="gr8" draw:text-style-name="P5" draw:layer="layout" svg:x1="17.841cm" svg:y1="1.507cm" svg:x2="17.841cm" svg:y2="6.541cm">
            <text:p/>
          </draw:line>
          <draw:custom-shape draw:name="直線矢印コネクタ 12" draw:style-name="gr9" draw:text-style-name="P5" draw:layer="layout" svg:width="7.455cm" svg:height="0.001cm" svg:x="10.249cm" svg:y="5.84cm">
            <text:p/>
            <draw:enhanced-geometry draw:mirror-horizontal="false" draw:mirror-vertical="false" svg:viewBox="0 0 21600 21600" draw:type="mso-spt32" draw:enhanced-path="M 0 0 L 21600 21600 N"/>
          </draw:custom-shape>
          <draw:custom-shape draw:name="直線矢印コネクタ 13" draw:style-name="gr9" draw:text-style-name="P5" draw:layer="layout" svg:width="1.687cm" svg:height="0.001cm" svg:x="8.561cm" svg:y="5.84cm">
            <text:p/>
            <draw:enhanced-geometry draw:mirror-horizontal="false" draw:mirror-vertical="false" svg:viewBox="0 0 21600 21600" draw:type="mso-spt32" draw:enhanced-path="M 0 0 L 21600 21600 N"/>
          </draw:custom-shape>
          <draw:custom-shape draw:name="テキスト ボックス 14" draw:style-name="gr1" draw:text-style-name="P2" draw:layer="layout" svg:width="2.541cm" svg:height="0.716cm" svg:x="8.283cm" svg:y="5.929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5" draw:style-name="gr9" draw:text-style-name="P5" draw:layer="layout" svg:width="1.612cm" svg:height="0.001cm" svg:x="10.249cm" svg:y="4.874cm">
            <text:p/>
            <draw:enhanced-geometry draw:mirror-horizontal="false" draw:mirror-vertical="false" svg:viewBox="0 0 21600 21600" draw:type="mso-spt32" draw:enhanced-path="M 0 0 L 21600 21600 N"/>
          </draw:custom-shape>
          <draw:line draw:name="直線コネクタ 16" draw:style-name="gr8" draw:text-style-name="P5" draw:layer="layout" svg:x1="11.861cm" svg:y1="1.507cm" svg:x2="11.861cm" svg:y2="5.601cm">
            <text:p/>
          </draw:line>
          <draw:custom-shape draw:name="テキスト ボックス 17" draw:style-name="gr1" draw:text-style-name="P2" draw:layer="layout" svg:width="1.847cm" svg:height="0.716cm" svg:x="10.377cm" svg:y="5.114cm">
            <text:p text:style-name="P1"><text:span text:style-name="T2">予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2" draw:style-name="gr7" draw:text-style-name="P5" draw:layer="layout" svg:width="0.106cm" svg:height="2.331cm" svg:x="11.295cm" svg:y="4.87cm">
            <text:p/>
            <draw:enhanced-geometry draw:mirror-horizontal="true" draw:mirror-vertical="true" svg:viewBox="0 0 21600 21600" draw:type="mso-spt32" draw:enhanced-path="M 0 0 L 21600 21600 N"/>
          </draw:custom-shape>
        </draw:g>
        <draw:custom-shape draw:name="フリーフォーム 42" draw:style-name="gr4" draw:text-style-name="P2" draw:layer="layout" svg:width="16.324cm" svg:height="5.079cm" svg:x="3.228cm" svg:y="9.922cm">
          <text:p/>
          <draw:enhanced-geometry draw:mirror-horizontal="false" draw:mirror-vertical="false" svg:viewBox="0 0 0 0" drawooo:sub-view-size="5876925 1828800" draw:text-areas="0 0 ?f256 ?f257" draw:type="ooxml-non-primitive" draw:enhanced-path="M 0 1828800 C 15875 1816100 33250 1805075 47625 1790700 85180 1753145 48372 1768849 85725 1724025 93054 1715231 104775 1711325 114300 1704975 159195 1637632 102852 1721002 161925 1638300 168579 1628985 172880 1617820 180975 1609725 189070 1601630 200025 1597025 209550 1590675 215900 1581150 220505 1570195 228600 1562100 236695 1554005 247860 1549704 257175 1543050 270093 1533823 282575 1524000 295275 1514475 301625 1501775 305084 1487156 314325 1476375 324656 1464322 340372 1458131 352425 1447800 362652 1439034 370652 1427849 381000 1419225 389794 1411896 400781 1407504 409575 1400175 419923 1391551 427802 1380224 438150 1371600 446944 1364271 457931 1359879 466725 1352550 477073 1343926 484952 1332599 495300 1323975 519919 1303459 523811 1304946 552450 1295400 568675 1284583 607310 1259590 619125 1247775 627220 1239680 630080 1227295 638175 1219200 646270 1211105 657956 1207479 666750 1200150 677098 1191526 685098 1180341 695325 1171575 740855 1132549 722740 1151827 771525 1123950 823226 1094407 776284 1112839 828675 1095375 L 904875 1038225 990600 981075 C 1021265 960632 1027456 950489 1057275 933450 1069603 926405 1083047 921445 1095375 914400 1147076 884857 1100134 903289 1152525 885825 1178300 868642 1188988 859810 1219200 847725 1237844 840267 1257300 835025 1276350 828675 L 1304925 819150 C 1387475 822325 1470325 820964 1552575 828675 1572568 830549 1590244 842855 1609725 847725 1657565 859685 1635406 853110 1676400 866775 L 1733550 904875 C 1743075 911225 1752967 917056 1762125 923925 1774825 933450 1786763 944086 1800225 952500 1812266 960025 1826771 963297 1838325 971550 1849286 979380 1856673 991359 1866900 1000125 1878953 1010456 1891995 1019596 1905000 1028700 1923757 1041830 1962150 1066800 1962150 1066800 2012950 1143000 1946275 1050925 2009775 1114425 2073275 1177925 1981200 1111250 2057400 1162050 2096006 1219958 2059615 1158431 2085975 1228725 2111023 1295521 2096440 1240130 2124075 1295400 2128565 1304380 2128724 1315198 2133600 1323975 2166284 1382806 2158533 1372347 2200275 1400175 2217040 1450470 2204231 1420396 2247900 1485900 2254250 1495425 2266950 1498600 2276475 1504950 2295018 1560580 2271491 1509491 2314575 1552575 2322670 1560670 2325010 1573612 2333625 1581150 2350855 1596227 2371725 1606550 2390775 1619250 L 2419350 1638300 2505075 1695450 C 2513429 1701019 2524125 1701800 2533650 1704975 2543175 1711325 2551764 1719376 2562225 1724025 L 2647950 1752600 2676525 1762125 2705100 1771650 C 2771775 1768475 2838729 1768994 2905125 1762125 2931168 1759431 2955925 1749425 2981325 1743075 3000806 1738205 3038475 1724025 3038475 1724025 3092644 1669856 3040486 1713494 3095625 1685925 3125109 1671183 3132099 1655558 3162300 1638300 3171017 1633319 3181350 1631950 3190875 1628775 3208039 1611611 3224818 1591096 3248025 1581150 3260057 1575993 3273425 1574800 3286125 1571625 3329754 1506182 3274219 1579245 3343275 1524000 3364312 1507170 3378009 1481794 3400425 1466850 3461610 1426060 3393188 1474373 3467100 1409700 3479047 1399246 3493975 1392350 3505200 1381125 3513295 1373030 3516155 1360645 3524250 1352550 3625141 1251659 3522832 1374386 3609975 1276350 3731081 1140105 3574738 1300443 3686175 1200150 3779382 1116264 3709027 1165865 3771900 1123950 L 3829050 1047750 C 3838575 1035050 3846400 1020875 3857625 1009650 L 3924300 942975 C 3932395 934880 3936696 923715 3943350 914400 3952577 901482 3961594 888353 3971925 876300 3996371 847779 3999680 848272 4029075 828675 4070049 767214 4021457 836055 4095750 752475 4146095 695837 4100662 730318 4162425 676275 4174372 665821 4189300 658925 4200525 647700 4211750 636475 4218480 621400 4229100 609600 4247122 589575 4267200 571500 4286250 552450 4297475 541225 4304494 526403 4314825 514350 4323591 504123 4334634 496002 4343400 485775 4353731 473722 4362748 460593 4371975 447675 4378629 438360 4382930 427195 4391025 419100 4399120 411005 4410075 406400 4419600 400050 4425950 390525 4432970 381414 4438650 371475 4445695 359147 4448459 344156 4457700 333375 4468031 321322 4484575 316025 4495800 304800 4507025 293575 4515271 279705 4524375 266700 L 4581525 180975 4619625 123825 C 4632325 104775 4676775 85725 4676775 85725 4708525 38100 4686300 63500 4752975 19050 4769683 7911 4810125 0 4810125 0 4889500 3175 4970049 -4440 5048250 9525 5063878 12316 5067721 34620 5076825 47625 L 5133975 133350 C 5141447 144558 5153025 152400 5162550 161925 5172536 191883 5170072 198690 5200650 219075 5209004 224644 5219700 225425 5229225 228600 5241925 247650 5257086 265272 5267325 285750 5273675 298450 5278122 312296 5286375 323850 5294205 334811 5306326 342077 5314950 352425 5322279 361219 5326671 372206 5334000 381000 5342624 391348 5350800 403033 5362575 409575 5380128 419327 5419725 428625 5419725 428625 5426075 438150 5430680 449105 5438775 457200 5446870 465295 5458035 469596 5467350 476250 5480268 485477 5494225 493600 5505450 504825 5513545 512920 5517171 524606 5524500 533400 5533124 543748 5543550 552450 5553075 561975 5556250 571500 5555500 583450 5562600 590550 5569700 597650 5582195 595585 5591175 600075 5601414 605195 5611194 611520 5619750 619125 5717617 706118 5640622 652090 5705475 695325 5711825 704850 5715910 716362 5724525 723900 5741755 738977 5781675 762000 5781675 762000 5784850 771525 5784100 783475 5791200 790575 5798300 797675 5810795 795610 5819775 800100 5830014 805220 5838825 812800 5848350 819150 5869161 850367 5855952 847725 5876925 847725 N">
            <draw:equation draw:name="f0" draw:formula="0*logwidth/5876925"/>
            <draw:equation draw:name="f1" draw:formula="1828800*logheight/1828800"/>
            <draw:equation draw:name="f2" draw:formula="47625*logwidth/5876925"/>
            <draw:equation draw:name="f3" draw:formula="1790700*logheight/1828800"/>
            <draw:equation draw:name="f4" draw:formula="85725*logwidth/5876925"/>
            <draw:equation draw:name="f5" draw:formula="1724025*logheight/1828800"/>
            <draw:equation draw:name="f6" draw:formula="114300*logwidth/5876925"/>
            <draw:equation draw:name="f7" draw:formula="1704975*logheight/1828800"/>
            <draw:equation draw:name="f8" draw:formula="161925*logwidth/5876925"/>
            <draw:equation draw:name="f9" draw:formula="1638300*logheight/1828800"/>
            <draw:equation draw:name="f10" draw:formula="180975*logwidth/5876925"/>
            <draw:equation draw:name="f11" draw:formula="1609725*logheight/1828800"/>
            <draw:equation draw:name="f12" draw:formula="209550*logwidth/5876925"/>
            <draw:equation draw:name="f13" draw:formula="1590675*logheight/1828800"/>
            <draw:equation draw:name="f14" draw:formula="228600*logwidth/5876925"/>
            <draw:equation draw:name="f15" draw:formula="1562100*logheight/1828800"/>
            <draw:equation draw:name="f16" draw:formula="257175*logwidth/5876925"/>
            <draw:equation draw:name="f17" draw:formula="1543050*logheight/1828800"/>
            <draw:equation draw:name="f18" draw:formula="295275*logwidth/5876925"/>
            <draw:equation draw:name="f19" draw:formula="1514475*logheight/1828800"/>
            <draw:equation draw:name="f20" draw:formula="314325*logwidth/5876925"/>
            <draw:equation draw:name="f21" draw:formula="1476375*logheight/1828800"/>
            <draw:equation draw:name="f22" draw:formula="352425*logwidth/5876925"/>
            <draw:equation draw:name="f23" draw:formula="1447800*logheight/1828800"/>
            <draw:equation draw:name="f24" draw:formula="381000*logwidth/5876925"/>
            <draw:equation draw:name="f25" draw:formula="1419225*logheight/1828800"/>
            <draw:equation draw:name="f26" draw:formula="409575*logwidth/5876925"/>
            <draw:equation draw:name="f27" draw:formula="1400175*logheight/1828800"/>
            <draw:equation draw:name="f28" draw:formula="438150*logwidth/5876925"/>
            <draw:equation draw:name="f29" draw:formula="1371600*logheight/1828800"/>
            <draw:equation draw:name="f30" draw:formula="466725*logwidth/5876925"/>
            <draw:equation draw:name="f31" draw:formula="1352550*logheight/1828800"/>
            <draw:equation draw:name="f32" draw:formula="495300*logwidth/5876925"/>
            <draw:equation draw:name="f33" draw:formula="1323975*logheight/1828800"/>
            <draw:equation draw:name="f34" draw:formula="552450*logwidth/5876925"/>
            <draw:equation draw:name="f35" draw:formula="1295400*logheight/1828800"/>
            <draw:equation draw:name="f36" draw:formula="619125*logwidth/5876925"/>
            <draw:equation draw:name="f37" draw:formula="1247775*logheight/1828800"/>
            <draw:equation draw:name="f38" draw:formula="638175*logwidth/5876925"/>
            <draw:equation draw:name="f39" draw:formula="1219200*logheight/1828800"/>
            <draw:equation draw:name="f40" draw:formula="666750*logwidth/5876925"/>
            <draw:equation draw:name="f41" draw:formula="1200150*logheight/1828800"/>
            <draw:equation draw:name="f42" draw:formula="695325*logwidth/5876925"/>
            <draw:equation draw:name="f43" draw:formula="1171575*logheight/1828800"/>
            <draw:equation draw:name="f44" draw:formula="771525*logwidth/5876925"/>
            <draw:equation draw:name="f45" draw:formula="1123950*logheight/1828800"/>
            <draw:equation draw:name="f46" draw:formula="828675*logwidth/5876925"/>
            <draw:equation draw:name="f47" draw:formula="1095375*logheight/1828800"/>
            <draw:equation draw:name="f48" draw:formula="904875*logwidth/5876925"/>
            <draw:equation draw:name="f49" draw:formula="1038225*logheight/1828800"/>
            <draw:equation draw:name="f50" draw:formula="990600*logwidth/5876925"/>
            <draw:equation draw:name="f51" draw:formula="981075*logheight/1828800"/>
            <draw:equation draw:name="f52" draw:formula="1057275*logwidth/5876925"/>
            <draw:equation draw:name="f53" draw:formula="933450*logheight/1828800"/>
            <draw:equation draw:name="f54" draw:formula="1095375*logwidth/5876925"/>
            <draw:equation draw:name="f55" draw:formula="914400*logheight/1828800"/>
            <draw:equation draw:name="f56" draw:formula="1152525*logwidth/5876925"/>
            <draw:equation draw:name="f57" draw:formula="885825*logheight/1828800"/>
            <draw:equation draw:name="f58" draw:formula="1219200*logwidth/5876925"/>
            <draw:equation draw:name="f59" draw:formula="847725*logheight/1828800"/>
            <draw:equation draw:name="f60" draw:formula="1276350*logwidth/5876925"/>
            <draw:equation draw:name="f61" draw:formula="828675*logheight/1828800"/>
            <draw:equation draw:name="f62" draw:formula="1304925*logwidth/5876925"/>
            <draw:equation draw:name="f63" draw:formula="819150*logheight/1828800"/>
            <draw:equation draw:name="f64" draw:formula="1552575*logwidth/5876925"/>
            <draw:equation draw:name="f65" draw:formula="828675*logheight/1828800"/>
            <draw:equation draw:name="f66" draw:formula="1609725*logwidth/5876925"/>
            <draw:equation draw:name="f67" draw:formula="847725*logheight/1828800"/>
            <draw:equation draw:name="f68" draw:formula="1676400*logwidth/5876925"/>
            <draw:equation draw:name="f69" draw:formula="866775*logheight/1828800"/>
            <draw:equation draw:name="f70" draw:formula="1733550*logwidth/5876925"/>
            <draw:equation draw:name="f71" draw:formula="904875*logheight/1828800"/>
            <draw:equation draw:name="f72" draw:formula="1762125*logwidth/5876925"/>
            <draw:equation draw:name="f73" draw:formula="923925*logheight/1828800"/>
            <draw:equation draw:name="f74" draw:formula="1800225*logwidth/5876925"/>
            <draw:equation draw:name="f75" draw:formula="952500*logheight/1828800"/>
            <draw:equation draw:name="f76" draw:formula="1838325*logwidth/5876925"/>
            <draw:equation draw:name="f77" draw:formula="971550*logheight/1828800"/>
            <draw:equation draw:name="f78" draw:formula="1866900*logwidth/5876925"/>
            <draw:equation draw:name="f79" draw:formula="1000125*logheight/1828800"/>
            <draw:equation draw:name="f80" draw:formula="1905000*logwidth/5876925"/>
            <draw:equation draw:name="f81" draw:formula="1028700*logheight/1828800"/>
            <draw:equation draw:name="f82" draw:formula="1962150*logwidth/5876925"/>
            <draw:equation draw:name="f83" draw:formula="1066800*logheight/1828800"/>
            <draw:equation draw:name="f84" draw:formula="2009775*logwidth/5876925"/>
            <draw:equation draw:name="f85" draw:formula="1114425*logheight/1828800"/>
            <draw:equation draw:name="f86" draw:formula="2057400*logwidth/5876925"/>
            <draw:equation draw:name="f87" draw:formula="1162050*logheight/1828800"/>
            <draw:equation draw:name="f88" draw:formula="2085975*logwidth/5876925"/>
            <draw:equation draw:name="f89" draw:formula="1228725*logheight/1828800"/>
            <draw:equation draw:name="f90" draw:formula="2124075*logwidth/5876925"/>
            <draw:equation draw:name="f91" draw:formula="1295400*logheight/1828800"/>
            <draw:equation draw:name="f92" draw:formula="2133600*logwidth/5876925"/>
            <draw:equation draw:name="f93" draw:formula="1323975*logheight/1828800"/>
            <draw:equation draw:name="f94" draw:formula="2200275*logwidth/5876925"/>
            <draw:equation draw:name="f95" draw:formula="1400175*logheight/1828800"/>
            <draw:equation draw:name="f96" draw:formula="2247900*logwidth/5876925"/>
            <draw:equation draw:name="f97" draw:formula="1485900*logheight/1828800"/>
            <draw:equation draw:name="f98" draw:formula="2276475*logwidth/5876925"/>
            <draw:equation draw:name="f99" draw:formula="1504950*logheight/1828800"/>
            <draw:equation draw:name="f100" draw:formula="2314575*logwidth/5876925"/>
            <draw:equation draw:name="f101" draw:formula="1552575*logheight/1828800"/>
            <draw:equation draw:name="f102" draw:formula="2333625*logwidth/5876925"/>
            <draw:equation draw:name="f103" draw:formula="1581150*logheight/1828800"/>
            <draw:equation draw:name="f104" draw:formula="2390775*logwidth/5876925"/>
            <draw:equation draw:name="f105" draw:formula="1619250*logheight/1828800"/>
            <draw:equation draw:name="f106" draw:formula="2419350*logwidth/5876925"/>
            <draw:equation draw:name="f107" draw:formula="1638300*logheight/1828800"/>
            <draw:equation draw:name="f108" draw:formula="2505075*logwidth/5876925"/>
            <draw:equation draw:name="f109" draw:formula="1695450*logheight/1828800"/>
            <draw:equation draw:name="f110" draw:formula="2533650*logwidth/5876925"/>
            <draw:equation draw:name="f111" draw:formula="1704975*logheight/1828800"/>
            <draw:equation draw:name="f112" draw:formula="2562225*logwidth/5876925"/>
            <draw:equation draw:name="f113" draw:formula="1724025*logheight/1828800"/>
            <draw:equation draw:name="f114" draw:formula="2647950*logwidth/5876925"/>
            <draw:equation draw:name="f115" draw:formula="1752600*logheight/1828800"/>
            <draw:equation draw:name="f116" draw:formula="2676525*logwidth/5876925"/>
            <draw:equation draw:name="f117" draw:formula="1762125*logheight/1828800"/>
            <draw:equation draw:name="f118" draw:formula="2705100*logwidth/5876925"/>
            <draw:equation draw:name="f119" draw:formula="1771650*logheight/1828800"/>
            <draw:equation draw:name="f120" draw:formula="2905125*logwidth/5876925"/>
            <draw:equation draw:name="f121" draw:formula="1762125*logheight/1828800"/>
            <draw:equation draw:name="f122" draw:formula="2981325*logwidth/5876925"/>
            <draw:equation draw:name="f123" draw:formula="1743075*logheight/1828800"/>
            <draw:equation draw:name="f124" draw:formula="3038475*logwidth/5876925"/>
            <draw:equation draw:name="f125" draw:formula="1724025*logheight/1828800"/>
            <draw:equation draw:name="f126" draw:formula="3095625*logwidth/5876925"/>
            <draw:equation draw:name="f127" draw:formula="1685925*logheight/1828800"/>
            <draw:equation draw:name="f128" draw:formula="3162300*logwidth/5876925"/>
            <draw:equation draw:name="f129" draw:formula="1638300*logheight/1828800"/>
            <draw:equation draw:name="f130" draw:formula="3190875*logwidth/5876925"/>
            <draw:equation draw:name="f131" draw:formula="1628775*logheight/1828800"/>
            <draw:equation draw:name="f132" draw:formula="3248025*logwidth/5876925"/>
            <draw:equation draw:name="f133" draw:formula="1581150*logheight/1828800"/>
            <draw:equation draw:name="f134" draw:formula="3286125*logwidth/5876925"/>
            <draw:equation draw:name="f135" draw:formula="1571625*logheight/1828800"/>
            <draw:equation draw:name="f136" draw:formula="3343275*logwidth/5876925"/>
            <draw:equation draw:name="f137" draw:formula="1524000*logheight/1828800"/>
            <draw:equation draw:name="f138" draw:formula="3400425*logwidth/5876925"/>
            <draw:equation draw:name="f139" draw:formula="1466850*logheight/1828800"/>
            <draw:equation draw:name="f140" draw:formula="3467100*logwidth/5876925"/>
            <draw:equation draw:name="f141" draw:formula="1409700*logheight/1828800"/>
            <draw:equation draw:name="f142" draw:formula="3505200*logwidth/5876925"/>
            <draw:equation draw:name="f143" draw:formula="1381125*logheight/1828800"/>
            <draw:equation draw:name="f144" draw:formula="3524250*logwidth/5876925"/>
            <draw:equation draw:name="f145" draw:formula="1352550*logheight/1828800"/>
            <draw:equation draw:name="f146" draw:formula="3609975*logwidth/5876925"/>
            <draw:equation draw:name="f147" draw:formula="1276350*logheight/1828800"/>
            <draw:equation draw:name="f148" draw:formula="3686175*logwidth/5876925"/>
            <draw:equation draw:name="f149" draw:formula="1200150*logheight/1828800"/>
            <draw:equation draw:name="f150" draw:formula="3771900*logwidth/5876925"/>
            <draw:equation draw:name="f151" draw:formula="1123950*logheight/1828800"/>
            <draw:equation draw:name="f152" draw:formula="3829050*logwidth/5876925"/>
            <draw:equation draw:name="f153" draw:formula="1047750*logheight/1828800"/>
            <draw:equation draw:name="f154" draw:formula="3857625*logwidth/5876925"/>
            <draw:equation draw:name="f155" draw:formula="1009650*logheight/1828800"/>
            <draw:equation draw:name="f156" draw:formula="3924300*logwidth/5876925"/>
            <draw:equation draw:name="f157" draw:formula="942975*logheight/1828800"/>
            <draw:equation draw:name="f158" draw:formula="3943350*logwidth/5876925"/>
            <draw:equation draw:name="f159" draw:formula="914400*logheight/1828800"/>
            <draw:equation draw:name="f160" draw:formula="3971925*logwidth/5876925"/>
            <draw:equation draw:name="f161" draw:formula="876300*logheight/1828800"/>
            <draw:equation draw:name="f162" draw:formula="4029075*logwidth/5876925"/>
            <draw:equation draw:name="f163" draw:formula="828675*logheight/1828800"/>
            <draw:equation draw:name="f164" draw:formula="4095750*logwidth/5876925"/>
            <draw:equation draw:name="f165" draw:formula="752475*logheight/1828800"/>
            <draw:equation draw:name="f166" draw:formula="4162425*logwidth/5876925"/>
            <draw:equation draw:name="f167" draw:formula="676275*logheight/1828800"/>
            <draw:equation draw:name="f168" draw:formula="4200525*logwidth/5876925"/>
            <draw:equation draw:name="f169" draw:formula="647700*logheight/1828800"/>
            <draw:equation draw:name="f170" draw:formula="4229100*logwidth/5876925"/>
            <draw:equation draw:name="f171" draw:formula="609600*logheight/1828800"/>
            <draw:equation draw:name="f172" draw:formula="4286250*logwidth/5876925"/>
            <draw:equation draw:name="f173" draw:formula="552450*logheight/1828800"/>
            <draw:equation draw:name="f174" draw:formula="4314825*logwidth/5876925"/>
            <draw:equation draw:name="f175" draw:formula="514350*logheight/1828800"/>
            <draw:equation draw:name="f176" draw:formula="4343400*logwidth/5876925"/>
            <draw:equation draw:name="f177" draw:formula="485775*logheight/1828800"/>
            <draw:equation draw:name="f178" draw:formula="4371975*logwidth/5876925"/>
            <draw:equation draw:name="f179" draw:formula="447675*logheight/1828800"/>
            <draw:equation draw:name="f180" draw:formula="4391025*logwidth/5876925"/>
            <draw:equation draw:name="f181" draw:formula="419100*logheight/1828800"/>
            <draw:equation draw:name="f182" draw:formula="4419600*logwidth/5876925"/>
            <draw:equation draw:name="f183" draw:formula="400050*logheight/1828800"/>
            <draw:equation draw:name="f184" draw:formula="4438650*logwidth/5876925"/>
            <draw:equation draw:name="f185" draw:formula="371475*logheight/1828800"/>
            <draw:equation draw:name="f186" draw:formula="4457700*logwidth/5876925"/>
            <draw:equation draw:name="f187" draw:formula="333375*logheight/1828800"/>
            <draw:equation draw:name="f188" draw:formula="4495800*logwidth/5876925"/>
            <draw:equation draw:name="f189" draw:formula="304800*logheight/1828800"/>
            <draw:equation draw:name="f190" draw:formula="4524375*logwidth/5876925"/>
            <draw:equation draw:name="f191" draw:formula="266700*logheight/1828800"/>
            <draw:equation draw:name="f192" draw:formula="4581525*logwidth/5876925"/>
            <draw:equation draw:name="f193" draw:formula="180975*logheight/1828800"/>
            <draw:equation draw:name="f194" draw:formula="4619625*logwidth/5876925"/>
            <draw:equation draw:name="f195" draw:formula="123825*logheight/1828800"/>
            <draw:equation draw:name="f196" draw:formula="4676775*logwidth/5876925"/>
            <draw:equation draw:name="f197" draw:formula="85725*logheight/1828800"/>
            <draw:equation draw:name="f198" draw:formula="4752975*logwidth/5876925"/>
            <draw:equation draw:name="f199" draw:formula="19050*logheight/1828800"/>
            <draw:equation draw:name="f200" draw:formula="4810125*logwidth/5876925"/>
            <draw:equation draw:name="f201" draw:formula="0*logheight/1828800"/>
            <draw:equation draw:name="f202" draw:formula="5048250*logwidth/5876925"/>
            <draw:equation draw:name="f203" draw:formula="9525*logheight/1828800"/>
            <draw:equation draw:name="f204" draw:formula="5076825*logwidth/5876925"/>
            <draw:equation draw:name="f205" draw:formula="47625*logheight/1828800"/>
            <draw:equation draw:name="f206" draw:formula="5133975*logwidth/5876925"/>
            <draw:equation draw:name="f207" draw:formula="133350*logheight/1828800"/>
            <draw:equation draw:name="f208" draw:formula="5162550*logwidth/5876925"/>
            <draw:equation draw:name="f209" draw:formula="161925*logheight/1828800"/>
            <draw:equation draw:name="f210" draw:formula="5200650*logwidth/5876925"/>
            <draw:equation draw:name="f211" draw:formula="219075*logheight/1828800"/>
            <draw:equation draw:name="f212" draw:formula="5229225*logwidth/5876925"/>
            <draw:equation draw:name="f213" draw:formula="228600*logheight/1828800"/>
            <draw:equation draw:name="f214" draw:formula="5267325*logwidth/5876925"/>
            <draw:equation draw:name="f215" draw:formula="285750*logheight/1828800"/>
            <draw:equation draw:name="f216" draw:formula="5286375*logwidth/5876925"/>
            <draw:equation draw:name="f217" draw:formula="323850*logheight/1828800"/>
            <draw:equation draw:name="f218" draw:formula="5314950*logwidth/5876925"/>
            <draw:equation draw:name="f219" draw:formula="352425*logheight/1828800"/>
            <draw:equation draw:name="f220" draw:formula="5334000*logwidth/5876925"/>
            <draw:equation draw:name="f221" draw:formula="381000*logheight/1828800"/>
            <draw:equation draw:name="f222" draw:formula="5362575*logwidth/5876925"/>
            <draw:equation draw:name="f223" draw:formula="409575*logheight/1828800"/>
            <draw:equation draw:name="f224" draw:formula="5419725*logwidth/5876925"/>
            <draw:equation draw:name="f225" draw:formula="428625*logheight/1828800"/>
            <draw:equation draw:name="f226" draw:formula="5438775*logwidth/5876925"/>
            <draw:equation draw:name="f227" draw:formula="457200*logheight/1828800"/>
            <draw:equation draw:name="f228" draw:formula="5467350*logwidth/5876925"/>
            <draw:equation draw:name="f229" draw:formula="476250*logheight/1828800"/>
            <draw:equation draw:name="f230" draw:formula="5505450*logwidth/5876925"/>
            <draw:equation draw:name="f231" draw:formula="504825*logheight/1828800"/>
            <draw:equation draw:name="f232" draw:formula="5524500*logwidth/5876925"/>
            <draw:equation draw:name="f233" draw:formula="533400*logheight/1828800"/>
            <draw:equation draw:name="f234" draw:formula="5553075*logwidth/5876925"/>
            <draw:equation draw:name="f235" draw:formula="561975*logheight/1828800"/>
            <draw:equation draw:name="f236" draw:formula="5562600*logwidth/5876925"/>
            <draw:equation draw:name="f237" draw:formula="590550*logheight/1828800"/>
            <draw:equation draw:name="f238" draw:formula="5591175*logwidth/5876925"/>
            <draw:equation draw:name="f239" draw:formula="600075*logheight/1828800"/>
            <draw:equation draw:name="f240" draw:formula="5619750*logwidth/5876925"/>
            <draw:equation draw:name="f241" draw:formula="619125*logheight/1828800"/>
            <draw:equation draw:name="f242" draw:formula="5705475*logwidth/5876925"/>
            <draw:equation draw:name="f243" draw:formula="695325*logheight/1828800"/>
            <draw:equation draw:name="f244" draw:formula="5724525*logwidth/5876925"/>
            <draw:equation draw:name="f245" draw:formula="723900*logheight/1828800"/>
            <draw:equation draw:name="f246" draw:formula="5781675*logwidth/5876925"/>
            <draw:equation draw:name="f247" draw:formula="762000*logheight/1828800"/>
            <draw:equation draw:name="f248" draw:formula="5791200*logwidth/5876925"/>
            <draw:equation draw:name="f249" draw:formula="790575*logheight/1828800"/>
            <draw:equation draw:name="f250" draw:formula="5819775*logwidth/5876925"/>
            <draw:equation draw:name="f251" draw:formula="800100*logheight/1828800"/>
            <draw:equation draw:name="f252" draw:formula="5848350*logwidth/5876925"/>
            <draw:equation draw:name="f253" draw:formula="819150*logheight/1828800"/>
            <draw:equation draw:name="f254" draw:formula="5876925*logwidth/5876925"/>
            <draw:equation draw:name="f255" draw:formula="847725*logheight/1828800"/>
            <draw:equation draw:name="f256" draw:formula="logwidth"/>
            <draw:equation draw:name="f257" draw:formula="logheight"/>
          </draw:enhanced-geometry>
        </draw:custom-shape>
        <draw:custom-shape draw:name="フリーフォーム 43" draw:style-name="gr5" draw:text-style-name="P2" draw:layer="layout" svg:width="7.381cm" svg:height="2.804cm" svg:x="3.254cm" svg:y="12.171cm">
          <text:p/>
          <draw:enhanced-geometry draw:mirror-horizontal="false" draw:mirror-vertical="false" svg:viewBox="0 0 0 0" drawooo:sub-view-size="2657475 1009650" draw:text-areas="0 0 ?f118 ?f119" draw:type="ooxml-non-primitive" draw:enhanced-path="M 0 1009650 C 15651 970522 17421 954129 47625 923925 55720 915830 66675 911225 76200 904875 82550 895350 87921 885094 95250 876300 103874 865952 115743 858501 123825 847725 128085 842045 160808 783498 171450 771525 218901 718143 213745 724278 257175 695325 266700 682625 275419 669278 285750 657225 294516 646998 306495 639611 314325 628650 358270 567128 305618 609055 361950 571500 408370 501871 351020 575225 409575 533400 424190 522961 433650 506520 447675 495300 465553 480997 485775 469900 504825 457200 541754 432581 522540 441770 561975 428625 616889 392016 563916 423711 619125 400050 632176 394457 644174 386593 657225 381000 676356 372801 704566 366783 723900 361950 789404 318281 759330 331090 809625 314325 819150 307975 829406 302604 838200 295275 848548 286651 855814 274530 866775 266700 878329 258447 892175 254000 904875 247650 911225 238125 914217 225142 923925 219075 940953 208432 981075 200025 981075 200025 1062967 145430 959355 210885 1038225 171450 1112083 134521 1023551 166816 1095375 142875 1104900 130175 1110741 113581 1123950 104775 1140658 93636 1181100 85725 1181100 85725 L 1238250 47625 C 1249458 40153 1255050 25592 1266825 19050 1284378 9298 1323975 0 1323975 0 1403350 3175 1482850 4059 1562100 9525 1577180 10565 1612907 23286 1628775 28575 1638300 34925 1649255 39530 1657350 47625 1671454 61729 1717801 133540 1724025 142875 1736164 161083 1751905 188742 1771650 200025 1783016 206520 1797163 205954 1809750 209550 1819404 212308 1828671 216317 1838325 219075 1850912 222671 1863886 224838 1876425 228600 1895659 234370 1933575 247650 1933575 247650 1986373 282849 1944612 246561 1971675 295275 1982794 315289 1997075 333375 2009775 352425 L 2028825 381000 C 2034394 389354 2032781 401221 2038350 409575 2045822 420783 2059095 427189 2066925 438150 2110870 499672 2058218 457745 2114550 495300 L 2171700 581025 C 2178050 590550 2187130 598740 2190750 609600 2200296 638239 2198809 642131 2219325 666750 2227949 677098 2239276 684977 2247900 695325 2255229 704119 2259621 715106 2266950 723900 2275574 734248 2286901 742127 2295525 752475 2302854 761269 2305636 773899 2314575 781050 2322415 787322 2333625 787400 2343150 790575 L 2400300 828675 C 2486468 886120 2354508 835636 2447925 866775 2457450 873125 2466039 881176 2476500 885825 2494850 893980 2533650 904875 2533650 904875 2543175 911225 2551986 918805 2562225 923925 2595331 940478 2617402 933450 2657475 933450 N">
            <draw:equation draw:name="f0" draw:formula="0*logwidth/2657475"/>
            <draw:equation draw:name="f1" draw:formula="1009650*logheight/1009650"/>
            <draw:equation draw:name="f2" draw:formula="47625*logwidth/2657475"/>
            <draw:equation draw:name="f3" draw:formula="923925*logheight/1009650"/>
            <draw:equation draw:name="f4" draw:formula="76200*logwidth/2657475"/>
            <draw:equation draw:name="f5" draw:formula="904875*logheight/1009650"/>
            <draw:equation draw:name="f6" draw:formula="95250*logwidth/2657475"/>
            <draw:equation draw:name="f7" draw:formula="876300*logheight/1009650"/>
            <draw:equation draw:name="f8" draw:formula="123825*logwidth/2657475"/>
            <draw:equation draw:name="f9" draw:formula="847725*logheight/1009650"/>
            <draw:equation draw:name="f10" draw:formula="171450*logwidth/2657475"/>
            <draw:equation draw:name="f11" draw:formula="771525*logheight/1009650"/>
            <draw:equation draw:name="f12" draw:formula="257175*logwidth/2657475"/>
            <draw:equation draw:name="f13" draw:formula="695325*logheight/1009650"/>
            <draw:equation draw:name="f14" draw:formula="285750*logwidth/2657475"/>
            <draw:equation draw:name="f15" draw:formula="657225*logheight/1009650"/>
            <draw:equation draw:name="f16" draw:formula="314325*logwidth/2657475"/>
            <draw:equation draw:name="f17" draw:formula="628650*logheight/1009650"/>
            <draw:equation draw:name="f18" draw:formula="361950*logwidth/2657475"/>
            <draw:equation draw:name="f19" draw:formula="571500*logheight/1009650"/>
            <draw:equation draw:name="f20" draw:formula="409575*logwidth/2657475"/>
            <draw:equation draw:name="f21" draw:formula="533400*logheight/1009650"/>
            <draw:equation draw:name="f22" draw:formula="447675*logwidth/2657475"/>
            <draw:equation draw:name="f23" draw:formula="495300*logheight/1009650"/>
            <draw:equation draw:name="f24" draw:formula="504825*logwidth/2657475"/>
            <draw:equation draw:name="f25" draw:formula="457200*logheight/1009650"/>
            <draw:equation draw:name="f26" draw:formula="561975*logwidth/2657475"/>
            <draw:equation draw:name="f27" draw:formula="428625*logheight/1009650"/>
            <draw:equation draw:name="f28" draw:formula="619125*logwidth/2657475"/>
            <draw:equation draw:name="f29" draw:formula="400050*logheight/1009650"/>
            <draw:equation draw:name="f30" draw:formula="657225*logwidth/2657475"/>
            <draw:equation draw:name="f31" draw:formula="381000*logheight/1009650"/>
            <draw:equation draw:name="f32" draw:formula="723900*logwidth/2657475"/>
            <draw:equation draw:name="f33" draw:formula="361950*logheight/1009650"/>
            <draw:equation draw:name="f34" draw:formula="809625*logwidth/2657475"/>
            <draw:equation draw:name="f35" draw:formula="314325*logheight/1009650"/>
            <draw:equation draw:name="f36" draw:formula="838200*logwidth/2657475"/>
            <draw:equation draw:name="f37" draw:formula="295275*logheight/1009650"/>
            <draw:equation draw:name="f38" draw:formula="866775*logwidth/2657475"/>
            <draw:equation draw:name="f39" draw:formula="266700*logheight/1009650"/>
            <draw:equation draw:name="f40" draw:formula="904875*logwidth/2657475"/>
            <draw:equation draw:name="f41" draw:formula="247650*logheight/1009650"/>
            <draw:equation draw:name="f42" draw:formula="923925*logwidth/2657475"/>
            <draw:equation draw:name="f43" draw:formula="219075*logheight/1009650"/>
            <draw:equation draw:name="f44" draw:formula="981075*logwidth/2657475"/>
            <draw:equation draw:name="f45" draw:formula="200025*logheight/1009650"/>
            <draw:equation draw:name="f46" draw:formula="1038225*logwidth/2657475"/>
            <draw:equation draw:name="f47" draw:formula="171450*logheight/1009650"/>
            <draw:equation draw:name="f48" draw:formula="1095375*logwidth/2657475"/>
            <draw:equation draw:name="f49" draw:formula="142875*logheight/1009650"/>
            <draw:equation draw:name="f50" draw:formula="1123950*logwidth/2657475"/>
            <draw:equation draw:name="f51" draw:formula="104775*logheight/1009650"/>
            <draw:equation draw:name="f52" draw:formula="1181100*logwidth/2657475"/>
            <draw:equation draw:name="f53" draw:formula="85725*logheight/1009650"/>
            <draw:equation draw:name="f54" draw:formula="1238250*logwidth/2657475"/>
            <draw:equation draw:name="f55" draw:formula="47625*logheight/1009650"/>
            <draw:equation draw:name="f56" draw:formula="1266825*logwidth/2657475"/>
            <draw:equation draw:name="f57" draw:formula="19050*logheight/1009650"/>
            <draw:equation draw:name="f58" draw:formula="1323975*logwidth/2657475"/>
            <draw:equation draw:name="f59" draw:formula="0*logheight/1009650"/>
            <draw:equation draw:name="f60" draw:formula="1562100*logwidth/2657475"/>
            <draw:equation draw:name="f61" draw:formula="9525*logheight/1009650"/>
            <draw:equation draw:name="f62" draw:formula="1628775*logwidth/2657475"/>
            <draw:equation draw:name="f63" draw:formula="28575*logheight/1009650"/>
            <draw:equation draw:name="f64" draw:formula="1657350*logwidth/2657475"/>
            <draw:equation draw:name="f65" draw:formula="47625*logheight/1009650"/>
            <draw:equation draw:name="f66" draw:formula="1724025*logwidth/2657475"/>
            <draw:equation draw:name="f67" draw:formula="142875*logheight/1009650"/>
            <draw:equation draw:name="f68" draw:formula="1771650*logwidth/2657475"/>
            <draw:equation draw:name="f69" draw:formula="200025*logheight/1009650"/>
            <draw:equation draw:name="f70" draw:formula="1809750*logwidth/2657475"/>
            <draw:equation draw:name="f71" draw:formula="209550*logheight/1009650"/>
            <draw:equation draw:name="f72" draw:formula="1838325*logwidth/2657475"/>
            <draw:equation draw:name="f73" draw:formula="219075*logheight/1009650"/>
            <draw:equation draw:name="f74" draw:formula="1876425*logwidth/2657475"/>
            <draw:equation draw:name="f75" draw:formula="228600*logheight/1009650"/>
            <draw:equation draw:name="f76" draw:formula="1933575*logwidth/2657475"/>
            <draw:equation draw:name="f77" draw:formula="247650*logheight/1009650"/>
            <draw:equation draw:name="f78" draw:formula="1971675*logwidth/2657475"/>
            <draw:equation draw:name="f79" draw:formula="295275*logheight/1009650"/>
            <draw:equation draw:name="f80" draw:formula="2009775*logwidth/2657475"/>
            <draw:equation draw:name="f81" draw:formula="352425*logheight/1009650"/>
            <draw:equation draw:name="f82" draw:formula="2028825*logwidth/2657475"/>
            <draw:equation draw:name="f83" draw:formula="381000*logheight/1009650"/>
            <draw:equation draw:name="f84" draw:formula="2038350*logwidth/2657475"/>
            <draw:equation draw:name="f85" draw:formula="409575*logheight/1009650"/>
            <draw:equation draw:name="f86" draw:formula="2066925*logwidth/2657475"/>
            <draw:equation draw:name="f87" draw:formula="438150*logheight/1009650"/>
            <draw:equation draw:name="f88" draw:formula="2114550*logwidth/2657475"/>
            <draw:equation draw:name="f89" draw:formula="495300*logheight/1009650"/>
            <draw:equation draw:name="f90" draw:formula="2171700*logwidth/2657475"/>
            <draw:equation draw:name="f91" draw:formula="581025*logheight/1009650"/>
            <draw:equation draw:name="f92" draw:formula="2190750*logwidth/2657475"/>
            <draw:equation draw:name="f93" draw:formula="609600*logheight/1009650"/>
            <draw:equation draw:name="f94" draw:formula="2219325*logwidth/2657475"/>
            <draw:equation draw:name="f95" draw:formula="666750*logheight/1009650"/>
            <draw:equation draw:name="f96" draw:formula="2247900*logwidth/2657475"/>
            <draw:equation draw:name="f97" draw:formula="695325*logheight/1009650"/>
            <draw:equation draw:name="f98" draw:formula="2266950*logwidth/2657475"/>
            <draw:equation draw:name="f99" draw:formula="723900*logheight/1009650"/>
            <draw:equation draw:name="f100" draw:formula="2295525*logwidth/2657475"/>
            <draw:equation draw:name="f101" draw:formula="752475*logheight/1009650"/>
            <draw:equation draw:name="f102" draw:formula="2314575*logwidth/2657475"/>
            <draw:equation draw:name="f103" draw:formula="781050*logheight/1009650"/>
            <draw:equation draw:name="f104" draw:formula="2343150*logwidth/2657475"/>
            <draw:equation draw:name="f105" draw:formula="790575*logheight/1009650"/>
            <draw:equation draw:name="f106" draw:formula="2400300*logwidth/2657475"/>
            <draw:equation draw:name="f107" draw:formula="828675*logheight/1009650"/>
            <draw:equation draw:name="f108" draw:formula="2447925*logwidth/2657475"/>
            <draw:equation draw:name="f109" draw:formula="866775*logheight/1009650"/>
            <draw:equation draw:name="f110" draw:formula="2476500*logwidth/2657475"/>
            <draw:equation draw:name="f111" draw:formula="885825*logheight/1009650"/>
            <draw:equation draw:name="f112" draw:formula="2533650*logwidth/2657475"/>
            <draw:equation draw:name="f113" draw:formula="904875*logheight/1009650"/>
            <draw:equation draw:name="f114" draw:formula="2562225*logwidth/2657475"/>
            <draw:equation draw:name="f115" draw:formula="923925*logheight/1009650"/>
            <draw:equation draw:name="f116" draw:formula="2657475*logwidth/2657475"/>
            <draw:equation draw:name="f117" draw:formula="933450*logheight/1009650"/>
            <draw:equation draw:name="f118" draw:formula="logwidth"/>
            <draw:equation draw:name="f119" draw:formula="logheight"/>
          </draw:enhanced-geometry>
        </draw:custom-shape>
        <draw:custom-shape draw:name="フリーフォーム 44" draw:style-name="gr6" draw:text-style-name="P2" draw:layer="layout" svg:width="3.968cm" svg:height="1.93cm" svg:x="15.002cm" svg:y="9.843cm">
          <text:p/>
          <draw:enhanced-geometry draw:mirror-horizontal="false" draw:mirror-vertical="false" svg:viewBox="0 0 0 0" drawooo:sub-view-size="1428750 695325" draw:text-areas="0 0 ?f70 ?f71" draw:type="ooxml-non-primitive" draw:enhanced-path="M 0 628650 C 15875 622300 33126 618662 47625 609600 87020 584978 69167 585566 85725 552450 90845 542211 99655 534114 104775 523875 109265 514895 109810 504280 114300 495300 119420 485061 128230 476964 133350 466725 137840 457745 138385 447130 142875 438150 147995 427911 156805 419814 161925 409575 166415 400595 165881 389354 171450 381000 195140 345465 199848 358933 228600 333375 338609 235589 232171 311945 342900 238125 354108 230653 361127 218174 371475 209550 380269 202221 391256 197829 400050 190500 473389 129384 386254 190173 457200 142875 502095 75532 443463 156612 514350 85725 522445 77630 524785 64688 533400 57150 550630 42073 571500 31750 590550 19050 607258 7911 647700 0 647700 0 697536 4531 750892 5630 800100 19050 819473 24334 857250 38100 857250 38100 902014 82864 878353 55467 923925 123825 930275 133350 942975 136525 952500 142875 962426 172652 972052 209885 1000125 228600 L 1057275 266700 C 1063625 276225 1068230 287180 1076325 295275 1151250 370200 1055454 249275 1133475 342900 1173162 390525 1128712 355600 1181100 390525 1225550 457200 1200150 434975 1247775 466725 1298575 542925 1231900 450850 1295400 514350 1303495 522445 1307121 534131 1314450 542925 1323074 553273 1334401 561152 1343025 571500 1382712 619125 1338262 584200 1390650 619125 1393825 628650 1395685 638720 1400175 647700 1405295 657939 1413335 666459 1419225 676275 1422878 682363 1425575 688975 1428750 695325 N">
            <draw:equation draw:name="f0" draw:formula="0*logwidth/1428750"/>
            <draw:equation draw:name="f1" draw:formula="628650*logheight/695325"/>
            <draw:equation draw:name="f2" draw:formula="47625*logwidth/1428750"/>
            <draw:equation draw:name="f3" draw:formula="609600*logheight/695325"/>
            <draw:equation draw:name="f4" draw:formula="85725*logwidth/1428750"/>
            <draw:equation draw:name="f5" draw:formula="552450*logheight/695325"/>
            <draw:equation draw:name="f6" draw:formula="104775*logwidth/1428750"/>
            <draw:equation draw:name="f7" draw:formula="523875*logheight/695325"/>
            <draw:equation draw:name="f8" draw:formula="114300*logwidth/1428750"/>
            <draw:equation draw:name="f9" draw:formula="495300*logheight/695325"/>
            <draw:equation draw:name="f10" draw:formula="133350*logwidth/1428750"/>
            <draw:equation draw:name="f11" draw:formula="466725*logheight/695325"/>
            <draw:equation draw:name="f12" draw:formula="142875*logwidth/1428750"/>
            <draw:equation draw:name="f13" draw:formula="438150*logheight/695325"/>
            <draw:equation draw:name="f14" draw:formula="161925*logwidth/1428750"/>
            <draw:equation draw:name="f15" draw:formula="409575*logheight/695325"/>
            <draw:equation draw:name="f16" draw:formula="171450*logwidth/1428750"/>
            <draw:equation draw:name="f17" draw:formula="381000*logheight/695325"/>
            <draw:equation draw:name="f18" draw:formula="228600*logwidth/1428750"/>
            <draw:equation draw:name="f19" draw:formula="333375*logheight/695325"/>
            <draw:equation draw:name="f20" draw:formula="342900*logwidth/1428750"/>
            <draw:equation draw:name="f21" draw:formula="238125*logheight/695325"/>
            <draw:equation draw:name="f22" draw:formula="371475*logwidth/1428750"/>
            <draw:equation draw:name="f23" draw:formula="209550*logheight/695325"/>
            <draw:equation draw:name="f24" draw:formula="400050*logwidth/1428750"/>
            <draw:equation draw:name="f25" draw:formula="190500*logheight/695325"/>
            <draw:equation draw:name="f26" draw:formula="457200*logwidth/1428750"/>
            <draw:equation draw:name="f27" draw:formula="142875*logheight/695325"/>
            <draw:equation draw:name="f28" draw:formula="514350*logwidth/1428750"/>
            <draw:equation draw:name="f29" draw:formula="85725*logheight/695325"/>
            <draw:equation draw:name="f30" draw:formula="533400*logwidth/1428750"/>
            <draw:equation draw:name="f31" draw:formula="57150*logheight/695325"/>
            <draw:equation draw:name="f32" draw:formula="590550*logwidth/1428750"/>
            <draw:equation draw:name="f33" draw:formula="19050*logheight/695325"/>
            <draw:equation draw:name="f34" draw:formula="647700*logwidth/1428750"/>
            <draw:equation draw:name="f35" draw:formula="0*logheight/695325"/>
            <draw:equation draw:name="f36" draw:formula="800100*logwidth/1428750"/>
            <draw:equation draw:name="f37" draw:formula="19050*logheight/695325"/>
            <draw:equation draw:name="f38" draw:formula="857250*logwidth/1428750"/>
            <draw:equation draw:name="f39" draw:formula="38100*logheight/695325"/>
            <draw:equation draw:name="f40" draw:formula="923925*logwidth/1428750"/>
            <draw:equation draw:name="f41" draw:formula="123825*logheight/695325"/>
            <draw:equation draw:name="f42" draw:formula="952500*logwidth/1428750"/>
            <draw:equation draw:name="f43" draw:formula="142875*logheight/695325"/>
            <draw:equation draw:name="f44" draw:formula="1000125*logwidth/1428750"/>
            <draw:equation draw:name="f45" draw:formula="228600*logheight/695325"/>
            <draw:equation draw:name="f46" draw:formula="1057275*logwidth/1428750"/>
            <draw:equation draw:name="f47" draw:formula="266700*logheight/695325"/>
            <draw:equation draw:name="f48" draw:formula="1076325*logwidth/1428750"/>
            <draw:equation draw:name="f49" draw:formula="295275*logheight/695325"/>
            <draw:equation draw:name="f50" draw:formula="1133475*logwidth/1428750"/>
            <draw:equation draw:name="f51" draw:formula="342900*logheight/695325"/>
            <draw:equation draw:name="f52" draw:formula="1181100*logwidth/1428750"/>
            <draw:equation draw:name="f53" draw:formula="390525*logheight/695325"/>
            <draw:equation draw:name="f54" draw:formula="1247775*logwidth/1428750"/>
            <draw:equation draw:name="f55" draw:formula="466725*logheight/695325"/>
            <draw:equation draw:name="f56" draw:formula="1295400*logwidth/1428750"/>
            <draw:equation draw:name="f57" draw:formula="514350*logheight/695325"/>
            <draw:equation draw:name="f58" draw:formula="1314450*logwidth/1428750"/>
            <draw:equation draw:name="f59" draw:formula="542925*logheight/695325"/>
            <draw:equation draw:name="f60" draw:formula="1343025*logwidth/1428750"/>
            <draw:equation draw:name="f61" draw:formula="571500*logheight/695325"/>
            <draw:equation draw:name="f62" draw:formula="1390650*logwidth/1428750"/>
            <draw:equation draw:name="f63" draw:formula="619125*logheight/695325"/>
            <draw:equation draw:name="f64" draw:formula="1400175*logwidth/1428750"/>
            <draw:equation draw:name="f65" draw:formula="647700*logheight/695325"/>
            <draw:equation draw:name="f66" draw:formula="1419225*logwidth/1428750"/>
            <draw:equation draw:name="f67" draw:formula="676275*logheight/695325"/>
            <draw:equation draw:name="f68" draw:formula="1428750*logwidth/1428750"/>
            <draw:equation draw:name="f69" draw:formula="695325*logheight/695325"/>
            <draw:equation draw:name="f70" draw:formula="logwidth"/>
            <draw:equation draw:name="f71" draw:formula="logheight"/>
          </draw:enhanced-geometry>
        </draw:custom-shape>
        <draw:custom-shape draw:name="円/楕円 45" draw:style-name="gr10" draw:text-style-name="P6" draw:layer="layout" svg:width="0.239cm" svg:height="0.238cm" svg:x="3.156cm" svg:y="14.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49" draw:style-name="gr10" draw:text-style-name="P6" draw:layer="layout" svg:width="0.239cm" svg:height="0.238cm" svg:x="3.868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0" draw:style-name="gr10" draw:text-style-name="P6" draw:layer="layout" svg:width="0.239cm" svg:height="0.238cm" svg:x="4.489cm" svg:y="13.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1" draw:style-name="gr10" draw:text-style-name="P6" draw:layer="layout" svg:width="0.239cm" svg:height="0.238cm" svg:x="5.319cm" svg:y="12.8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2" draw:style-name="gr10" draw:text-style-name="P6" draw:layer="layout" svg:width="0.239cm" svg:height="0.238cm" svg:x="5.982cm" svg:y="12.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3" draw:style-name="gr10" draw:text-style-name="P6" draw:layer="layout" svg:width="0.239cm" svg:height="0.238cm" svg:x="6.825cm" svg:y="1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4" draw:style-name="gr10" draw:text-style-name="P6" draw:layer="layout" svg:width="0.239cm" svg:height="0.238cm" svg:x="7.572cm" svg:y="12.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5" draw:style-name="gr10" draw:text-style-name="P6" draw:layer="layout" svg:width="0.239cm" svg:height="0.238cm" svg:x="8.036cm" svg:y="12.5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6" draw:style-name="gr10" draw:text-style-name="P6" draw:layer="layout" svg:width="0.239cm" svg:height="0.238cm" svg:x="8.67cm" svg:y="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7" draw:style-name="gr10" draw:text-style-name="P6" draw:layer="layout" svg:width="0.239cm" svg:height="0.238cm" svg:x="9.009cm" svg:y="13.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8" draw:style-name="gr10" draw:text-style-name="P6" draw:layer="layout" svg:width="0.239cm" svg:height="0.238cm" svg:x="9.357cm" svg:y="13.9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9" draw:style-name="gr10" draw:text-style-name="P6" draw:layer="layout" svg:width="0.239cm" svg:height="0.238cm" svg:x="9.8cm" svg:y="14.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0" draw:style-name="gr10" draw:text-style-name="P6" draw:layer="layout" svg:width="0.239cm" svg:height="0.238cm" svg:x="10.516cm" svg:y="14.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1" draw:style-name="gr10" draw:text-style-name="P6" draw:layer="layout" svg:width="0.239cm" svg:height="0.238cm" svg:x="11.446cm" svg:y="14.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2" draw:style-name="gr10" draw:text-style-name="P6" draw:layer="layout" svg:width="0.239cm" svg:height="0.238cm" svg:x="12.145cm" svg:y="14.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3" draw:style-name="gr10" draw:text-style-name="P6" draw:layer="layout" svg:width="0.239cm" svg:height="0.238cm" svg:x="12.888cm" svg:y="13.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4" draw:style-name="gr10" draw:text-style-name="P6" draw:layer="layout" svg:width="0.239cm" svg:height="0.238cm" svg:x="13.5cm" svg:y="12.9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5" draw:style-name="gr10" draw:text-style-name="P6" draw:layer="layout" svg:width="0.239cm" svg:height="0.238cm" svg:x="13.994cm" svg:y="12.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6" draw:style-name="gr10" draw:text-style-name="P6" draw:layer="layout" svg:width="0.239cm" svg:height="0.238cm" svg:x="14.54cm" svg:y="11.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7" draw:style-name="gr10" draw:text-style-name="P6" draw:layer="layout" svg:width="0.239cm" svg:height="0.238cm" svg:x="14.975cm" svg:y="11.5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8" draw:style-name="gr10" draw:text-style-name="P6" draw:layer="layout" svg:width="0.239cm" svg:height="0.238cm" svg:x="15.447cm" svg:y="10.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9" draw:style-name="gr10" draw:text-style-name="P6" draw:layer="layout" svg:width="0.239cm" svg:height="0.238cm" svg:x="15.99cm" svg:y="10.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0" draw:style-name="gr10" draw:text-style-name="P6" draw:layer="layout" svg:width="0.239cm" svg:height="0.238cm" svg:x="16.602cm" svg:y="9.7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1" draw:style-name="gr10" draw:text-style-name="P6" draw:layer="layout" svg:width="0.239cm" svg:height="0.238cm" svg:x="17.301cm" svg:y="9.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2" draw:style-name="gr10" draw:text-style-name="P6" draw:layer="layout" svg:width="0.239cm" svg:height="0.238cm" svg:x="17.724cm" svg:y="10.3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3" draw:style-name="gr10" draw:text-style-name="P6" draw:layer="layout" svg:width="0.239cm" svg:height="0.238cm" svg:x="18.147cm" svg:y="10.7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4" draw:style-name="gr10" draw:text-style-name="P6" draw:layer="layout" svg:width="0.239cm" svg:height="0.238cm" svg:x="18.571cm" svg:y="11.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5" draw:style-name="gr10" draw:text-style-name="P6" draw:layer="layout" svg:width="0.239cm" svg:height="0.238cm" svg:x="18.994cm" svg:y="11.5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6" draw:style-name="gr10" draw:text-style-name="P6" draw:layer="layout" svg:width="0.239cm" svg:height="0.238cm" svg:x="19.417cm" svg:y="12.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46" draw:style-name="gr1" draw:text-style-name="P2" draw:layer="layout" svg:width="1.199cm" svg:height="0.716cm" svg:x="11.055cm" svg:y="14.891cm">
          <text:p text:style-name="P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79" draw:style-name="gr1" draw:text-style-name="P2" draw:layer="layout" svg:width="1.199cm" svg:height="0.716cm" svg:x="11.94cm" svg:y="14.456cm">
          <text:p text:style-name="P1"><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1" draw:style-name="gr1" draw:text-style-name="P2" draw:layer="layout" svg:width="1.199cm" svg:height="0.716cm" svg:x="12.777cm" svg:y="13.62cm">
          <text:p text:style-name="P1"><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2" draw:style-name="gr1" draw:text-style-name="P2" draw:layer="layout" svg:width="1.199cm" svg:height="0.716cm" svg:x="13.394cm" svg:y="13.089cm">
          <text:p text:style-name="P1"><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3" draw:style-name="gr1" draw:text-style-name="P2" draw:layer="layout" svg:width="1.199cm" svg:height="0.716cm" svg:x="13.994cm" svg:y="12.56cm">
          <text:p text:style-name="P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4" draw:style-name="gr1" draw:text-style-name="P2" draw:layer="layout" svg:width="1.199cm" svg:height="0.716cm" svg:x="14.487cm" svg:y="12.072cm">
          <text:p text:style-name="P1"><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8cm" svg:height="0.962cm" svg:x="1.992cm" svg:y="1.531cm">
          <draw:text-box>
            <text:p>sequence_length</text:p>
          </draw:text-box>
        </draw:frame>
        <draw:frame draw:style-name="gr12" draw:text-style-name="P3" draw:layer="layout" svg:width="7cm" svg:height="1cm" svg:x="9.4cm" svg:y="7.2cm">
          <draw:text-box>
            <text:p>out_sequence_length</text:p>
          </draw:text-box>
        </draw:frame>
        <draw:frame draw:style-name="gr12" draw:text-style-name="P3" draw:layer="layout" svg:width="7cm" svg:height="1cm" svg:x="14.6cm" svg:y="14.8cm">
          <draw:text-box>
            <text:p>target_position</text:p>
          </draw:text-box>
        </draw:frame>
        <draw:custom-shape draw:name="テキスト ボックス 84" draw:style-name="gr1" draw:text-style-name="P7" draw:layer="layout" svg:width="1.199cm" svg:height="0.716cm" svg:x="15.214cm" svg:y="11.521cm">
          <text:p text:style-name="P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3" draw:text-style-name="P8" draw:layer="layout" svg:x1="17.2cm" svg:y1="14.4cm" svg:x2="15.686cm" svg:y2="12.237cm">
          <text:p/>
        </draw:line>
        <draw:custom-shape draw:name="テキスト ボックス 68" draw:style-name="gr1" draw:text-style-name="P7" draw:layer="layout" svg:width="10.8cm" svg:height="0.758cm" svg:x="12.4cm" svg:y="15.921cm">
          <text:p text:style-name="P1"><text:span text:style-name="T1">シーケンスから</text:span><text:span text:style-name="T1">target_position</text:span><text:span text:style-name="T1">離れた位置から予測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タイトルとコンテンツ" presentation:presentation-page-layout-name="AL1T11">
        <draw:g draw:name="グループ化 3">
          <draw:g draw:name="グループ化 5">
            <draw:custom-shape draw:name="フリーフォーム 22" draw:style-name="gr4" draw:text-style-name="P2" draw:layer="layout" svg:width="9.275cm" svg:height="2.122cm" svg:x="8.089cm" svg:y="2.15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23" draw:style-name="gr5" draw:text-style-name="P2" draw:layer="layout" svg:width="1.662cm" svg:height="0.96cm" svg:x="8.114cm" svg:y="3.286cm">
              <text:p/>
              <draw:enhanced-geometry draw:mirror-horizontal="false" draw:mirror-vertical="false" svg:viewBox="0 0 0 0" drawooo:sub-view-size="1266825 409575" draw:text-areas="0 0 ?f56 ?f57" draw:type="ooxml-non-primitive" draw:enhanced-path="M 0 409575 C 6350 393700 13047 377959 19050 361950 22575 352549 24085 342355 28575 333375 33695 323136 42505 315039 47625 304800 52115 295820 50050 283325 57150 276225 64250 269125 76745 271190 85725 266700 95964 261580 104775 254000 114300 247650 135853 182992 104554 257396 180975 180975 246220 115730 215709 138769 266700 104775 321295 22883 248600 119255 314325 66675 323264 59524 323667 44167 333375 38100 350403 27457 371475 25400 390525 19050 440399 2425 409161 10945 485775 0 653352 15234 542163 -2939 619125 19050 633367 23119 670575 30487 685800 38100 696039 43220 703914 52501 714375 57150 732725 65305 752475 69850 771525 76200 L 800100 85725 C 809625 88900 820321 89681 828675 95250 L 885825 133350 C 895350 139700 906305 144305 914400 152400 923925 161925 931767 173503 942975 180975 951329 186544 962570 186010 971550 190500 981789 195620 989664 204901 1000125 209550 1018475 217705 1040567 217461 1057275 228600 1066800 234950 1075328 243141 1085850 247650 1108305 257274 1175174 264493 1190625 266700 1253799 287758 1227695 285750 1266825 285750 N">
                <draw:equation draw:name="f0" draw:formula="0*logwidth/1266825"/>
                <draw:equation draw:name="f1" draw:formula="409575*logheight/409575"/>
                <draw:equation draw:name="f2" draw:formula="19050*logwidth/1266825"/>
                <draw:equation draw:name="f3" draw:formula="361950*logheight/409575"/>
                <draw:equation draw:name="f4" draw:formula="28575*logwidth/1266825"/>
                <draw:equation draw:name="f5" draw:formula="333375*logheight/409575"/>
                <draw:equation draw:name="f6" draw:formula="47625*logwidth/1266825"/>
                <draw:equation draw:name="f7" draw:formula="304800*logheight/409575"/>
                <draw:equation draw:name="f8" draw:formula="57150*logwidth/1266825"/>
                <draw:equation draw:name="f9" draw:formula="276225*logheight/409575"/>
                <draw:equation draw:name="f10" draw:formula="85725*logwidth/1266825"/>
                <draw:equation draw:name="f11" draw:formula="266700*logheight/409575"/>
                <draw:equation draw:name="f12" draw:formula="114300*logwidth/1266825"/>
                <draw:equation draw:name="f13" draw:formula="247650*logheight/409575"/>
                <draw:equation draw:name="f14" draw:formula="180975*logwidth/1266825"/>
                <draw:equation draw:name="f15" draw:formula="180975*logheight/409575"/>
                <draw:equation draw:name="f16" draw:formula="266700*logwidth/1266825"/>
                <draw:equation draw:name="f17" draw:formula="104775*logheight/409575"/>
                <draw:equation draw:name="f18" draw:formula="314325*logwidth/1266825"/>
                <draw:equation draw:name="f19" draw:formula="66675*logheight/409575"/>
                <draw:equation draw:name="f20" draw:formula="333375*logwidth/1266825"/>
                <draw:equation draw:name="f21" draw:formula="38100*logheight/409575"/>
                <draw:equation draw:name="f22" draw:formula="390525*logwidth/1266825"/>
                <draw:equation draw:name="f23" draw:formula="19050*logheight/409575"/>
                <draw:equation draw:name="f24" draw:formula="485775*logwidth/1266825"/>
                <draw:equation draw:name="f25" draw:formula="0*logheight/409575"/>
                <draw:equation draw:name="f26" draw:formula="619125*logwidth/1266825"/>
                <draw:equation draw:name="f27" draw:formula="19050*logheight/409575"/>
                <draw:equation draw:name="f28" draw:formula="685800*logwidth/1266825"/>
                <draw:equation draw:name="f29" draw:formula="38100*logheight/409575"/>
                <draw:equation draw:name="f30" draw:formula="714375*logwidth/1266825"/>
                <draw:equation draw:name="f31" draw:formula="57150*logheight/409575"/>
                <draw:equation draw:name="f32" draw:formula="771525*logwidth/1266825"/>
                <draw:equation draw:name="f33" draw:formula="76200*logheight/409575"/>
                <draw:equation draw:name="f34" draw:formula="800100*logwidth/1266825"/>
                <draw:equation draw:name="f35" draw:formula="85725*logheight/409575"/>
                <draw:equation draw:name="f36" draw:formula="828675*logwidth/1266825"/>
                <draw:equation draw:name="f37" draw:formula="95250*logheight/409575"/>
                <draw:equation draw:name="f38" draw:formula="885825*logwidth/1266825"/>
                <draw:equation draw:name="f39" draw:formula="133350*logheight/409575"/>
                <draw:equation draw:name="f40" draw:formula="914400*logwidth/1266825"/>
                <draw:equation draw:name="f41" draw:formula="152400*logheight/409575"/>
                <draw:equation draw:name="f42" draw:formula="942975*logwidth/1266825"/>
                <draw:equation draw:name="f43" draw:formula="180975*logheight/409575"/>
                <draw:equation draw:name="f44" draw:formula="971550*logwidth/1266825"/>
                <draw:equation draw:name="f45" draw:formula="190500*logheight/409575"/>
                <draw:equation draw:name="f46" draw:formula="1000125*logwidth/1266825"/>
                <draw:equation draw:name="f47" draw:formula="209550*logheight/409575"/>
                <draw:equation draw:name="f48" draw:formula="1057275*logwidth/1266825"/>
                <draw:equation draw:name="f49" draw:formula="228600*logheight/409575"/>
                <draw:equation draw:name="f50" draw:formula="1085850*logwidth/1266825"/>
                <draw:equation draw:name="f51" draw:formula="247650*logheight/409575"/>
                <draw:equation draw:name="f52" draw:formula="1190625*logwidth/1266825"/>
                <draw:equation draw:name="f53" draw:formula="266700*logheight/409575"/>
                <draw:equation draw:name="f54" draw:formula="1266825*logwidth/1266825"/>
                <draw:equation draw:name="f55" draw:formula="285750*logheight/409575"/>
                <draw:equation draw:name="f56" draw:formula="logwidth"/>
                <draw:equation draw:name="f57" draw:formula="logheight"/>
              </draw:enhanced-geometry>
            </draw:custom-shape>
            <draw:custom-shape draw:name="フリーフォーム 24" draw:style-name="gr6" draw:text-style-name="P2" draw:layer="layout" svg:width="1.612cm" svg:height="1.385cm" svg:x="9.776cm" svg:y="2.549cm">
              <text:p/>
              <draw:enhanced-geometry draw:mirror-horizontal="false" draw:mirror-vertical="false" svg:viewBox="0 0 0 0" drawooo:sub-view-size="1228725 590550" draw:text-areas="0 0 ?f350 ?f351" draw:type="ooxml-non-primitive" draw:enhanced-path="M 0 590550 C 3955 590246 116053 591693 152400 571500 172414 560381 190500 561975 209550 533400 228600 504825 257923 404926 266700 400050 285750 422275 309563 458788 323850 466725 338137 474662 342900 454025 352425 447675 361950 441325 363537 433388 381000 428625 398463 423862 431800 422275 457200 419100 466725 409575 460375 358775 466725 342900 473075 327025 485775 330200 495300 323850 498475 314325 538435 323305 542925 314325 562769 274638 569913 246062 581025 228600 592137 211138 600075 215900 609600 209550 L 638175 190500 C 644525 180975 648286 169076 657225 161925 665065 155653 674688 144463 685800 152400 696913 160338 713661 214670 723900 209550 739905 201547 755650 149225 781050 114300 806450 79375 834542 27839 876300 0 917525 4581 969963 76200 1000125 95250 1030288 114300 1038225 107950 1057275 114300 1076325 120650 1095375 134937 1114425 133350 1133475 131763 1163221 99206 1171575 104775 1190625 117475 1190625 166688 1200150 180975 1209675 195262 1219200 187325 1228725 190500 N">
                <draw:equation draw:name="f0" draw:formula="0*logwidth/1228725"/>
                <draw:equation draw:name="f1" draw:formula="514350*logheight/514350"/>
                <draw:equation draw:name="f2" draw:formula="152400*logwidth/1228725"/>
                <draw:equation draw:name="f3" draw:formula="495300*logheight/514350"/>
                <draw:equation draw:name="f4" draw:formula="209550*logwidth/1228725"/>
                <draw:equation draw:name="f5" draw:formula="457200*logheight/514350"/>
                <draw:equation draw:name="f6" draw:formula="238125*logwidth/1228725"/>
                <draw:equation draw:name="f7" draw:formula="447675*logheight/514350"/>
                <draw:equation draw:name="f8" draw:formula="323850*logwidth/1228725"/>
                <draw:equation draw:name="f9" draw:formula="390525*logheight/514350"/>
                <draw:equation draw:name="f10" draw:formula="352425*logwidth/1228725"/>
                <draw:equation draw:name="f11" draw:formula="371475*logheight/514350"/>
                <draw:equation draw:name="f12" draw:formula="381000*logwidth/1228725"/>
                <draw:equation draw:name="f13" draw:formula="352425*logheight/514350"/>
                <draw:equation draw:name="f14" draw:formula="438150*logwidth/1228725"/>
                <draw:equation draw:name="f15" draw:formula="295275*logheight/514350"/>
                <draw:equation draw:name="f16" draw:formula="466725*logwidth/1228725"/>
                <draw:equation draw:name="f17" draw:formula="266700*logheight/514350"/>
                <draw:equation draw:name="f18" draw:formula="495300*logwidth/1228725"/>
                <draw:equation draw:name="f19" draw:formula="247650*logheight/514350"/>
                <draw:equation draw:name="f20" draw:formula="504825*logwidth/1228725"/>
                <draw:equation draw:name="f21" draw:formula="219075*logheight/514350"/>
                <draw:equation draw:name="f22" draw:formula="581025*logwidth/1228725"/>
                <draw:equation draw:name="f23" draw:formula="152400*logheight/514350"/>
                <draw:equation draw:name="f24" draw:formula="609600*logwidth/1228725"/>
                <draw:equation draw:name="f25" draw:formula="133350*logheight/514350"/>
                <draw:equation draw:name="f26" draw:formula="638175*logwidth/1228725"/>
                <draw:equation draw:name="f27" draw:formula="114300*logheight/514350"/>
                <draw:equation draw:name="f28" draw:formula="657225*logwidth/1228725"/>
                <draw:equation draw:name="f29" draw:formula="85725*logheight/514350"/>
                <draw:equation draw:name="f30" draw:formula="685800*logwidth/1228725"/>
                <draw:equation draw:name="f31" draw:formula="76200*logheight/514350"/>
                <draw:equation draw:name="f32" draw:formula="714375*logwidth/1228725"/>
                <draw:equation draw:name="f33" draw:formula="57150*logheight/514350"/>
                <draw:equation draw:name="f34" draw:formula="781050*logwidth/1228725"/>
                <draw:equation draw:name="f35" draw:formula="38100*logheight/514350"/>
                <draw:equation draw:name="f36" draw:formula="866775*logwidth/1228725"/>
                <draw:equation draw:name="f37" draw:formula="0*logheight/514350"/>
                <draw:equation draw:name="f38" draw:formula="1000125*logwidth/1228725"/>
                <draw:equation draw:name="f39" draw:formula="19050*logheight/514350"/>
                <draw:equation draw:name="f40" draw:formula="1057275*logwidth/1228725"/>
                <draw:equation draw:name="f41" draw:formula="38100*logheight/514350"/>
                <draw:equation draw:name="f42" draw:formula="1114425*logwidth/1228725"/>
                <draw:equation draw:name="f43" draw:formula="57150*logheight/514350"/>
                <draw:equation draw:name="f44" draw:formula="1143000*logwidth/1228725"/>
                <draw:equation draw:name="f45" draw:formula="66675*logheight/514350"/>
                <draw:equation draw:name="f46" draw:formula="1200150*logwidth/1228725"/>
                <draw:equation draw:name="f47" draw:formula="104775*logheight/514350"/>
                <draw:equation draw:name="f48" draw:formula="1228725*logwidth/1228725"/>
                <draw:equation draw:name="f49" draw:formula="114300*logheight/514350"/>
                <draw:equation draw:name="f50" draw:formula="0*logwidth/1228725"/>
                <draw:equation draw:name="f51" draw:formula="514350*logheight/514350"/>
                <draw:equation draw:name="f52" draw:formula="152400*logwidth/1228725"/>
                <draw:equation draw:name="f53" draw:formula="495300*logheight/514350"/>
                <draw:equation draw:name="f54" draw:formula="209550*logwidth/1228725"/>
                <draw:equation draw:name="f55" draw:formula="457200*logheight/514350"/>
                <draw:equation draw:name="f56" draw:formula="266700*logwidth/1228725"/>
                <draw:equation draw:name="f57" draw:formula="323850*logheight/514350"/>
                <draw:equation draw:name="f58" draw:formula="323850*logwidth/1228725"/>
                <draw:equation draw:name="f59" draw:formula="390525*logheight/514350"/>
                <draw:equation draw:name="f60" draw:formula="352425*logwidth/1228725"/>
                <draw:equation draw:name="f61" draw:formula="371475*logheight/514350"/>
                <draw:equation draw:name="f62" draw:formula="381000*logwidth/1228725"/>
                <draw:equation draw:name="f63" draw:formula="352425*logheight/514350"/>
                <draw:equation draw:name="f64" draw:formula="438150*logwidth/1228725"/>
                <draw:equation draw:name="f65" draw:formula="295275*logheight/514350"/>
                <draw:equation draw:name="f66" draw:formula="466725*logwidth/1228725"/>
                <draw:equation draw:name="f67" draw:formula="266700*logheight/514350"/>
                <draw:equation draw:name="f68" draw:formula="495300*logwidth/1228725"/>
                <draw:equation draw:name="f69" draw:formula="247650*logheight/514350"/>
                <draw:equation draw:name="f70" draw:formula="504825*logwidth/1228725"/>
                <draw:equation draw:name="f71" draw:formula="219075*logheight/514350"/>
                <draw:equation draw:name="f72" draw:formula="581025*logwidth/1228725"/>
                <draw:equation draw:name="f73" draw:formula="152400*logheight/514350"/>
                <draw:equation draw:name="f74" draw:formula="609600*logwidth/1228725"/>
                <draw:equation draw:name="f75" draw:formula="133350*logheight/514350"/>
                <draw:equation draw:name="f76" draw:formula="638175*logwidth/1228725"/>
                <draw:equation draw:name="f77" draw:formula="114300*logheight/514350"/>
                <draw:equation draw:name="f78" draw:formula="657225*logwidth/1228725"/>
                <draw:equation draw:name="f79" draw:formula="85725*logheight/514350"/>
                <draw:equation draw:name="f80" draw:formula="685800*logwidth/1228725"/>
                <draw:equation draw:name="f81" draw:formula="76200*logheight/514350"/>
                <draw:equation draw:name="f82" draw:formula="714375*logwidth/1228725"/>
                <draw:equation draw:name="f83" draw:formula="57150*logheight/514350"/>
                <draw:equation draw:name="f84" draw:formula="781050*logwidth/1228725"/>
                <draw:equation draw:name="f85" draw:formula="38100*logheight/514350"/>
                <draw:equation draw:name="f86" draw:formula="866775*logwidth/1228725"/>
                <draw:equation draw:name="f87" draw:formula="0*logheight/514350"/>
                <draw:equation draw:name="f88" draw:formula="1000125*logwidth/1228725"/>
                <draw:equation draw:name="f89" draw:formula="19050*logheight/514350"/>
                <draw:equation draw:name="f90" draw:formula="1057275*logwidth/1228725"/>
                <draw:equation draw:name="f91" draw:formula="38100*logheight/514350"/>
                <draw:equation draw:name="f92" draw:formula="1114425*logwidth/1228725"/>
                <draw:equation draw:name="f93" draw:formula="57150*logheight/514350"/>
                <draw:equation draw:name="f94" draw:formula="1143000*logwidth/1228725"/>
                <draw:equation draw:name="f95" draw:formula="66675*logheight/514350"/>
                <draw:equation draw:name="f96" draw:formula="1200150*logwidth/1228725"/>
                <draw:equation draw:name="f97" draw:formula="104775*logheight/514350"/>
                <draw:equation draw:name="f98" draw:formula="1228725*logwidth/1228725"/>
                <draw:equation draw:name="f99" draw:formula="114300*logheight/514350"/>
                <draw:equation draw:name="f100" draw:formula="0*logwidth/1228725"/>
                <draw:equation draw:name="f101" draw:formula="590550*logheight/590550"/>
                <draw:equation draw:name="f102" draw:formula="152400*logwidth/1228725"/>
                <draw:equation draw:name="f103" draw:formula="571500*logheight/590550"/>
                <draw:equation draw:name="f104" draw:formula="209550*logwidth/1228725"/>
                <draw:equation draw:name="f105" draw:formula="533400*logheight/590550"/>
                <draw:equation draw:name="f106" draw:formula="266700*logwidth/1228725"/>
                <draw:equation draw:name="f107" draw:formula="400050*logheight/590550"/>
                <draw:equation draw:name="f108" draw:formula="323850*logwidth/1228725"/>
                <draw:equation draw:name="f109" draw:formula="466725*logheight/590550"/>
                <draw:equation draw:name="f110" draw:formula="352425*logwidth/1228725"/>
                <draw:equation draw:name="f111" draw:formula="447675*logheight/590550"/>
                <draw:equation draw:name="f112" draw:formula="381000*logwidth/1228725"/>
                <draw:equation draw:name="f113" draw:formula="428625*logheight/590550"/>
                <draw:equation draw:name="f114" draw:formula="438150*logwidth/1228725"/>
                <draw:equation draw:name="f115" draw:formula="371475*logheight/590550"/>
                <draw:equation draw:name="f116" draw:formula="466725*logwidth/1228725"/>
                <draw:equation draw:name="f117" draw:formula="342900*logheight/590550"/>
                <draw:equation draw:name="f118" draw:formula="495300*logwidth/1228725"/>
                <draw:equation draw:name="f119" draw:formula="323850*logheight/590550"/>
                <draw:equation draw:name="f120" draw:formula="504825*logwidth/1228725"/>
                <draw:equation draw:name="f121" draw:formula="295275*logheight/590550"/>
                <draw:equation draw:name="f122" draw:formula="581025*logwidth/1228725"/>
                <draw:equation draw:name="f123" draw:formula="228600*logheight/590550"/>
                <draw:equation draw:name="f124" draw:formula="609600*logwidth/1228725"/>
                <draw:equation draw:name="f125" draw:formula="209550*logheight/590550"/>
                <draw:equation draw:name="f126" draw:formula="638175*logwidth/1228725"/>
                <draw:equation draw:name="f127" draw:formula="190500*logheight/590550"/>
                <draw:equation draw:name="f128" draw:formula="657225*logwidth/1228725"/>
                <draw:equation draw:name="f129" draw:formula="161925*logheight/590550"/>
                <draw:equation draw:name="f130" draw:formula="685800*logwidth/1228725"/>
                <draw:equation draw:name="f131" draw:formula="152400*logheight/590550"/>
                <draw:equation draw:name="f132" draw:formula="714375*logwidth/1228725"/>
                <draw:equation draw:name="f133" draw:formula="133350*logheight/590550"/>
                <draw:equation draw:name="f134" draw:formula="781050*logwidth/1228725"/>
                <draw:equation draw:name="f135" draw:formula="114300*logheight/590550"/>
                <draw:equation draw:name="f136" draw:formula="876300*logwidth/1228725"/>
                <draw:equation draw:name="f137" draw:formula="0*logheight/590550"/>
                <draw:equation draw:name="f138" draw:formula="1000125*logwidth/1228725"/>
                <draw:equation draw:name="f139" draw:formula="95250*logheight/590550"/>
                <draw:equation draw:name="f140" draw:formula="1057275*logwidth/1228725"/>
                <draw:equation draw:name="f141" draw:formula="114300*logheight/590550"/>
                <draw:equation draw:name="f142" draw:formula="1114425*logwidth/1228725"/>
                <draw:equation draw:name="f143" draw:formula="133350*logheight/590550"/>
                <draw:equation draw:name="f144" draw:formula="1143000*logwidth/1228725"/>
                <draw:equation draw:name="f145" draw:formula="142875*logheight/590550"/>
                <draw:equation draw:name="f146" draw:formula="1200150*logwidth/1228725"/>
                <draw:equation draw:name="f147" draw:formula="180975*logheight/590550"/>
                <draw:equation draw:name="f148" draw:formula="1228725*logwidth/1228725"/>
                <draw:equation draw:name="f149" draw:formula="190500*logheight/590550"/>
                <draw:equation draw:name="f150" draw:formula="0*logwidth/1228725"/>
                <draw:equation draw:name="f151" draw:formula="590550*logheight/590550"/>
                <draw:equation draw:name="f152" draw:formula="152400*logwidth/1228725"/>
                <draw:equation draw:name="f153" draw:formula="571500*logheight/590550"/>
                <draw:equation draw:name="f154" draw:formula="209550*logwidth/1228725"/>
                <draw:equation draw:name="f155" draw:formula="533400*logheight/590550"/>
                <draw:equation draw:name="f156" draw:formula="266700*logwidth/1228725"/>
                <draw:equation draw:name="f157" draw:formula="400050*logheight/590550"/>
                <draw:equation draw:name="f158" draw:formula="323850*logwidth/1228725"/>
                <draw:equation draw:name="f159" draw:formula="466725*logheight/590550"/>
                <draw:equation draw:name="f160" draw:formula="352425*logwidth/1228725"/>
                <draw:equation draw:name="f161" draw:formula="447675*logheight/590550"/>
                <draw:equation draw:name="f162" draw:formula="381000*logwidth/1228725"/>
                <draw:equation draw:name="f163" draw:formula="428625*logheight/590550"/>
                <draw:equation draw:name="f164" draw:formula="438150*logwidth/1228725"/>
                <draw:equation draw:name="f165" draw:formula="371475*logheight/590550"/>
                <draw:equation draw:name="f166" draw:formula="466725*logwidth/1228725"/>
                <draw:equation draw:name="f167" draw:formula="342900*logheight/590550"/>
                <draw:equation draw:name="f168" draw:formula="495300*logwidth/1228725"/>
                <draw:equation draw:name="f169" draw:formula="323850*logheight/590550"/>
                <draw:equation draw:name="f170" draw:formula="504825*logwidth/1228725"/>
                <draw:equation draw:name="f171" draw:formula="295275*logheight/590550"/>
                <draw:equation draw:name="f172" draw:formula="581025*logwidth/1228725"/>
                <draw:equation draw:name="f173" draw:formula="228600*logheight/590550"/>
                <draw:equation draw:name="f174" draw:formula="609600*logwidth/1228725"/>
                <draw:equation draw:name="f175" draw:formula="209550*logheight/590550"/>
                <draw:equation draw:name="f176" draw:formula="638175*logwidth/1228725"/>
                <draw:equation draw:name="f177" draw:formula="190500*logheight/590550"/>
                <draw:equation draw:name="f178" draw:formula="657225*logwidth/1228725"/>
                <draw:equation draw:name="f179" draw:formula="161925*logheight/590550"/>
                <draw:equation draw:name="f180" draw:formula="685800*logwidth/1228725"/>
                <draw:equation draw:name="f181" draw:formula="152400*logheight/590550"/>
                <draw:equation draw:name="f182" draw:formula="714375*logwidth/1228725"/>
                <draw:equation draw:name="f183" draw:formula="133350*logheight/590550"/>
                <draw:equation draw:name="f184" draw:formula="781050*logwidth/1228725"/>
                <draw:equation draw:name="f185" draw:formula="114300*logheight/590550"/>
                <draw:equation draw:name="f186" draw:formula="876300*logwidth/1228725"/>
                <draw:equation draw:name="f187" draw:formula="0*logheight/590550"/>
                <draw:equation draw:name="f188" draw:formula="1000125*logwidth/1228725"/>
                <draw:equation draw:name="f189" draw:formula="95250*logheight/590550"/>
                <draw:equation draw:name="f190" draw:formula="1057275*logwidth/1228725"/>
                <draw:equation draw:name="f191" draw:formula="114300*logheight/590550"/>
                <draw:equation draw:name="f192" draw:formula="1114425*logwidth/1228725"/>
                <draw:equation draw:name="f193" draw:formula="133350*logheight/590550"/>
                <draw:equation draw:name="f194" draw:formula="1171575*logwidth/1228725"/>
                <draw:equation draw:name="f195" draw:formula="104775*logheight/590550"/>
                <draw:equation draw:name="f196" draw:formula="1200150*logwidth/1228725"/>
                <draw:equation draw:name="f197" draw:formula="180975*logheight/590550"/>
                <draw:equation draw:name="f198" draw:formula="1228725*logwidth/1228725"/>
                <draw:equation draw:name="f199" draw:formula="190500*logheight/590550"/>
                <draw:equation draw:name="f200" draw:formula="0*logwidth/1228725"/>
                <draw:equation draw:name="f201" draw:formula="590550*logheight/590550"/>
                <draw:equation draw:name="f202" draw:formula="152400*logwidth/1228725"/>
                <draw:equation draw:name="f203" draw:formula="571500*logheight/590550"/>
                <draw:equation draw:name="f204" draw:formula="209550*logwidth/1228725"/>
                <draw:equation draw:name="f205" draw:formula="533400*logheight/590550"/>
                <draw:equation draw:name="f206" draw:formula="266700*logwidth/1228725"/>
                <draw:equation draw:name="f207" draw:formula="400050*logheight/590550"/>
                <draw:equation draw:name="f208" draw:formula="323850*logwidth/1228725"/>
                <draw:equation draw:name="f209" draw:formula="466725*logheight/590550"/>
                <draw:equation draw:name="f210" draw:formula="352425*logwidth/1228725"/>
                <draw:equation draw:name="f211" draw:formula="447675*logheight/590550"/>
                <draw:equation draw:name="f212" draw:formula="381000*logwidth/1228725"/>
                <draw:equation draw:name="f213" draw:formula="428625*logheight/590550"/>
                <draw:equation draw:name="f214" draw:formula="438150*logwidth/1228725"/>
                <draw:equation draw:name="f215" draw:formula="371475*logheight/590550"/>
                <draw:equation draw:name="f216" draw:formula="466725*logwidth/1228725"/>
                <draw:equation draw:name="f217" draw:formula="342900*logheight/590550"/>
                <draw:equation draw:name="f218" draw:formula="495300*logwidth/1228725"/>
                <draw:equation draw:name="f219" draw:formula="323850*logheight/590550"/>
                <draw:equation draw:name="f220" draw:formula="542925*logwidth/1228725"/>
                <draw:equation draw:name="f221" draw:formula="314325*logheight/590550"/>
                <draw:equation draw:name="f222" draw:formula="581025*logwidth/1228725"/>
                <draw:equation draw:name="f223" draw:formula="228600*logheight/590550"/>
                <draw:equation draw:name="f224" draw:formula="609600*logwidth/1228725"/>
                <draw:equation draw:name="f225" draw:formula="209550*logheight/590550"/>
                <draw:equation draw:name="f226" draw:formula="638175*logwidth/1228725"/>
                <draw:equation draw:name="f227" draw:formula="190500*logheight/590550"/>
                <draw:equation draw:name="f228" draw:formula="657225*logwidth/1228725"/>
                <draw:equation draw:name="f229" draw:formula="161925*logheight/590550"/>
                <draw:equation draw:name="f230" draw:formula="685800*logwidth/1228725"/>
                <draw:equation draw:name="f231" draw:formula="152400*logheight/590550"/>
                <draw:equation draw:name="f232" draw:formula="714375*logwidth/1228725"/>
                <draw:equation draw:name="f233" draw:formula="133350*logheight/590550"/>
                <draw:equation draw:name="f234" draw:formula="781050*logwidth/1228725"/>
                <draw:equation draw:name="f235" draw:formula="114300*logheight/590550"/>
                <draw:equation draw:name="f236" draw:formula="876300*logwidth/1228725"/>
                <draw:equation draw:name="f237" draw:formula="0*logheight/590550"/>
                <draw:equation draw:name="f238" draw:formula="1000125*logwidth/1228725"/>
                <draw:equation draw:name="f239" draw:formula="95250*logheight/590550"/>
                <draw:equation draw:name="f240" draw:formula="1057275*logwidth/1228725"/>
                <draw:equation draw:name="f241" draw:formula="114300*logheight/590550"/>
                <draw:equation draw:name="f242" draw:formula="1114425*logwidth/1228725"/>
                <draw:equation draw:name="f243" draw:formula="133350*logheight/590550"/>
                <draw:equation draw:name="f244" draw:formula="1171575*logwidth/1228725"/>
                <draw:equation draw:name="f245" draw:formula="104775*logheight/590550"/>
                <draw:equation draw:name="f246" draw:formula="1200150*logwidth/1228725"/>
                <draw:equation draw:name="f247" draw:formula="180975*logheight/590550"/>
                <draw:equation draw:name="f248" draw:formula="1228725*logwidth/1228725"/>
                <draw:equation draw:name="f249" draw:formula="190500*logheight/590550"/>
                <draw:equation draw:name="f250" draw:formula="0*logwidth/1228725"/>
                <draw:equation draw:name="f251" draw:formula="590550*logheight/590550"/>
                <draw:equation draw:name="f252" draw:formula="152400*logwidth/1228725"/>
                <draw:equation draw:name="f253" draw:formula="571500*logheight/590550"/>
                <draw:equation draw:name="f254" draw:formula="209550*logwidth/1228725"/>
                <draw:equation draw:name="f255" draw:formula="533400*logheight/590550"/>
                <draw:equation draw:name="f256" draw:formula="266700*logwidth/1228725"/>
                <draw:equation draw:name="f257" draw:formula="400050*logheight/590550"/>
                <draw:equation draw:name="f258" draw:formula="323850*logwidth/1228725"/>
                <draw:equation draw:name="f259" draw:formula="466725*logheight/590550"/>
                <draw:equation draw:name="f260" draw:formula="352425*logwidth/1228725"/>
                <draw:equation draw:name="f261" draw:formula="447675*logheight/590550"/>
                <draw:equation draw:name="f262" draw:formula="381000*logwidth/1228725"/>
                <draw:equation draw:name="f263" draw:formula="428625*logheight/590550"/>
                <draw:equation draw:name="f264" draw:formula="438150*logwidth/1228725"/>
                <draw:equation draw:name="f265" draw:formula="371475*logheight/590550"/>
                <draw:equation draw:name="f266" draw:formula="466725*logwidth/1228725"/>
                <draw:equation draw:name="f267" draw:formula="342900*logheight/590550"/>
                <draw:equation draw:name="f268" draw:formula="495300*logwidth/1228725"/>
                <draw:equation draw:name="f269" draw:formula="323850*logheight/590550"/>
                <draw:equation draw:name="f270" draw:formula="542925*logwidth/1228725"/>
                <draw:equation draw:name="f271" draw:formula="314325*logheight/590550"/>
                <draw:equation draw:name="f272" draw:formula="581025*logwidth/1228725"/>
                <draw:equation draw:name="f273" draw:formula="228600*logheight/590550"/>
                <draw:equation draw:name="f274" draw:formula="609600*logwidth/1228725"/>
                <draw:equation draw:name="f275" draw:formula="209550*logheight/590550"/>
                <draw:equation draw:name="f276" draw:formula="638175*logwidth/1228725"/>
                <draw:equation draw:name="f277" draw:formula="190500*logheight/590550"/>
                <draw:equation draw:name="f278" draw:formula="657225*logwidth/1228725"/>
                <draw:equation draw:name="f279" draw:formula="161925*logheight/590550"/>
                <draw:equation draw:name="f280" draw:formula="685800*logwidth/1228725"/>
                <draw:equation draw:name="f281" draw:formula="152400*logheight/590550"/>
                <draw:equation draw:name="f282" draw:formula="723900*logwidth/1228725"/>
                <draw:equation draw:name="f283" draw:formula="209550*logheight/590550"/>
                <draw:equation draw:name="f284" draw:formula="781050*logwidth/1228725"/>
                <draw:equation draw:name="f285" draw:formula="114300*logheight/590550"/>
                <draw:equation draw:name="f286" draw:formula="876300*logwidth/1228725"/>
                <draw:equation draw:name="f287" draw:formula="0*logheight/590550"/>
                <draw:equation draw:name="f288" draw:formula="1000125*logwidth/1228725"/>
                <draw:equation draw:name="f289" draw:formula="95250*logheight/590550"/>
                <draw:equation draw:name="f290" draw:formula="1057275*logwidth/1228725"/>
                <draw:equation draw:name="f291" draw:formula="114300*logheight/590550"/>
                <draw:equation draw:name="f292" draw:formula="1114425*logwidth/1228725"/>
                <draw:equation draw:name="f293" draw:formula="133350*logheight/590550"/>
                <draw:equation draw:name="f294" draw:formula="1171575*logwidth/1228725"/>
                <draw:equation draw:name="f295" draw:formula="104775*logheight/590550"/>
                <draw:equation draw:name="f296" draw:formula="1200150*logwidth/1228725"/>
                <draw:equation draw:name="f297" draw:formula="180975*logheight/590550"/>
                <draw:equation draw:name="f298" draw:formula="1228725*logwidth/1228725"/>
                <draw:equation draw:name="f299" draw:formula="190500*logheight/590550"/>
                <draw:equation draw:name="f300" draw:formula="0*logwidth/1228725"/>
                <draw:equation draw:name="f301" draw:formula="590550*logheight/590550"/>
                <draw:equation draw:name="f302" draw:formula="152400*logwidth/1228725"/>
                <draw:equation draw:name="f303" draw:formula="571500*logheight/590550"/>
                <draw:equation draw:name="f304" draw:formula="209550*logwidth/1228725"/>
                <draw:equation draw:name="f305" draw:formula="533400*logheight/590550"/>
                <draw:equation draw:name="f306" draw:formula="266700*logwidth/1228725"/>
                <draw:equation draw:name="f307" draw:formula="400050*logheight/590550"/>
                <draw:equation draw:name="f308" draw:formula="323850*logwidth/1228725"/>
                <draw:equation draw:name="f309" draw:formula="466725*logheight/590550"/>
                <draw:equation draw:name="f310" draw:formula="352425*logwidth/1228725"/>
                <draw:equation draw:name="f311" draw:formula="447675*logheight/590550"/>
                <draw:equation draw:name="f312" draw:formula="381000*logwidth/1228725"/>
                <draw:equation draw:name="f313" draw:formula="428625*logheight/590550"/>
                <draw:equation draw:name="f314" draw:formula="457200*logwidth/1228725"/>
                <draw:equation draw:name="f315" draw:formula="419100*logheight/590550"/>
                <draw:equation draw:name="f316" draw:formula="466725*logwidth/1228725"/>
                <draw:equation draw:name="f317" draw:formula="342900*logheight/590550"/>
                <draw:equation draw:name="f318" draw:formula="495300*logwidth/1228725"/>
                <draw:equation draw:name="f319" draw:formula="323850*logheight/590550"/>
                <draw:equation draw:name="f320" draw:formula="542925*logwidth/1228725"/>
                <draw:equation draw:name="f321" draw:formula="314325*logheight/590550"/>
                <draw:equation draw:name="f322" draw:formula="581025*logwidth/1228725"/>
                <draw:equation draw:name="f323" draw:formula="228600*logheight/590550"/>
                <draw:equation draw:name="f324" draw:formula="609600*logwidth/1228725"/>
                <draw:equation draw:name="f325" draw:formula="209550*logheight/590550"/>
                <draw:equation draw:name="f326" draw:formula="638175*logwidth/1228725"/>
                <draw:equation draw:name="f327" draw:formula="190500*logheight/590550"/>
                <draw:equation draw:name="f328" draw:formula="657225*logwidth/1228725"/>
                <draw:equation draw:name="f329" draw:formula="161925*logheight/590550"/>
                <draw:equation draw:name="f330" draw:formula="685800*logwidth/1228725"/>
                <draw:equation draw:name="f331" draw:formula="152400*logheight/590550"/>
                <draw:equation draw:name="f332" draw:formula="723900*logwidth/1228725"/>
                <draw:equation draw:name="f333" draw:formula="209550*logheight/590550"/>
                <draw:equation draw:name="f334" draw:formula="781050*logwidth/1228725"/>
                <draw:equation draw:name="f335" draw:formula="114300*logheight/590550"/>
                <draw:equation draw:name="f336" draw:formula="876300*logwidth/1228725"/>
                <draw:equation draw:name="f337" draw:formula="0*logheight/590550"/>
                <draw:equation draw:name="f338" draw:formula="1000125*logwidth/1228725"/>
                <draw:equation draw:name="f339" draw:formula="95250*logheight/590550"/>
                <draw:equation draw:name="f340" draw:formula="1057275*logwidth/1228725"/>
                <draw:equation draw:name="f341" draw:formula="114300*logheight/590550"/>
                <draw:equation draw:name="f342" draw:formula="1114425*logwidth/1228725"/>
                <draw:equation draw:name="f343" draw:formula="133350*logheight/590550"/>
                <draw:equation draw:name="f344" draw:formula="1171575*logwidth/1228725"/>
                <draw:equation draw:name="f345" draw:formula="104775*logheight/590550"/>
                <draw:equation draw:name="f346" draw:formula="1200150*logwidth/1228725"/>
                <draw:equation draw:name="f347" draw:formula="180975*logheight/590550"/>
                <draw:equation draw:name="f348" draw:formula="1228725*logwidth/1228725"/>
                <draw:equation draw:name="f349" draw:formula="190500*logheight/590550"/>
                <draw:equation draw:name="f350" draw:formula="logwidth"/>
                <draw:equation draw:name="f351" draw:formula="logheight"/>
              </draw:enhanced-geometry>
            </draw:custom-shape>
          </draw:g>
          <draw:custom-shape draw:name="テキスト ボックス 6" draw:style-name="gr1" draw:text-style-name="P2" draw:layer="layout" svg:width="3.265cm" svg:height="0.716cm" svg:x="5.687cm" svg:y="1.182cm">
            <text:p text:style-name="P1"><text:span text:style-name="T2">入力シーケン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7" draw:text-style-name="P5" draw:layer="layout" svg:width="0.981cm" svg:height="1.804cm" svg:x="7.32cm" svg:y="1.909cm">
            <text:p/>
            <draw:enhanced-geometry draw:mirror-horizontal="false" draw:mirror-vertical="false" svg:viewBox="0 0 21600 21600" draw:type="mso-spt32" draw:enhanced-path="M 0 0 L 21600 21600 N"/>
          </draw:custom-shape>
          <draw:custom-shape draw:name="テキスト ボックス 8" draw:style-name="gr1" draw:text-style-name="P2" draw:layer="layout" svg:width="3.988cm" svg:height="0.716cm" svg:x="12.354cm" svg:y="5.294cm">
            <text:p text:style-name="P1"><text:span text:style-name="T2">未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9" draw:style-name="gr8" draw:text-style-name="P5" draw:layer="layout" svg:x1="9.776cm" svg:y1="0.924cm" svg:x2="9.776cm" svg:y2="5.957cm">
            <text:p/>
          </draw:line>
          <draw:line draw:name="直線コネクタ 10" draw:style-name="gr8" draw:text-style-name="P5" draw:layer="layout" svg:x1="8.088cm" svg:y1="0.924cm" svg:x2="8.088cm" svg:y2="5.957cm">
            <text:p/>
          </draw:line>
          <draw:line draw:name="直線コネクタ 11" draw:style-name="gr8" draw:text-style-name="P5" draw:layer="layout" svg:x1="17.368cm" svg:y1="0.924cm" svg:x2="17.368cm" svg:y2="5.957cm">
            <text:p/>
          </draw:line>
          <draw:custom-shape draw:name="直線矢印コネクタ 12" draw:style-name="gr9" draw:text-style-name="P5" draw:layer="layout" svg:width="7.455cm" svg:height="0.001cm" svg:x="9.776cm" svg:y="5.256cm">
            <text:p/>
            <draw:enhanced-geometry draw:mirror-horizontal="false" draw:mirror-vertical="false" svg:viewBox="0 0 21600 21600" draw:type="mso-spt32" draw:enhanced-path="M 0 0 L 21600 21600 N"/>
          </draw:custom-shape>
          <draw:custom-shape draw:name="直線矢印コネクタ 13" draw:style-name="gr9" draw:text-style-name="P5" draw:layer="layout" svg:width="1.687cm" svg:height="0.001cm" svg:x="8.089cm" svg:y="5.256cm">
            <text:p/>
            <draw:enhanced-geometry draw:mirror-horizontal="false" draw:mirror-vertical="false" svg:viewBox="0 0 21600 21600" draw:type="mso-spt32" draw:enhanced-path="M 0 0 L 21600 21600 N"/>
          </draw:custom-shape>
          <draw:custom-shape draw:name="テキスト ボックス 14" draw:style-name="gr1" draw:text-style-name="P2" draw:layer="layout" svg:width="2.541cm" svg:height="0.716cm" svg:x="7.81cm" svg:y="5.345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5" draw:style-name="gr9" draw:text-style-name="P5" draw:layer="layout" svg:width="1.612cm" svg:height="0.001cm" svg:x="9.776cm" svg:y="4.291cm">
            <text:p/>
            <draw:enhanced-geometry draw:mirror-horizontal="false" draw:mirror-vertical="false" svg:viewBox="0 0 21600 21600" draw:type="mso-spt32" draw:enhanced-path="M 0 0 L 21600 21600 N"/>
          </draw:custom-shape>
          <draw:line draw:name="直線コネクタ 16" draw:style-name="gr8" draw:text-style-name="P5" draw:layer="layout" svg:x1="11.389cm" svg:y1="0.924cm" svg:x2="11.389cm" svg:y2="5.017cm">
            <text:p/>
          </draw:line>
          <draw:custom-shape draw:name="テキスト ボックス 17" draw:style-name="gr1" draw:text-style-name="P2" draw:layer="layout" svg:width="1.847cm" svg:height="0.716cm" svg:x="9.905cm" svg:y="4.53cm">
            <text:p text:style-name="P1"><text:span text:style-name="T2">予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グループ化 71">
          <draw:g draw:name="グループ化 26">
            <draw:custom-shape draw:name="フリーフォーム 31" draw:style-name="gr4" draw:text-style-name="P2" draw:layer="layout" svg:width="9.275cm" svg:height="2.122cm" svg:x="2.676cm" svg:y="8.81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32" draw:style-name="gr5" draw:text-style-name="P2" draw:layer="layout" svg:width="1.049cm" svg:height="1.139cm" svg:x="4.401cm" svg:y="9.458cm">
              <text:p/>
              <draw:enhanced-geometry draw:mirror-horizontal="false" draw:mirror-vertical="false" svg:viewBox="0 0 0 0" drawooo:sub-view-size="800100 485888" draw:text-areas="0 0 ?f38 ?f39" draw:type="ooxml-non-primitive" draw:enhanced-path="M 0 485888 C 14567 480061 56291 462290 76200 457313 91906 453386 107950 450963 123825 447788 142875 435088 159255 416928 180975 409688 190500 406513 200773 405039 209550 400163 229564 389044 247650 374763 266700 362063 L 323850 323963 C 333375 317613 341565 308533 352425 304913 L 381000 295388 C 387350 285863 391111 273964 400050 266813 407890 260541 421525 264388 428625 257288 539750 146163 414338 235063 495300 181088 508000 162038 514350 136638 533400 123938 L 590550 85838 C 593725 76313 592975 64363 600075 57263 607175 50163 619670 52228 628650 47738 638889 42618 646986 33808 657225 28688 669953 22324 712913 12079 723900 9638 775169 -1755 758687 113 800100 113 N">
                <draw:equation draw:name="f0" draw:formula="0*logwidth/800100"/>
                <draw:equation draw:name="f1" draw:formula="485888*logheight/485888"/>
                <draw:equation draw:name="f2" draw:formula="76200*logwidth/800100"/>
                <draw:equation draw:name="f3" draw:formula="457313*logheight/485888"/>
                <draw:equation draw:name="f4" draw:formula="123825*logwidth/800100"/>
                <draw:equation draw:name="f5" draw:formula="447788*logheight/485888"/>
                <draw:equation draw:name="f6" draw:formula="180975*logwidth/800100"/>
                <draw:equation draw:name="f7" draw:formula="409688*logheight/485888"/>
                <draw:equation draw:name="f8" draw:formula="209550*logwidth/800100"/>
                <draw:equation draw:name="f9" draw:formula="400163*logheight/485888"/>
                <draw:equation draw:name="f10" draw:formula="266700*logwidth/800100"/>
                <draw:equation draw:name="f11" draw:formula="362063*logheight/485888"/>
                <draw:equation draw:name="f12" draw:formula="323850*logwidth/800100"/>
                <draw:equation draw:name="f13" draw:formula="323963*logheight/485888"/>
                <draw:equation draw:name="f14" draw:formula="352425*logwidth/800100"/>
                <draw:equation draw:name="f15" draw:formula="304913*logheight/485888"/>
                <draw:equation draw:name="f16" draw:formula="381000*logwidth/800100"/>
                <draw:equation draw:name="f17" draw:formula="295388*logheight/485888"/>
                <draw:equation draw:name="f18" draw:formula="400050*logwidth/800100"/>
                <draw:equation draw:name="f19" draw:formula="266813*logheight/485888"/>
                <draw:equation draw:name="f20" draw:formula="428625*logwidth/800100"/>
                <draw:equation draw:name="f21" draw:formula="257288*logheight/485888"/>
                <draw:equation draw:name="f22" draw:formula="495300*logwidth/800100"/>
                <draw:equation draw:name="f23" draw:formula="181088*logheight/485888"/>
                <draw:equation draw:name="f24" draw:formula="533400*logwidth/800100"/>
                <draw:equation draw:name="f25" draw:formula="123938*logheight/485888"/>
                <draw:equation draw:name="f26" draw:formula="590550*logwidth/800100"/>
                <draw:equation draw:name="f27" draw:formula="85838*logheight/485888"/>
                <draw:equation draw:name="f28" draw:formula="600075*logwidth/800100"/>
                <draw:equation draw:name="f29" draw:formula="57263*logheight/485888"/>
                <draw:equation draw:name="f30" draw:formula="628650*logwidth/800100"/>
                <draw:equation draw:name="f31" draw:formula="47738*logheight/485888"/>
                <draw:equation draw:name="f32" draw:formula="657225*logwidth/800100"/>
                <draw:equation draw:name="f33" draw:formula="28688*logheight/485888"/>
                <draw:equation draw:name="f34" draw:formula="723900*logwidth/800100"/>
                <draw:equation draw:name="f35" draw:formula="9638*logheight/485888"/>
                <draw:equation draw:name="f36" draw:formula="800100*logwidth/800100"/>
                <draw:equation draw:name="f37" draw:formula="113*logheight/485888"/>
                <draw:equation draw:name="f38" draw:formula="logwidth"/>
                <draw:equation draw:name="f39" draw:formula="logheight"/>
              </draw:enhanced-geometry>
            </draw:custom-shape>
            <draw:custom-shape draw:name="フリーフォーム 33" draw:style-name="gr6" draw:text-style-name="P2" draw:layer="layout" svg:width="1.249cm" svg:height="0.738cm" svg:x="5.476cm" svg:y="9.481cm">
              <text:p/>
              <draw:enhanced-geometry draw:mirror-horizontal="false" draw:mirror-vertical="false" svg:viewBox="0 0 0 0" drawooo:sub-view-size="952500 315123" draw:text-areas="0 0 ?f32 ?f33" draw:type="ooxml-non-primitive" draw:enhanced-path="M 0 0 C 220083 10480 136700 -11583 257175 28575 266700 31750 277396 32531 285750 38100 295275 44450 303864 52501 314325 57150 332675 65305 354767 65061 371475 76200 L 428625 114300 C 457200 111125 485990 109502 514350 104775 524254 103124 532885 95250 542925 95250 552965 95250 561975 101600 571500 104775 574675 114300 574753 125510 581025 133350 625475 188912 609600 95250 647700 209550 670370 277560 650042 255561 695325 285750 L 771525 276225 C 790644 273494 809939 262016 828675 266700 945022 295787 841809 303955 914400 314325 926972 316121 939800 314325 952500 314325 N">
                <draw:equation draw:name="f0" draw:formula="0*logwidth/952500"/>
                <draw:equation draw:name="f1" draw:formula="0*logheight/315123"/>
                <draw:equation draw:name="f2" draw:formula="257175*logwidth/952500"/>
                <draw:equation draw:name="f3" draw:formula="28575*logheight/315123"/>
                <draw:equation draw:name="f4" draw:formula="285750*logwidth/952500"/>
                <draw:equation draw:name="f5" draw:formula="38100*logheight/315123"/>
                <draw:equation draw:name="f6" draw:formula="314325*logwidth/952500"/>
                <draw:equation draw:name="f7" draw:formula="57150*logheight/315123"/>
                <draw:equation draw:name="f8" draw:formula="371475*logwidth/952500"/>
                <draw:equation draw:name="f9" draw:formula="76200*logheight/315123"/>
                <draw:equation draw:name="f10" draw:formula="428625*logwidth/952500"/>
                <draw:equation draw:name="f11" draw:formula="114300*logheight/315123"/>
                <draw:equation draw:name="f12" draw:formula="514350*logwidth/952500"/>
                <draw:equation draw:name="f13" draw:formula="104775*logheight/315123"/>
                <draw:equation draw:name="f14" draw:formula="542925*logwidth/952500"/>
                <draw:equation draw:name="f15" draw:formula="95250*logheight/315123"/>
                <draw:equation draw:name="f16" draw:formula="571500*logwidth/952500"/>
                <draw:equation draw:name="f17" draw:formula="104775*logheight/315123"/>
                <draw:equation draw:name="f18" draw:formula="581025*logwidth/952500"/>
                <draw:equation draw:name="f19" draw:formula="133350*logheight/315123"/>
                <draw:equation draw:name="f20" draw:formula="647700*logwidth/952500"/>
                <draw:equation draw:name="f21" draw:formula="209550*logheight/315123"/>
                <draw:equation draw:name="f22" draw:formula="695325*logwidth/952500"/>
                <draw:equation draw:name="f23" draw:formula="285750*logheight/315123"/>
                <draw:equation draw:name="f24" draw:formula="771525*logwidth/952500"/>
                <draw:equation draw:name="f25" draw:formula="276225*logheight/315123"/>
                <draw:equation draw:name="f26" draw:formula="828675*logwidth/952500"/>
                <draw:equation draw:name="f27" draw:formula="266700*logheight/315123"/>
                <draw:equation draw:name="f28" draw:formula="914400*logwidth/952500"/>
                <draw:equation draw:name="f29" draw:formula="314325*logheight/315123"/>
                <draw:equation draw:name="f30" draw:formula="952500*logwidth/952500"/>
                <draw:equation draw:name="f31" draw:formula="314325*logheight/315123"/>
                <draw:equation draw:name="f32" draw:formula="logwidth"/>
                <draw:equation draw:name="f33" draw:formula="logheight"/>
              </draw:enhanced-geometry>
            </draw:custom-shape>
          </draw:g>
          <draw:line draw:name="直線コネクタ 27" draw:style-name="gr8" draw:text-style-name="P5" draw:layer="layout" svg:x1="5.369cm" svg:y1="8.729cm" svg:x2="5.369cm" svg:y2="11.827cm">
            <text:p/>
          </draw:line>
          <draw:line draw:name="直線コネクタ 28" draw:style-name="gr8" draw:text-style-name="P5" draw:layer="layout" svg:x1="2.721cm" svg:y1="9.024cm" svg:x2="2.713cm" svg:y2="11.827cm">
            <text:p/>
          </draw:line>
          <draw:custom-shape draw:name="テキスト ボックス 29" draw:style-name="gr1" draw:text-style-name="P2" draw:layer="layout" svg:width="2.541cm" svg:height="0.716cm" svg:x="2.722cm" svg:y="11.215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30" draw:style-name="gr9" draw:text-style-name="P5" draw:layer="layout" svg:width="2.756cm" svg:height="0.001cm" svg:x="2.612cm" svg:y="11.153cm">
            <text:p/>
            <draw:enhanced-geometry draw:mirror-horizontal="false" draw:mirror-vertical="false" svg:viewBox="0 0 21600 21600" draw:type="mso-spt32" draw:enhanced-path="M 0 0 L 21600 21600 N"/>
          </draw:custom-shape>
        </draw:g>
        <draw:g draw:name="グループ化 74">
          <draw:g draw:name="グループ化 43">
            <draw:custom-shape draw:name="フリーフォーム 48" draw:style-name="gr4" draw:text-style-name="P2" draw:layer="layout" svg:width="9.275cm" svg:height="2.122cm" svg:x="2.646cm" svg:y="12.847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49" draw:style-name="gr5" draw:text-style-name="P2" draw:layer="layout" svg:width="0.974cm" svg:height="0.602cm" svg:x="5.403cm" svg:y="13.501cm">
              <text:p/>
              <draw:enhanced-geometry draw:mirror-horizontal="false" draw:mirror-vertical="false" svg:viewBox="0 0 0 0" drawooo:sub-view-size="742950 257175" draw:text-areas="0 0 ?f26 ?f27" draw:type="ooxml-non-primitive" draw:enhanced-path="M 0 0 C 79375 3175 158888 3865 238125 9525 248140 10240 257014 16408 266700 19050 291959 25939 318062 29821 342900 38100 L 400050 57150 C 409575 60325 420271 61106 428625 66675 438150 73025 448406 78396 457200 85725 482835 107088 483944 119836 514350 133350 532700 141505 554792 141261 571500 152400 L 628650 190500 C 638175 196850 646365 205930 657225 209550 666750 212725 677023 214199 685800 219075 705814 230194 742950 257175 742950 257175 N">
                <draw:equation draw:name="f0" draw:formula="0*logwidth/742950"/>
                <draw:equation draw:name="f1" draw:formula="0*logheight/257175"/>
                <draw:equation draw:name="f2" draw:formula="238125*logwidth/742950"/>
                <draw:equation draw:name="f3" draw:formula="9525*logheight/257175"/>
                <draw:equation draw:name="f4" draw:formula="266700*logwidth/742950"/>
                <draw:equation draw:name="f5" draw:formula="19050*logheight/257175"/>
                <draw:equation draw:name="f6" draw:formula="342900*logwidth/742950"/>
                <draw:equation draw:name="f7" draw:formula="38100*logheight/257175"/>
                <draw:equation draw:name="f8" draw:formula="400050*logwidth/742950"/>
                <draw:equation draw:name="f9" draw:formula="57150*logheight/257175"/>
                <draw:equation draw:name="f10" draw:formula="428625*logwidth/742950"/>
                <draw:equation draw:name="f11" draw:formula="66675*logheight/257175"/>
                <draw:equation draw:name="f12" draw:formula="457200*logwidth/742950"/>
                <draw:equation draw:name="f13" draw:formula="85725*logheight/257175"/>
                <draw:equation draw:name="f14" draw:formula="514350*logwidth/742950"/>
                <draw:equation draw:name="f15" draw:formula="133350*logheight/257175"/>
                <draw:equation draw:name="f16" draw:formula="571500*logwidth/742950"/>
                <draw:equation draw:name="f17" draw:formula="152400*logheight/257175"/>
                <draw:equation draw:name="f18" draw:formula="628650*logwidth/742950"/>
                <draw:equation draw:name="f19" draw:formula="190500*logheight/257175"/>
                <draw:equation draw:name="f20" draw:formula="657225*logwidth/742950"/>
                <draw:equation draw:name="f21" draw:formula="209550*logheight/257175"/>
                <draw:equation draw:name="f22" draw:formula="685800*logwidth/742950"/>
                <draw:equation draw:name="f23" draw:formula="219075*logheight/257175"/>
                <draw:equation draw:name="f24" draw:formula="742950*logwidth/742950"/>
                <draw:equation draw:name="f25" draw:formula="257175*logheight/257175"/>
                <draw:equation draw:name="f26" draw:formula="logwidth"/>
                <draw:equation draw:name="f27" draw:formula="logheight"/>
              </draw:enhanced-geometry>
            </draw:custom-shape>
            <draw:custom-shape draw:name="フリーフォーム 50" draw:style-name="gr6" draw:text-style-name="P2" draw:layer="layout" svg:width="1.037cm" svg:height="1.005cm" svg:x="6.416cm" svg:y="13.188cm">
              <text:p/>
              <draw:enhanced-geometry draw:mirror-horizontal="false" draw:mirror-vertical="false" svg:viewBox="0 0 0 0" drawooo:sub-view-size="790575 428625" draw:text-areas="0 0 ?f34 ?f35" draw:type="ooxml-non-primitive" draw:enhanced-path="M 0 400050 C 15138 406105 65217 428625 85725 428625 101914 428625 117475 422275 133350 419100 142875 412750 153830 408145 161925 400050 170020 391955 169697 373436 180975 371475 246738 360038 314325 365125 381000 361950 390525 355600 402424 351839 409575 342900 471550 265431 357856 366044 438150 285750 446245 277655 456264 271349 466725 266700 512008 246574 533102 246112 581025 238125 L 600075 180975 C 603250 171450 604031 160754 609600 152400 615950 142875 624001 134286 628650 123825 636805 105475 641350 85725 647700 66675 653975 47851 659489 22954 676275 9525 684115 3253 695325 3175 704850 0 784200 9919 755452 9525 790575 9525 N">
                <draw:equation draw:name="f0" draw:formula="0*logwidth/790575"/>
                <draw:equation draw:name="f1" draw:formula="400050*logheight/428625"/>
                <draw:equation draw:name="f2" draw:formula="85725*logwidth/790575"/>
                <draw:equation draw:name="f3" draw:formula="428625*logheight/428625"/>
                <draw:equation draw:name="f4" draw:formula="133350*logwidth/790575"/>
                <draw:equation draw:name="f5" draw:formula="419100*logheight/428625"/>
                <draw:equation draw:name="f6" draw:formula="161925*logwidth/790575"/>
                <draw:equation draw:name="f7" draw:formula="400050*logheight/428625"/>
                <draw:equation draw:name="f8" draw:formula="180975*logwidth/790575"/>
                <draw:equation draw:name="f9" draw:formula="371475*logheight/428625"/>
                <draw:equation draw:name="f10" draw:formula="381000*logwidth/790575"/>
                <draw:equation draw:name="f11" draw:formula="361950*logheight/428625"/>
                <draw:equation draw:name="f12" draw:formula="409575*logwidth/790575"/>
                <draw:equation draw:name="f13" draw:formula="342900*logheight/428625"/>
                <draw:equation draw:name="f14" draw:formula="438150*logwidth/790575"/>
                <draw:equation draw:name="f15" draw:formula="285750*logheight/428625"/>
                <draw:equation draw:name="f16" draw:formula="466725*logwidth/790575"/>
                <draw:equation draw:name="f17" draw:formula="266700*logheight/428625"/>
                <draw:equation draw:name="f18" draw:formula="581025*logwidth/790575"/>
                <draw:equation draw:name="f19" draw:formula="238125*logheight/428625"/>
                <draw:equation draw:name="f20" draw:formula="600075*logwidth/790575"/>
                <draw:equation draw:name="f21" draw:formula="180975*logheight/428625"/>
                <draw:equation draw:name="f22" draw:formula="609600*logwidth/790575"/>
                <draw:equation draw:name="f23" draw:formula="152400*logheight/428625"/>
                <draw:equation draw:name="f24" draw:formula="628650*logwidth/790575"/>
                <draw:equation draw:name="f25" draw:formula="123825*logheight/428625"/>
                <draw:equation draw:name="f26" draw:formula="647700*logwidth/790575"/>
                <draw:equation draw:name="f27" draw:formula="66675*logheight/428625"/>
                <draw:equation draw:name="f28" draw:formula="676275*logwidth/790575"/>
                <draw:equation draw:name="f29" draw:formula="9525*logheight/428625"/>
                <draw:equation draw:name="f30" draw:formula="704850*logwidth/790575"/>
                <draw:equation draw:name="f31" draw:formula="0*logheight/428625"/>
                <draw:equation draw:name="f32" draw:formula="790575*logwidth/790575"/>
                <draw:equation draw:name="f33" draw:formula="9525*logheight/428625"/>
                <draw:equation draw:name="f34" draw:formula="logwidth"/>
                <draw:equation draw:name="f35" draw:formula="logheight"/>
              </draw:enhanced-geometry>
            </draw:custom-shape>
          </draw:g>
          <draw:line draw:name="直線コネクタ 44" draw:style-name="gr8" draw:text-style-name="P5" draw:layer="layout" svg:x1="6.378cm" svg:y1="12.712cm" svg:x2="6.378cm" svg:y2="15.81cm">
            <text:p/>
          </draw:line>
          <draw:line draw:name="直線コネクタ 45" draw:style-name="gr8" draw:text-style-name="P5" draw:layer="layout" svg:x1="2.645cm" svg:y1="13.044cm" svg:x2="2.637cm" svg:y2="15.847cm">
            <text:p/>
          </draw:line>
          <draw:custom-shape draw:name="テキスト ボックス 46" draw:style-name="gr1" draw:text-style-name="P2" draw:layer="layout" svg:width="2.541cm" svg:height="0.716cm" svg:x="3.164cm" svg:y="15.174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47" draw:style-name="gr9" draw:text-style-name="P5" draw:layer="layout" svg:width="3.879cm" svg:height="0.001cm" svg:x="2.536cm" svg:y="15.173cm">
            <text:p/>
            <draw:enhanced-geometry draw:mirror-horizontal="false" draw:mirror-vertical="false" svg:viewBox="0 0 21600 21600" draw:type="mso-spt32" draw:enhanced-path="M 0 0 L 21600 21600 N"/>
          </draw:custom-shape>
        </draw:g>
        <draw:custom-shape draw:name="テキスト ボックス 68" draw:style-name="gr1" draw:text-style-name="P2" draw:layer="layout" svg:width="9.6cm" svg:height="2.279cm" svg:x="2.017cm" svg:y="16.326cm">
          <text:p text:style-name="P1"><text:span text:style-name="T1">観測データの入手までに時間が掛からない場合や短期間予測で十分な場合。</text:span></text:p>
          <text:p text:style-name="P1"><text:span text:style-name="T1">わりと精度が悪化しない。</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73">
          <draw:custom-shape draw:name="テキスト ボックス 18" draw:style-name="gr1" draw:text-style-name="P2" draw:layer="layout" svg:width="5.245cm" svg:height="1.181cm" svg:x="18.617cm" svg:y="10.531cm">
            <text:p text:style-name="P1"><text:span text:style-name="T2">入力シーケンス</text:span></text:p>
            <text:p text:style-name="P1"><text:span text:style-name="T2">（直前の予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9" draw:style-name="gr7" draw:text-style-name="P5" draw:layer="layout" svg:width="1.382cm" svg:height="1.572cm" svg:x="17.234cm" svg:y="9.556cm">
            <text:p/>
            <draw:enhanced-geometry draw:mirror-horizontal="true" draw:mirror-vertical="true" svg:viewBox="0 0 21600 21600" draw:type="mso-spt32" draw:enhanced-path="M 0 0 L 21600 21600 N"/>
          </draw:custom-shape>
          <draw:g draw:name="グループ化 35">
            <draw:custom-shape draw:name="フリーフォーム 39" draw:style-name="gr4" draw:text-style-name="P2" draw:layer="layout" svg:width="9.275cm" svg:height="2.122cm" svg:x="14.952cm" svg:y="8.233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40" draw:style-name="gr5" draw:text-style-name="P2" draw:layer="layout" svg:width="1.187cm" svg:height="1.228cm" svg:x="16.659cm" svg:y="8.819cm">
              <text:p/>
              <draw:enhanced-geometry draw:mirror-horizontal="false" draw:mirror-vertical="false" svg:viewBox="0 0 0 0" drawooo:sub-view-size="904875 523875" draw:text-areas="0 0 ?f40 ?f41" draw:type="ooxml-non-primitive" draw:enhanced-path="M 0 523875 C 15875 517525 31616 510828 47625 504825 57026 501300 67220 499790 76200 495300 86439 490180 95250 482600 104775 476250 136287 381715 83417 526124 142875 419100 183284 346364 133783 371331 190500 352425 261175 375983 258560 379042 381000 352425 403373 347561 438150 314325 438150 314325 445897 291084 448261 275639 466725 257175 474820 249080 486506 245454 495300 238125 568639 177009 481504 237798 552450 190500 607045 108608 541590 212220 581025 133350 586145 123111 594955 115014 600075 104775 604565 95795 606842 85854 609600 76200 613196 63613 611863 48992 619125 38100 625475 28575 637239 23699 647700 19050 666050 10895 704850 0 704850 0 794891 22510 686337 -11571 781050 47625 792151 54563 806450 53975 819150 57150 892853 46621 865745 57665 904875 38100 N">
                <draw:equation draw:name="f0" draw:formula="0*logwidth/904875"/>
                <draw:equation draw:name="f1" draw:formula="523875*logheight/523875"/>
                <draw:equation draw:name="f2" draw:formula="47625*logwidth/904875"/>
                <draw:equation draw:name="f3" draw:formula="504825*logheight/523875"/>
                <draw:equation draw:name="f4" draw:formula="76200*logwidth/904875"/>
                <draw:equation draw:name="f5" draw:formula="495300*logheight/523875"/>
                <draw:equation draw:name="f6" draw:formula="104775*logwidth/904875"/>
                <draw:equation draw:name="f7" draw:formula="476250*logheight/523875"/>
                <draw:equation draw:name="f8" draw:formula="142875*logwidth/904875"/>
                <draw:equation draw:name="f9" draw:formula="419100*logheight/523875"/>
                <draw:equation draw:name="f10" draw:formula="190500*logwidth/904875"/>
                <draw:equation draw:name="f11" draw:formula="352425*logheight/523875"/>
                <draw:equation draw:name="f12" draw:formula="381000*logwidth/904875"/>
                <draw:equation draw:name="f13" draw:formula="352425*logheight/523875"/>
                <draw:equation draw:name="f14" draw:formula="438150*logwidth/904875"/>
                <draw:equation draw:name="f15" draw:formula="314325*logheight/523875"/>
                <draw:equation draw:name="f16" draw:formula="466725*logwidth/904875"/>
                <draw:equation draw:name="f17" draw:formula="257175*logheight/523875"/>
                <draw:equation draw:name="f18" draw:formula="495300*logwidth/904875"/>
                <draw:equation draw:name="f19" draw:formula="238125*logheight/523875"/>
                <draw:equation draw:name="f20" draw:formula="552450*logwidth/904875"/>
                <draw:equation draw:name="f21" draw:formula="190500*logheight/523875"/>
                <draw:equation draw:name="f22" draw:formula="581025*logwidth/904875"/>
                <draw:equation draw:name="f23" draw:formula="133350*logheight/523875"/>
                <draw:equation draw:name="f24" draw:formula="600075*logwidth/904875"/>
                <draw:equation draw:name="f25" draw:formula="104775*logheight/523875"/>
                <draw:equation draw:name="f26" draw:formula="609600*logwidth/904875"/>
                <draw:equation draw:name="f27" draw:formula="76200*logheight/523875"/>
                <draw:equation draw:name="f28" draw:formula="619125*logwidth/904875"/>
                <draw:equation draw:name="f29" draw:formula="38100*logheight/523875"/>
                <draw:equation draw:name="f30" draw:formula="647700*logwidth/904875"/>
                <draw:equation draw:name="f31" draw:formula="19050*logheight/523875"/>
                <draw:equation draw:name="f32" draw:formula="704850*logwidth/904875"/>
                <draw:equation draw:name="f33" draw:formula="0*logheight/523875"/>
                <draw:equation draw:name="f34" draw:formula="781050*logwidth/904875"/>
                <draw:equation draw:name="f35" draw:formula="47625*logheight/523875"/>
                <draw:equation draw:name="f36" draw:formula="819150*logwidth/904875"/>
                <draw:equation draw:name="f37" draw:formula="57150*logheight/523875"/>
                <draw:equation draw:name="f38" draw:formula="904875*logwidth/904875"/>
                <draw:equation draw:name="f39" draw:formula="38100*logheight/523875"/>
                <draw:equation draw:name="f40" draw:formula="logwidth"/>
                <draw:equation draw:name="f41" draw:formula="logheight"/>
              </draw:enhanced-geometry>
            </draw:custom-shape>
            <draw:custom-shape draw:name="フリーフォーム 41" draw:style-name="gr6" draw:text-style-name="P2" draw:layer="layout" svg:width="1.365cm" svg:height="1.318cm" svg:x="17.834cm" svg:y="8.729cm">
              <text:p/>
              <draw:enhanced-geometry draw:mirror-horizontal="false" draw:mirror-vertical="false" svg:viewBox="0 0 0 0" drawooo:sub-view-size="1040611 561975" draw:text-areas="0 0 ?f72 ?f73" draw:type="ooxml-non-primitive" draw:enhanced-path="M 0 85725 C 95192 66687 7590 93365 76200 47625 84554 42056 95998 42976 104775 38100 124789 26981 161925 0 161925 0 171450 3175 181520 5035 190500 9525 264358 46454 175826 14159 247650 38100 271591 109924 239296 21392 276225 95250 280715 104230 281260 114845 285750 123825 290870 134064 299680 142161 304800 152400 309290 161380 309835 171995 314325 180975 319445 191214 328255 199311 333375 209550 337865 218530 338410 229145 342900 238125 348020 248364 356830 256461 361950 266700 366440 275680 364375 288175 371475 295275 378575 302375 390525 301625 400050 304800 415925 301625 431969 299202 447675 295275 457415 292840 466596 288508 476250 285750 488837 282154 501650 279400 514350 276225 527050 279400 542228 277572 552450 285750 560290 292022 557485 305345 561975 314325 567095 324564 575905 332661 581025 342900 585515 351880 586060 362495 590550 371475 595670 381714 604480 389811 609600 400050 614090 409030 612853 420785 619125 428625 637323 451373 653268 445696 676275 457200 686514 462320 695325 469900 704850 476250 L 723900 533400 733425 561975 C 752475 555625 784225 561975 790575 542925 793750 533400 793000 521450 800100 514350 807200 507250 819898 509701 828675 504825 848689 493706 866775 479425 885825 466725 895350 460375 903041 449095 914400 447675 L 990600 438150 C 1000125 434975 1011335 434897 1019175 428625 1050553 403522 1038225 368854 1038225 333375 N">
                <draw:equation draw:name="f0" draw:formula="0*logwidth/1040611"/>
                <draw:equation draw:name="f1" draw:formula="85725*logheight/561975"/>
                <draw:equation draw:name="f2" draw:formula="76200*logwidth/1040611"/>
                <draw:equation draw:name="f3" draw:formula="47625*logheight/561975"/>
                <draw:equation draw:name="f4" draw:formula="104775*logwidth/1040611"/>
                <draw:equation draw:name="f5" draw:formula="38100*logheight/561975"/>
                <draw:equation draw:name="f6" draw:formula="161925*logwidth/1040611"/>
                <draw:equation draw:name="f7" draw:formula="0*logheight/561975"/>
                <draw:equation draw:name="f8" draw:formula="190500*logwidth/1040611"/>
                <draw:equation draw:name="f9" draw:formula="9525*logheight/561975"/>
                <draw:equation draw:name="f10" draw:formula="247650*logwidth/1040611"/>
                <draw:equation draw:name="f11" draw:formula="38100*logheight/561975"/>
                <draw:equation draw:name="f12" draw:formula="276225*logwidth/1040611"/>
                <draw:equation draw:name="f13" draw:formula="95250*logheight/561975"/>
                <draw:equation draw:name="f14" draw:formula="285750*logwidth/1040611"/>
                <draw:equation draw:name="f15" draw:formula="123825*logheight/561975"/>
                <draw:equation draw:name="f16" draw:formula="304800*logwidth/1040611"/>
                <draw:equation draw:name="f17" draw:formula="152400*logheight/561975"/>
                <draw:equation draw:name="f18" draw:formula="314325*logwidth/1040611"/>
                <draw:equation draw:name="f19" draw:formula="180975*logheight/561975"/>
                <draw:equation draw:name="f20" draw:formula="333375*logwidth/1040611"/>
                <draw:equation draw:name="f21" draw:formula="209550*logheight/561975"/>
                <draw:equation draw:name="f22" draw:formula="342900*logwidth/1040611"/>
                <draw:equation draw:name="f23" draw:formula="238125*logheight/561975"/>
                <draw:equation draw:name="f24" draw:formula="361950*logwidth/1040611"/>
                <draw:equation draw:name="f25" draw:formula="266700*logheight/561975"/>
                <draw:equation draw:name="f26" draw:formula="371475*logwidth/1040611"/>
                <draw:equation draw:name="f27" draw:formula="295275*logheight/561975"/>
                <draw:equation draw:name="f28" draw:formula="400050*logwidth/1040611"/>
                <draw:equation draw:name="f29" draw:formula="304800*logheight/561975"/>
                <draw:equation draw:name="f30" draw:formula="447675*logwidth/1040611"/>
                <draw:equation draw:name="f31" draw:formula="295275*logheight/561975"/>
                <draw:equation draw:name="f32" draw:formula="476250*logwidth/1040611"/>
                <draw:equation draw:name="f33" draw:formula="285750*logheight/561975"/>
                <draw:equation draw:name="f34" draw:formula="514350*logwidth/1040611"/>
                <draw:equation draw:name="f35" draw:formula="276225*logheight/561975"/>
                <draw:equation draw:name="f36" draw:formula="552450*logwidth/1040611"/>
                <draw:equation draw:name="f37" draw:formula="285750*logheight/561975"/>
                <draw:equation draw:name="f38" draw:formula="561975*logwidth/1040611"/>
                <draw:equation draw:name="f39" draw:formula="314325*logheight/561975"/>
                <draw:equation draw:name="f40" draw:formula="581025*logwidth/1040611"/>
                <draw:equation draw:name="f41" draw:formula="342900*logheight/561975"/>
                <draw:equation draw:name="f42" draw:formula="590550*logwidth/1040611"/>
                <draw:equation draw:name="f43" draw:formula="371475*logheight/561975"/>
                <draw:equation draw:name="f44" draw:formula="609600*logwidth/1040611"/>
                <draw:equation draw:name="f45" draw:formula="400050*logheight/561975"/>
                <draw:equation draw:name="f46" draw:formula="619125*logwidth/1040611"/>
                <draw:equation draw:name="f47" draw:formula="428625*logheight/561975"/>
                <draw:equation draw:name="f48" draw:formula="676275*logwidth/1040611"/>
                <draw:equation draw:name="f49" draw:formula="457200*logheight/561975"/>
                <draw:equation draw:name="f50" draw:formula="704850*logwidth/1040611"/>
                <draw:equation draw:name="f51" draw:formula="476250*logheight/561975"/>
                <draw:equation draw:name="f52" draw:formula="723900*logwidth/1040611"/>
                <draw:equation draw:name="f53" draw:formula="533400*logheight/561975"/>
                <draw:equation draw:name="f54" draw:formula="733425*logwidth/1040611"/>
                <draw:equation draw:name="f55" draw:formula="561975*logheight/561975"/>
                <draw:equation draw:name="f56" draw:formula="790575*logwidth/1040611"/>
                <draw:equation draw:name="f57" draw:formula="542925*logheight/561975"/>
                <draw:equation draw:name="f58" draw:formula="800100*logwidth/1040611"/>
                <draw:equation draw:name="f59" draw:formula="514350*logheight/561975"/>
                <draw:equation draw:name="f60" draw:formula="828675*logwidth/1040611"/>
                <draw:equation draw:name="f61" draw:formula="504825*logheight/561975"/>
                <draw:equation draw:name="f62" draw:formula="885825*logwidth/1040611"/>
                <draw:equation draw:name="f63" draw:formula="466725*logheight/561975"/>
                <draw:equation draw:name="f64" draw:formula="914400*logwidth/1040611"/>
                <draw:equation draw:name="f65" draw:formula="447675*logheight/561975"/>
                <draw:equation draw:name="f66" draw:formula="990600*logwidth/1040611"/>
                <draw:equation draw:name="f67" draw:formula="438150*logheight/561975"/>
                <draw:equation draw:name="f68" draw:formula="1019175*logwidth/1040611"/>
                <draw:equation draw:name="f69" draw:formula="428625*logheight/561975"/>
                <draw:equation draw:name="f70" draw:formula="1038225*logwidth/1040611"/>
                <draw:equation draw:name="f71" draw:formula="333375*logheight/561975"/>
                <draw:equation draw:name="f72" draw:formula="logwidth"/>
                <draw:equation draw:name="f73" draw:formula="logheight"/>
              </draw:enhanced-geometry>
            </draw:custom-shape>
          </draw:g>
          <draw:line draw:name="直線コネクタ 36" draw:style-name="gr8" draw:text-style-name="P5" draw:layer="layout" svg:x1="14.958cm" svg:y1="8.742cm" svg:x2="14.95cm" svg:y2="11.546cm">
            <text:p/>
          </draw:line>
          <draw:custom-shape draw:name="テキスト ボックス 37" draw:style-name="gr1" draw:text-style-name="P2" draw:layer="layout" svg:width="2.541cm" svg:height="0.716cm" svg:x="14.599cm" svg:y="10.933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38" draw:style-name="gr9" draw:text-style-name="P5" draw:layer="layout" svg:width="1.846cm" svg:height="0.001cm" svg:x="14.849cm" svg:y="10.872cm">
            <text:p/>
            <draw:enhanced-geometry draw:mirror-horizontal="false" draw:mirror-vertical="false" svg:viewBox="0 0 21600 21600" draw:type="mso-spt32" draw:enhanced-path="M 0 0 L 21600 21600 N"/>
          </draw:custom-shape>
          <draw:line draw:name="直線コネクタ 69" draw:style-name="gr8" draw:text-style-name="P5" draw:layer="layout" svg:x1="16.659cm" svg:y1="8.581cm" svg:x2="16.702cm" svg:y2="11.707cm">
            <text:p/>
          </draw:line>
        </draw:g>
        <draw:g draw:name="グループ化 75">
          <draw:custom-shape draw:name="テキスト ボックス 20" draw:style-name="gr1" draw:text-style-name="P2" draw:layer="layout" svg:width="5.245cm" svg:height="1.181cm" svg:x="18.025cm" svg:y="14.886cm">
            <text:p text:style-name="P1"><text:span text:style-name="T2">入力シーケンス</text:span></text:p>
            <text:p text:style-name="P1"><text:span text:style-name="T2">（直前の予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1" draw:style-name="gr7" draw:text-style-name="P5" draw:layer="layout" svg:width="0.387cm" svg:height="1.82cm" svg:x="18.025cm" svg:y="13.663cm">
            <text:p/>
            <draw:enhanced-geometry draw:mirror-horizontal="false" draw:mirror-vertical="true" svg:viewBox="0 0 21600 21600" draw:type="mso-spt32" draw:enhanced-path="M 0 0 L 21600 21600 N"/>
          </draw:custom-shape>
          <draw:g draw:name="グループ化 52">
            <draw:custom-shape draw:name="フリーフォーム 59" draw:style-name="gr4" draw:text-style-name="P2" draw:layer="layout" svg:width="9.275cm" svg:height="2.122cm" svg:x="14.587cm" svg:y="12.389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60" draw:style-name="gr5" draw:text-style-name="P2" draw:layer="layout" svg:width="1.187cm" svg:height="1.228cm" svg:x="16.295cm" svg:y="12.975cm">
              <text:p/>
              <draw:enhanced-geometry draw:mirror-horizontal="false" draw:mirror-vertical="false" svg:viewBox="0 0 0 0" drawooo:sub-view-size="904875 523875" draw:text-areas="0 0 ?f40 ?f41" draw:type="ooxml-non-primitive" draw:enhanced-path="M 0 523875 C 15875 517525 31616 510828 47625 504825 57026 501300 67220 499790 76200 495300 86439 490180 95250 482600 104775 476250 136287 381715 83417 526124 142875 419100 183284 346364 133783 371331 190500 352425 261175 375983 258560 379042 381000 352425 403373 347561 438150 314325 438150 314325 445897 291084 448261 275639 466725 257175 474820 249080 486506 245454 495300 238125 568639 177009 481504 237798 552450 190500 607045 108608 541590 212220 581025 133350 586145 123111 594955 115014 600075 104775 604565 95795 606842 85854 609600 76200 613196 63613 611863 48992 619125 38100 625475 28575 637239 23699 647700 19050 666050 10895 704850 0 704850 0 794891 22510 686337 -11571 781050 47625 792151 54563 806450 53975 819150 57150 892853 46621 865745 57665 904875 38100 N">
                <draw:equation draw:name="f0" draw:formula="0*logwidth/904875"/>
                <draw:equation draw:name="f1" draw:formula="523875*logheight/523875"/>
                <draw:equation draw:name="f2" draw:formula="47625*logwidth/904875"/>
                <draw:equation draw:name="f3" draw:formula="504825*logheight/523875"/>
                <draw:equation draw:name="f4" draw:formula="76200*logwidth/904875"/>
                <draw:equation draw:name="f5" draw:formula="495300*logheight/523875"/>
                <draw:equation draw:name="f6" draw:formula="104775*logwidth/904875"/>
                <draw:equation draw:name="f7" draw:formula="476250*logheight/523875"/>
                <draw:equation draw:name="f8" draw:formula="142875*logwidth/904875"/>
                <draw:equation draw:name="f9" draw:formula="419100*logheight/523875"/>
                <draw:equation draw:name="f10" draw:formula="190500*logwidth/904875"/>
                <draw:equation draw:name="f11" draw:formula="352425*logheight/523875"/>
                <draw:equation draw:name="f12" draw:formula="381000*logwidth/904875"/>
                <draw:equation draw:name="f13" draw:formula="352425*logheight/523875"/>
                <draw:equation draw:name="f14" draw:formula="438150*logwidth/904875"/>
                <draw:equation draw:name="f15" draw:formula="314325*logheight/523875"/>
                <draw:equation draw:name="f16" draw:formula="466725*logwidth/904875"/>
                <draw:equation draw:name="f17" draw:formula="257175*logheight/523875"/>
                <draw:equation draw:name="f18" draw:formula="495300*logwidth/904875"/>
                <draw:equation draw:name="f19" draw:formula="238125*logheight/523875"/>
                <draw:equation draw:name="f20" draw:formula="552450*logwidth/904875"/>
                <draw:equation draw:name="f21" draw:formula="190500*logheight/523875"/>
                <draw:equation draw:name="f22" draw:formula="581025*logwidth/904875"/>
                <draw:equation draw:name="f23" draw:formula="133350*logheight/523875"/>
                <draw:equation draw:name="f24" draw:formula="600075*logwidth/904875"/>
                <draw:equation draw:name="f25" draw:formula="104775*logheight/523875"/>
                <draw:equation draw:name="f26" draw:formula="609600*logwidth/904875"/>
                <draw:equation draw:name="f27" draw:formula="76200*logheight/523875"/>
                <draw:equation draw:name="f28" draw:formula="619125*logwidth/904875"/>
                <draw:equation draw:name="f29" draw:formula="38100*logheight/523875"/>
                <draw:equation draw:name="f30" draw:formula="647700*logwidth/904875"/>
                <draw:equation draw:name="f31" draw:formula="19050*logheight/523875"/>
                <draw:equation draw:name="f32" draw:formula="704850*logwidth/904875"/>
                <draw:equation draw:name="f33" draw:formula="0*logheight/523875"/>
                <draw:equation draw:name="f34" draw:formula="781050*logwidth/904875"/>
                <draw:equation draw:name="f35" draw:formula="47625*logheight/523875"/>
                <draw:equation draw:name="f36" draw:formula="819150*logwidth/904875"/>
                <draw:equation draw:name="f37" draw:formula="57150*logheight/523875"/>
                <draw:equation draw:name="f38" draw:formula="904875*logwidth/904875"/>
                <draw:equation draw:name="f39" draw:formula="38100*logheight/523875"/>
                <draw:equation draw:name="f40" draw:formula="logwidth"/>
                <draw:equation draw:name="f41" draw:formula="logheight"/>
              </draw:enhanced-geometry>
            </draw:custom-shape>
            <draw:custom-shape draw:name="フリーフォーム 61" draw:style-name="gr5" draw:text-style-name="P2" draw:layer="layout" svg:width="1.137cm" svg:height="1.34cm" svg:x="17.5cm" svg:y="12.841cm">
              <text:p/>
              <draw:enhanced-geometry draw:mirror-horizontal="false" draw:mirror-vertical="false" svg:viewBox="0 0 0 0" drawooo:sub-view-size="866775 571500" draw:text-areas="0 0 ?f56 ?f57" draw:type="ooxml-non-primitive" draw:enhanced-path="M 0 85725 C 15875 73025 29777 57360 47625 47625 65254 38009 88067 39714 104775 28575 141704 3956 122490 13145 161925 0 171450 3175 183400 2425 190500 9525 206689 25714 218361 46197 228600 66675 234950 79375 238560 93867 247650 104775 254979 113569 266700 117475 276225 123825 282575 133350 286336 145249 295275 152400 303115 158672 314870 157435 323850 161925 334089 167045 342900 174625 352425 180975 358775 190500 363380 201455 371475 209550 410369 248444 411163 204788 438150 285750 L 457200 342900 466725 371475 C 486229 364974 509672 359944 523875 342900 584299 270391 501882 332162 571500 285750 577850 276225 581611 264326 590550 257175 613324 238955 633140 251154 657225 257175 663575 266700 668180 277655 676275 285750 684370 293845 697699 295861 704850 304800 757430 370525 661058 297830 742950 352425 746125 361950 746203 373160 752475 381000 765904 397786 790801 403300 809625 409575 812800 419100 812050 431050 819150 438150 826250 445250 844550 438150 847725 447675 858815 480944 851918 517789 857250 552450 858330 559467 863600 565150 866775 571500 N">
                <draw:equation draw:name="f0" draw:formula="0*logwidth/866775"/>
                <draw:equation draw:name="f1" draw:formula="85725*logheight/571500"/>
                <draw:equation draw:name="f2" draw:formula="47625*logwidth/866775"/>
                <draw:equation draw:name="f3" draw:formula="47625*logheight/571500"/>
                <draw:equation draw:name="f4" draw:formula="104775*logwidth/866775"/>
                <draw:equation draw:name="f5" draw:formula="28575*logheight/571500"/>
                <draw:equation draw:name="f6" draw:formula="161925*logwidth/866775"/>
                <draw:equation draw:name="f7" draw:formula="0*logheight/571500"/>
                <draw:equation draw:name="f8" draw:formula="190500*logwidth/866775"/>
                <draw:equation draw:name="f9" draw:formula="9525*logheight/571500"/>
                <draw:equation draw:name="f10" draw:formula="228600*logwidth/866775"/>
                <draw:equation draw:name="f11" draw:formula="66675*logheight/571500"/>
                <draw:equation draw:name="f12" draw:formula="247650*logwidth/866775"/>
                <draw:equation draw:name="f13" draw:formula="104775*logheight/571500"/>
                <draw:equation draw:name="f14" draw:formula="276225*logwidth/866775"/>
                <draw:equation draw:name="f15" draw:formula="123825*logheight/571500"/>
                <draw:equation draw:name="f16" draw:formula="295275*logwidth/866775"/>
                <draw:equation draw:name="f17" draw:formula="152400*logheight/571500"/>
                <draw:equation draw:name="f18" draw:formula="323850*logwidth/866775"/>
                <draw:equation draw:name="f19" draw:formula="161925*logheight/571500"/>
                <draw:equation draw:name="f20" draw:formula="352425*logwidth/866775"/>
                <draw:equation draw:name="f21" draw:formula="180975*logheight/571500"/>
                <draw:equation draw:name="f22" draw:formula="371475*logwidth/866775"/>
                <draw:equation draw:name="f23" draw:formula="209550*logheight/571500"/>
                <draw:equation draw:name="f24" draw:formula="438150*logwidth/866775"/>
                <draw:equation draw:name="f25" draw:formula="285750*logheight/571500"/>
                <draw:equation draw:name="f26" draw:formula="457200*logwidth/866775"/>
                <draw:equation draw:name="f27" draw:formula="342900*logheight/571500"/>
                <draw:equation draw:name="f28" draw:formula="466725*logwidth/866775"/>
                <draw:equation draw:name="f29" draw:formula="371475*logheight/571500"/>
                <draw:equation draw:name="f30" draw:formula="523875*logwidth/866775"/>
                <draw:equation draw:name="f31" draw:formula="342900*logheight/571500"/>
                <draw:equation draw:name="f32" draw:formula="571500*logwidth/866775"/>
                <draw:equation draw:name="f33" draw:formula="285750*logheight/571500"/>
                <draw:equation draw:name="f34" draw:formula="590550*logwidth/866775"/>
                <draw:equation draw:name="f35" draw:formula="257175*logheight/571500"/>
                <draw:equation draw:name="f36" draw:formula="657225*logwidth/866775"/>
                <draw:equation draw:name="f37" draw:formula="257175*logheight/571500"/>
                <draw:equation draw:name="f38" draw:formula="676275*logwidth/866775"/>
                <draw:equation draw:name="f39" draw:formula="285750*logheight/571500"/>
                <draw:equation draw:name="f40" draw:formula="704850*logwidth/866775"/>
                <draw:equation draw:name="f41" draw:formula="304800*logheight/571500"/>
                <draw:equation draw:name="f42" draw:formula="742950*logwidth/866775"/>
                <draw:equation draw:name="f43" draw:formula="352425*logheight/571500"/>
                <draw:equation draw:name="f44" draw:formula="752475*logwidth/866775"/>
                <draw:equation draw:name="f45" draw:formula="381000*logheight/571500"/>
                <draw:equation draw:name="f46" draw:formula="809625*logwidth/866775"/>
                <draw:equation draw:name="f47" draw:formula="409575*logheight/571500"/>
                <draw:equation draw:name="f48" draw:formula="819150*logwidth/866775"/>
                <draw:equation draw:name="f49" draw:formula="438150*logheight/571500"/>
                <draw:equation draw:name="f50" draw:formula="847725*logwidth/866775"/>
                <draw:equation draw:name="f51" draw:formula="447675*logheight/571500"/>
                <draw:equation draw:name="f52" draw:formula="857250*logwidth/866775"/>
                <draw:equation draw:name="f53" draw:formula="552450*logheight/571500"/>
                <draw:equation draw:name="f54" draw:formula="866775*logwidth/866775"/>
                <draw:equation draw:name="f55" draw:formula="571500*logheight/571500"/>
                <draw:equation draw:name="f56" draw:formula="logwidth"/>
                <draw:equation draw:name="f57" draw:formula="logheight"/>
              </draw:enhanced-geometry>
            </draw:custom-shape>
            <draw:custom-shape draw:name="フリーフォーム 62" draw:style-name="gr6" draw:text-style-name="P2" draw:layer="layout" svg:width="1.156cm" svg:height="1.401cm" svg:x="18.944cm" svg:y="12.088cm">
              <text:p/>
              <draw:enhanced-geometry draw:mirror-horizontal="false" draw:mirror-vertical="false" svg:viewBox="0 0 0 0" drawooo:sub-view-size="542925 438448" draw:text-areas="0 0 ?f24 ?f25" draw:type="ooxml-non-primitive" draw:enhanced-path="M 0 438448 C 28575 435273 61469 444359 85725 428923 102666 418142 93636 388481 104775 371773 L 161925 286048 C 168275 276523 169542 258045 180975 257473 L 371475 247948 C 377825 238423 387575 230434 390525 219373 400477 182052 397361 141716 409575 105073 412750 95548 412828 84338 419100 76498 437298 53750 453243 59427 476250 47923 486489 42803 495300 35223 504825 28873 527397 -4986 512427 298 542925 298 N">
                <draw:equation draw:name="f0" draw:formula="0*logwidth/542925"/>
                <draw:equation draw:name="f1" draw:formula="438448*logheight/438448"/>
                <draw:equation draw:name="f2" draw:formula="85725*logwidth/542925"/>
                <draw:equation draw:name="f3" draw:formula="428923*logheight/438448"/>
                <draw:equation draw:name="f4" draw:formula="104775*logwidth/542925"/>
                <draw:equation draw:name="f5" draw:formula="371773*logheight/438448"/>
                <draw:equation draw:name="f6" draw:formula="161925*logwidth/542925"/>
                <draw:equation draw:name="f7" draw:formula="286048*logheight/438448"/>
                <draw:equation draw:name="f8" draw:formula="180975*logwidth/542925"/>
                <draw:equation draw:name="f9" draw:formula="257473*logheight/438448"/>
                <draw:equation draw:name="f10" draw:formula="371475*logwidth/542925"/>
                <draw:equation draw:name="f11" draw:formula="247948*logheight/438448"/>
                <draw:equation draw:name="f12" draw:formula="390525*logwidth/542925"/>
                <draw:equation draw:name="f13" draw:formula="219373*logheight/438448"/>
                <draw:equation draw:name="f14" draw:formula="409575*logwidth/542925"/>
                <draw:equation draw:name="f15" draw:formula="105073*logheight/438448"/>
                <draw:equation draw:name="f16" draw:formula="419100*logwidth/542925"/>
                <draw:equation draw:name="f17" draw:formula="76498*logheight/438448"/>
                <draw:equation draw:name="f18" draw:formula="476250*logwidth/542925"/>
                <draw:equation draw:name="f19" draw:formula="47923*logheight/438448"/>
                <draw:equation draw:name="f20" draw:formula="504825*logwidth/542925"/>
                <draw:equation draw:name="f21" draw:formula="28873*logheight/438448"/>
                <draw:equation draw:name="f22" draw:formula="542925*logwidth/542925"/>
                <draw:equation draw:name="f23" draw:formula="298*logheight/438448"/>
                <draw:equation draw:name="f24" draw:formula="logwidth"/>
                <draw:equation draw:name="f25" draw:formula="logheight"/>
              </draw:enhanced-geometry>
            </draw:custom-shape>
          </draw:g>
          <draw:line draw:name="直線コネクタ 53" draw:style-name="gr8" draw:text-style-name="P5" draw:layer="layout" svg:x1="16.329cm" svg:y1="12.644cm" svg:x2="16.329cm" svg:y2="15.743cm">
            <text:p/>
          </draw:line>
          <draw:line draw:name="直線コネクタ 54" draw:style-name="gr8" draw:text-style-name="P5" draw:layer="layout" svg:x1="14.599cm" svg:y1="12.954cm" svg:x2="14.59cm" svg:y2="15.757cm">
            <text:p/>
          </draw:line>
          <draw:custom-shape draw:name="テキスト ボックス 55" draw:style-name="gr1" draw:text-style-name="P2" draw:layer="layout" svg:width="2.541cm" svg:height="0.716cm" svg:x="14.446cm" svg:y="15.121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56" draw:style-name="gr9" draw:text-style-name="P5" draw:layer="layout" svg:width="1.788cm" svg:height="0.001cm" svg:x="14.587cm" svg:y="15.104cm">
            <text:p/>
            <draw:enhanced-geometry draw:mirror-horizontal="false" draw:mirror-vertical="false" svg:viewBox="0 0 21600 21600" draw:type="mso-spt32" draw:enhanced-path="M 0 0 L 21600 21600 N"/>
          </draw:custom-shape>
          <draw:line draw:name="直線コネクタ 57" draw:style-name="gr8" draw:text-style-name="P5" draw:layer="layout" svg:x1="17.5cm" svg:y1="12.672cm" svg:x2="17.5cm" svg:y2="15.77cm">
            <text:p/>
          </draw:line>
          <draw:line draw:name="直線コネクタ 58" draw:style-name="gr8" draw:text-style-name="P5" draw:layer="layout" svg:x1="18.617cm" svg:y1="12.555cm" svg:x2="18.617cm" svg:y2="15.653cm">
            <text:p/>
          </draw:line>
          <draw:custom-shape draw:name="テキスト ボックス 67" draw:style-name="gr1" draw:text-style-name="P2" draw:layer="layout" svg:width="9.6cm" svg:height="1.772cm" svg:x="13.7cm" svg:y="16.326cm">
            <text:p text:style-name="P1"><text:span text:style-name="T1">観測データの入手までに時間が掛かる場合や長期間予測が必要な場合。</text:span></text:p>
            <text:p text:style-name="P1"><text:span text:style-name="T1">予測精度が悪くなる傾向に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70" draw:style-name="gr5" draw:text-style-name="P2" draw:layer="layout" svg:width="0.737cm" svg:height="0.669cm" draw:transform="rotate (-1.5707963267949) translate (19.163cm 13.366cm)">
            <text:p/>
            <draw:enhanced-geometry draw:mirror-horizontal="false" draw:mirror-vertical="false" svg:viewBox="0 0 0 0" drawooo:sub-view-size="866775 571500" draw:text-areas="0 0 ?f56 ?f57" draw:type="ooxml-non-primitive" draw:enhanced-path="M 0 85725 C 15875 73025 29777 57360 47625 47625 65254 38009 88067 39714 104775 28575 141704 3956 122490 13145 161925 0 171450 3175 183400 2425 190500 9525 206689 25714 218361 46197 228600 66675 234950 79375 238560 93867 247650 104775 254979 113569 266700 117475 276225 123825 282575 133350 286336 145249 295275 152400 303115 158672 314870 157435 323850 161925 334089 167045 342900 174625 352425 180975 358775 190500 363380 201455 371475 209550 410369 248444 411163 204788 438150 285750 L 457200 342900 466725 371475 C 486229 364974 509672 359944 523875 342900 584299 270391 501882 332162 571500 285750 577850 276225 581611 264326 590550 257175 613324 238955 633140 251154 657225 257175 663575 266700 668180 277655 676275 285750 684370 293845 697699 295861 704850 304800 757430 370525 661058 297830 742950 352425 746125 361950 746203 373160 752475 381000 765904 397786 790801 403300 809625 409575 812800 419100 812050 431050 819150 438150 826250 445250 844550 438150 847725 447675 858815 480944 851918 517789 857250 552450 858330 559467 863600 565150 866775 571500 N">
              <draw:equation draw:name="f0" draw:formula="0*logwidth/866775"/>
              <draw:equation draw:name="f1" draw:formula="85725*logheight/571500"/>
              <draw:equation draw:name="f2" draw:formula="47625*logwidth/866775"/>
              <draw:equation draw:name="f3" draw:formula="47625*logheight/571500"/>
              <draw:equation draw:name="f4" draw:formula="104775*logwidth/866775"/>
              <draw:equation draw:name="f5" draw:formula="28575*logheight/571500"/>
              <draw:equation draw:name="f6" draw:formula="161925*logwidth/866775"/>
              <draw:equation draw:name="f7" draw:formula="0*logheight/571500"/>
              <draw:equation draw:name="f8" draw:formula="190500*logwidth/866775"/>
              <draw:equation draw:name="f9" draw:formula="9525*logheight/571500"/>
              <draw:equation draw:name="f10" draw:formula="228600*logwidth/866775"/>
              <draw:equation draw:name="f11" draw:formula="66675*logheight/571500"/>
              <draw:equation draw:name="f12" draw:formula="247650*logwidth/866775"/>
              <draw:equation draw:name="f13" draw:formula="104775*logheight/571500"/>
              <draw:equation draw:name="f14" draw:formula="276225*logwidth/866775"/>
              <draw:equation draw:name="f15" draw:formula="123825*logheight/571500"/>
              <draw:equation draw:name="f16" draw:formula="295275*logwidth/866775"/>
              <draw:equation draw:name="f17" draw:formula="152400*logheight/571500"/>
              <draw:equation draw:name="f18" draw:formula="323850*logwidth/866775"/>
              <draw:equation draw:name="f19" draw:formula="161925*logheight/571500"/>
              <draw:equation draw:name="f20" draw:formula="352425*logwidth/866775"/>
              <draw:equation draw:name="f21" draw:formula="180975*logheight/571500"/>
              <draw:equation draw:name="f22" draw:formula="371475*logwidth/866775"/>
              <draw:equation draw:name="f23" draw:formula="209550*logheight/571500"/>
              <draw:equation draw:name="f24" draw:formula="438150*logwidth/866775"/>
              <draw:equation draw:name="f25" draw:formula="285750*logheight/571500"/>
              <draw:equation draw:name="f26" draw:formula="457200*logwidth/866775"/>
              <draw:equation draw:name="f27" draw:formula="342900*logheight/571500"/>
              <draw:equation draw:name="f28" draw:formula="466725*logwidth/866775"/>
              <draw:equation draw:name="f29" draw:formula="371475*logheight/571500"/>
              <draw:equation draw:name="f30" draw:formula="523875*logwidth/866775"/>
              <draw:equation draw:name="f31" draw:formula="342900*logheight/571500"/>
              <draw:equation draw:name="f32" draw:formula="571500*logwidth/866775"/>
              <draw:equation draw:name="f33" draw:formula="285750*logheight/571500"/>
              <draw:equation draw:name="f34" draw:formula="590550*logwidth/866775"/>
              <draw:equation draw:name="f35" draw:formula="257175*logheight/571500"/>
              <draw:equation draw:name="f36" draw:formula="657225*logwidth/866775"/>
              <draw:equation draw:name="f37" draw:formula="257175*logheight/571500"/>
              <draw:equation draw:name="f38" draw:formula="676275*logwidth/866775"/>
              <draw:equation draw:name="f39" draw:formula="285750*logheight/571500"/>
              <draw:equation draw:name="f40" draw:formula="704850*logwidth/866775"/>
              <draw:equation draw:name="f41" draw:formula="304800*logheight/571500"/>
              <draw:equation draw:name="f42" draw:formula="742950*logwidth/866775"/>
              <draw:equation draw:name="f43" draw:formula="352425*logheight/571500"/>
              <draw:equation draw:name="f44" draw:formula="752475*logwidth/866775"/>
              <draw:equation draw:name="f45" draw:formula="381000*logheight/571500"/>
              <draw:equation draw:name="f46" draw:formula="809625*logwidth/866775"/>
              <draw:equation draw:name="f47" draw:formula="409575*logheight/571500"/>
              <draw:equation draw:name="f48" draw:formula="819150*logwidth/866775"/>
              <draw:equation draw:name="f49" draw:formula="438150*logheight/571500"/>
              <draw:equation draw:name="f50" draw:formula="847725*logwidth/866775"/>
              <draw:equation draw:name="f51" draw:formula="447675*logheight/571500"/>
              <draw:equation draw:name="f52" draw:formula="857250*logwidth/866775"/>
              <draw:equation draw:name="f53" draw:formula="552450*logheight/571500"/>
              <draw:equation draw:name="f54" draw:formula="866775*logwidth/866775"/>
              <draw:equation draw:name="f55" draw:formula="571500*logheight/571500"/>
              <draw:equation draw:name="f56" draw:formula="logwidth"/>
              <draw:equation draw:name="f57" draw:formula="logheight"/>
            </draw:enhanced-geometry>
          </draw:custom-shape>
        </draw:g>
        <draw:frame draw:name="Picture 2" draw:style-name="gr14" draw:text-style-name="P5" draw:layer="layout" svg:width="7.426cm" svg:height="0.95cm" svg:x="2.349cm" svg:y="6.899cm">
          <draw:image xlink:href="Pictures/10000000000000A40000001506CE20E373B8E819.png" xlink:type="simple" xlink:show="embed" xlink:actuate="onLoad" loext:mime-type="image/png">
            <text:p/>
          </draw:image>
        </draw:frame>
        <draw:frame draw:name="Picture 3" draw:style-name="gr14" draw:text-style-name="P5" draw:layer="layout" svg:width="7.905cm" svg:height="1.011cm" svg:x="13.995cm" svg:y="6.668cm">
          <draw:image xlink:href="Pictures/10000000000000A40000001546D31D1BB016FF96.png" xlink:type="simple" xlink:show="embed" xlink:actuate="onLoad" loext:mime-type="image/png">
            <text:p/>
          </draw:image>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タイトルとコンテンツ" presentation:presentation-page-layout-name="AL1T11">
        <draw:g draw:name="グループ化 2062">
          <draw:g draw:name="グループ化 14">
            <draw:custom-shape draw:name="フリーフォーム 28" draw:style-name="gr4" draw:text-style-name="P2" draw:layer="layout" svg:width="9.275cm" svg:height="2.122cm" svg:x="10.402cm" svg:y="2.027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29" draw:style-name="gr5" draw:text-style-name="P2" draw:layer="layout" svg:width="1.662cm" svg:height="0.96cm" svg:x="10.427cm" svg:y="3.163cm">
              <text:p/>
              <draw:enhanced-geometry draw:mirror-horizontal="false" draw:mirror-vertical="false" svg:viewBox="0 0 0 0" drawooo:sub-view-size="1266825 409575" draw:text-areas="0 0 ?f56 ?f57" draw:type="ooxml-non-primitive" draw:enhanced-path="M 0 409575 C 6350 393700 13047 377959 19050 361950 22575 352549 24085 342355 28575 333375 33695 323136 42505 315039 47625 304800 52115 295820 50050 283325 57150 276225 64250 269125 76745 271190 85725 266700 95964 261580 104775 254000 114300 247650 135853 182992 104554 257396 180975 180975 246220 115730 215709 138769 266700 104775 321295 22883 248600 119255 314325 66675 323264 59524 323667 44167 333375 38100 350403 27457 371475 25400 390525 19050 440399 2425 409161 10945 485775 0 653352 15234 542163 -2939 619125 19050 633367 23119 670575 30487 685800 38100 696039 43220 703914 52501 714375 57150 732725 65305 752475 69850 771525 76200 L 800100 85725 C 809625 88900 820321 89681 828675 95250 L 885825 133350 C 895350 139700 906305 144305 914400 152400 923925 161925 931767 173503 942975 180975 951329 186544 962570 186010 971550 190500 981789 195620 989664 204901 1000125 209550 1018475 217705 1040567 217461 1057275 228600 1066800 234950 1075328 243141 1085850 247650 1108305 257274 1175174 264493 1190625 266700 1253799 287758 1227695 285750 1266825 285750 N">
                <draw:equation draw:name="f0" draw:formula="0*logwidth/1266825"/>
                <draw:equation draw:name="f1" draw:formula="409575*logheight/409575"/>
                <draw:equation draw:name="f2" draw:formula="19050*logwidth/1266825"/>
                <draw:equation draw:name="f3" draw:formula="361950*logheight/409575"/>
                <draw:equation draw:name="f4" draw:formula="28575*logwidth/1266825"/>
                <draw:equation draw:name="f5" draw:formula="333375*logheight/409575"/>
                <draw:equation draw:name="f6" draw:formula="47625*logwidth/1266825"/>
                <draw:equation draw:name="f7" draw:formula="304800*logheight/409575"/>
                <draw:equation draw:name="f8" draw:formula="57150*logwidth/1266825"/>
                <draw:equation draw:name="f9" draw:formula="276225*logheight/409575"/>
                <draw:equation draw:name="f10" draw:formula="85725*logwidth/1266825"/>
                <draw:equation draw:name="f11" draw:formula="266700*logheight/409575"/>
                <draw:equation draw:name="f12" draw:formula="114300*logwidth/1266825"/>
                <draw:equation draw:name="f13" draw:formula="247650*logheight/409575"/>
                <draw:equation draw:name="f14" draw:formula="180975*logwidth/1266825"/>
                <draw:equation draw:name="f15" draw:formula="180975*logheight/409575"/>
                <draw:equation draw:name="f16" draw:formula="266700*logwidth/1266825"/>
                <draw:equation draw:name="f17" draw:formula="104775*logheight/409575"/>
                <draw:equation draw:name="f18" draw:formula="314325*logwidth/1266825"/>
                <draw:equation draw:name="f19" draw:formula="66675*logheight/409575"/>
                <draw:equation draw:name="f20" draw:formula="333375*logwidth/1266825"/>
                <draw:equation draw:name="f21" draw:formula="38100*logheight/409575"/>
                <draw:equation draw:name="f22" draw:formula="390525*logwidth/1266825"/>
                <draw:equation draw:name="f23" draw:formula="19050*logheight/409575"/>
                <draw:equation draw:name="f24" draw:formula="485775*logwidth/1266825"/>
                <draw:equation draw:name="f25" draw:formula="0*logheight/409575"/>
                <draw:equation draw:name="f26" draw:formula="619125*logwidth/1266825"/>
                <draw:equation draw:name="f27" draw:formula="19050*logheight/409575"/>
                <draw:equation draw:name="f28" draw:formula="685800*logwidth/1266825"/>
                <draw:equation draw:name="f29" draw:formula="38100*logheight/409575"/>
                <draw:equation draw:name="f30" draw:formula="714375*logwidth/1266825"/>
                <draw:equation draw:name="f31" draw:formula="57150*logheight/409575"/>
                <draw:equation draw:name="f32" draw:formula="771525*logwidth/1266825"/>
                <draw:equation draw:name="f33" draw:formula="76200*logheight/409575"/>
                <draw:equation draw:name="f34" draw:formula="800100*logwidth/1266825"/>
                <draw:equation draw:name="f35" draw:formula="85725*logheight/409575"/>
                <draw:equation draw:name="f36" draw:formula="828675*logwidth/1266825"/>
                <draw:equation draw:name="f37" draw:formula="95250*logheight/409575"/>
                <draw:equation draw:name="f38" draw:formula="885825*logwidth/1266825"/>
                <draw:equation draw:name="f39" draw:formula="133350*logheight/409575"/>
                <draw:equation draw:name="f40" draw:formula="914400*logwidth/1266825"/>
                <draw:equation draw:name="f41" draw:formula="152400*logheight/409575"/>
                <draw:equation draw:name="f42" draw:formula="942975*logwidth/1266825"/>
                <draw:equation draw:name="f43" draw:formula="180975*logheight/409575"/>
                <draw:equation draw:name="f44" draw:formula="971550*logwidth/1266825"/>
                <draw:equation draw:name="f45" draw:formula="190500*logheight/409575"/>
                <draw:equation draw:name="f46" draw:formula="1000125*logwidth/1266825"/>
                <draw:equation draw:name="f47" draw:formula="209550*logheight/409575"/>
                <draw:equation draw:name="f48" draw:formula="1057275*logwidth/1266825"/>
                <draw:equation draw:name="f49" draw:formula="228600*logheight/409575"/>
                <draw:equation draw:name="f50" draw:formula="1085850*logwidth/1266825"/>
                <draw:equation draw:name="f51" draw:formula="247650*logheight/409575"/>
                <draw:equation draw:name="f52" draw:formula="1190625*logwidth/1266825"/>
                <draw:equation draw:name="f53" draw:formula="266700*logheight/409575"/>
                <draw:equation draw:name="f54" draw:formula="1266825*logwidth/1266825"/>
                <draw:equation draw:name="f55" draw:formula="285750*logheight/409575"/>
                <draw:equation draw:name="f56" draw:formula="logwidth"/>
                <draw:equation draw:name="f57" draw:formula="logheight"/>
              </draw:enhanced-geometry>
            </draw:custom-shape>
            <draw:custom-shape draw:name="フリーフォーム 30" draw:style-name="gr6" draw:text-style-name="P2" draw:layer="layout" svg:width="1.612cm" svg:height="1.385cm" svg:x="12.09cm" svg:y="2.425cm">
              <text:p/>
              <draw:enhanced-geometry draw:mirror-horizontal="false" draw:mirror-vertical="false" svg:viewBox="0 0 0 0" drawooo:sub-view-size="1228725 590550" draw:text-areas="0 0 ?f350 ?f351" draw:type="ooxml-non-primitive" draw:enhanced-path="M 0 590550 C 3955 590246 116053 591693 152400 571500 172414 560381 190500 561975 209550 533400 228600 504825 257923 404926 266700 400050 285750 422275 309563 458788 323850 466725 338137 474662 342900 454025 352425 447675 361950 441325 363537 433388 381000 428625 398463 423862 431800 422275 457200 419100 466725 409575 460375 358775 466725 342900 473075 327025 485775 330200 495300 323850 498475 314325 538435 323305 542925 314325 562769 274638 569913 246062 581025 228600 592137 211138 600075 215900 609600 209550 L 638175 190500 C 644525 180975 648286 169076 657225 161925 665065 155653 674688 144463 685800 152400 696913 160338 713661 214670 723900 209550 739905 201547 755650 149225 781050 114300 806450 79375 834542 27839 876300 0 917525 4581 969963 76200 1000125 95250 1030288 114300 1038225 107950 1057275 114300 1076325 120650 1095375 134937 1114425 133350 1133475 131763 1163221 99206 1171575 104775 1190625 117475 1190625 166688 1200150 180975 1209675 195262 1219200 187325 1228725 190500 N">
                <draw:equation draw:name="f0" draw:formula="0*logwidth/1228725"/>
                <draw:equation draw:name="f1" draw:formula="514350*logheight/514350"/>
                <draw:equation draw:name="f2" draw:formula="152400*logwidth/1228725"/>
                <draw:equation draw:name="f3" draw:formula="495300*logheight/514350"/>
                <draw:equation draw:name="f4" draw:formula="209550*logwidth/1228725"/>
                <draw:equation draw:name="f5" draw:formula="457200*logheight/514350"/>
                <draw:equation draw:name="f6" draw:formula="238125*logwidth/1228725"/>
                <draw:equation draw:name="f7" draw:formula="447675*logheight/514350"/>
                <draw:equation draw:name="f8" draw:formula="323850*logwidth/1228725"/>
                <draw:equation draw:name="f9" draw:formula="390525*logheight/514350"/>
                <draw:equation draw:name="f10" draw:formula="352425*logwidth/1228725"/>
                <draw:equation draw:name="f11" draw:formula="371475*logheight/514350"/>
                <draw:equation draw:name="f12" draw:formula="381000*logwidth/1228725"/>
                <draw:equation draw:name="f13" draw:formula="352425*logheight/514350"/>
                <draw:equation draw:name="f14" draw:formula="438150*logwidth/1228725"/>
                <draw:equation draw:name="f15" draw:formula="295275*logheight/514350"/>
                <draw:equation draw:name="f16" draw:formula="466725*logwidth/1228725"/>
                <draw:equation draw:name="f17" draw:formula="266700*logheight/514350"/>
                <draw:equation draw:name="f18" draw:formula="495300*logwidth/1228725"/>
                <draw:equation draw:name="f19" draw:formula="247650*logheight/514350"/>
                <draw:equation draw:name="f20" draw:formula="504825*logwidth/1228725"/>
                <draw:equation draw:name="f21" draw:formula="219075*logheight/514350"/>
                <draw:equation draw:name="f22" draw:formula="581025*logwidth/1228725"/>
                <draw:equation draw:name="f23" draw:formula="152400*logheight/514350"/>
                <draw:equation draw:name="f24" draw:formula="609600*logwidth/1228725"/>
                <draw:equation draw:name="f25" draw:formula="133350*logheight/514350"/>
                <draw:equation draw:name="f26" draw:formula="638175*logwidth/1228725"/>
                <draw:equation draw:name="f27" draw:formula="114300*logheight/514350"/>
                <draw:equation draw:name="f28" draw:formula="657225*logwidth/1228725"/>
                <draw:equation draw:name="f29" draw:formula="85725*logheight/514350"/>
                <draw:equation draw:name="f30" draw:formula="685800*logwidth/1228725"/>
                <draw:equation draw:name="f31" draw:formula="76200*logheight/514350"/>
                <draw:equation draw:name="f32" draw:formula="714375*logwidth/1228725"/>
                <draw:equation draw:name="f33" draw:formula="57150*logheight/514350"/>
                <draw:equation draw:name="f34" draw:formula="781050*logwidth/1228725"/>
                <draw:equation draw:name="f35" draw:formula="38100*logheight/514350"/>
                <draw:equation draw:name="f36" draw:formula="866775*logwidth/1228725"/>
                <draw:equation draw:name="f37" draw:formula="0*logheight/514350"/>
                <draw:equation draw:name="f38" draw:formula="1000125*logwidth/1228725"/>
                <draw:equation draw:name="f39" draw:formula="19050*logheight/514350"/>
                <draw:equation draw:name="f40" draw:formula="1057275*logwidth/1228725"/>
                <draw:equation draw:name="f41" draw:formula="38100*logheight/514350"/>
                <draw:equation draw:name="f42" draw:formula="1114425*logwidth/1228725"/>
                <draw:equation draw:name="f43" draw:formula="57150*logheight/514350"/>
                <draw:equation draw:name="f44" draw:formula="1143000*logwidth/1228725"/>
                <draw:equation draw:name="f45" draw:formula="66675*logheight/514350"/>
                <draw:equation draw:name="f46" draw:formula="1200150*logwidth/1228725"/>
                <draw:equation draw:name="f47" draw:formula="104775*logheight/514350"/>
                <draw:equation draw:name="f48" draw:formula="1228725*logwidth/1228725"/>
                <draw:equation draw:name="f49" draw:formula="114300*logheight/514350"/>
                <draw:equation draw:name="f50" draw:formula="0*logwidth/1228725"/>
                <draw:equation draw:name="f51" draw:formula="514350*logheight/514350"/>
                <draw:equation draw:name="f52" draw:formula="152400*logwidth/1228725"/>
                <draw:equation draw:name="f53" draw:formula="495300*logheight/514350"/>
                <draw:equation draw:name="f54" draw:formula="209550*logwidth/1228725"/>
                <draw:equation draw:name="f55" draw:formula="457200*logheight/514350"/>
                <draw:equation draw:name="f56" draw:formula="266700*logwidth/1228725"/>
                <draw:equation draw:name="f57" draw:formula="323850*logheight/514350"/>
                <draw:equation draw:name="f58" draw:formula="323850*logwidth/1228725"/>
                <draw:equation draw:name="f59" draw:formula="390525*logheight/514350"/>
                <draw:equation draw:name="f60" draw:formula="352425*logwidth/1228725"/>
                <draw:equation draw:name="f61" draw:formula="371475*logheight/514350"/>
                <draw:equation draw:name="f62" draw:formula="381000*logwidth/1228725"/>
                <draw:equation draw:name="f63" draw:formula="352425*logheight/514350"/>
                <draw:equation draw:name="f64" draw:formula="438150*logwidth/1228725"/>
                <draw:equation draw:name="f65" draw:formula="295275*logheight/514350"/>
                <draw:equation draw:name="f66" draw:formula="466725*logwidth/1228725"/>
                <draw:equation draw:name="f67" draw:formula="266700*logheight/514350"/>
                <draw:equation draw:name="f68" draw:formula="495300*logwidth/1228725"/>
                <draw:equation draw:name="f69" draw:formula="247650*logheight/514350"/>
                <draw:equation draw:name="f70" draw:formula="504825*logwidth/1228725"/>
                <draw:equation draw:name="f71" draw:formula="219075*logheight/514350"/>
                <draw:equation draw:name="f72" draw:formula="581025*logwidth/1228725"/>
                <draw:equation draw:name="f73" draw:formula="152400*logheight/514350"/>
                <draw:equation draw:name="f74" draw:formula="609600*logwidth/1228725"/>
                <draw:equation draw:name="f75" draw:formula="133350*logheight/514350"/>
                <draw:equation draw:name="f76" draw:formula="638175*logwidth/1228725"/>
                <draw:equation draw:name="f77" draw:formula="114300*logheight/514350"/>
                <draw:equation draw:name="f78" draw:formula="657225*logwidth/1228725"/>
                <draw:equation draw:name="f79" draw:formula="85725*logheight/514350"/>
                <draw:equation draw:name="f80" draw:formula="685800*logwidth/1228725"/>
                <draw:equation draw:name="f81" draw:formula="76200*logheight/514350"/>
                <draw:equation draw:name="f82" draw:formula="714375*logwidth/1228725"/>
                <draw:equation draw:name="f83" draw:formula="57150*logheight/514350"/>
                <draw:equation draw:name="f84" draw:formula="781050*logwidth/1228725"/>
                <draw:equation draw:name="f85" draw:formula="38100*logheight/514350"/>
                <draw:equation draw:name="f86" draw:formula="866775*logwidth/1228725"/>
                <draw:equation draw:name="f87" draw:formula="0*logheight/514350"/>
                <draw:equation draw:name="f88" draw:formula="1000125*logwidth/1228725"/>
                <draw:equation draw:name="f89" draw:formula="19050*logheight/514350"/>
                <draw:equation draw:name="f90" draw:formula="1057275*logwidth/1228725"/>
                <draw:equation draw:name="f91" draw:formula="38100*logheight/514350"/>
                <draw:equation draw:name="f92" draw:formula="1114425*logwidth/1228725"/>
                <draw:equation draw:name="f93" draw:formula="57150*logheight/514350"/>
                <draw:equation draw:name="f94" draw:formula="1143000*logwidth/1228725"/>
                <draw:equation draw:name="f95" draw:formula="66675*logheight/514350"/>
                <draw:equation draw:name="f96" draw:formula="1200150*logwidth/1228725"/>
                <draw:equation draw:name="f97" draw:formula="104775*logheight/514350"/>
                <draw:equation draw:name="f98" draw:formula="1228725*logwidth/1228725"/>
                <draw:equation draw:name="f99" draw:formula="114300*logheight/514350"/>
                <draw:equation draw:name="f100" draw:formula="0*logwidth/1228725"/>
                <draw:equation draw:name="f101" draw:formula="590550*logheight/590550"/>
                <draw:equation draw:name="f102" draw:formula="152400*logwidth/1228725"/>
                <draw:equation draw:name="f103" draw:formula="571500*logheight/590550"/>
                <draw:equation draw:name="f104" draw:formula="209550*logwidth/1228725"/>
                <draw:equation draw:name="f105" draw:formula="533400*logheight/590550"/>
                <draw:equation draw:name="f106" draw:formula="266700*logwidth/1228725"/>
                <draw:equation draw:name="f107" draw:formula="400050*logheight/590550"/>
                <draw:equation draw:name="f108" draw:formula="323850*logwidth/1228725"/>
                <draw:equation draw:name="f109" draw:formula="466725*logheight/590550"/>
                <draw:equation draw:name="f110" draw:formula="352425*logwidth/1228725"/>
                <draw:equation draw:name="f111" draw:formula="447675*logheight/590550"/>
                <draw:equation draw:name="f112" draw:formula="381000*logwidth/1228725"/>
                <draw:equation draw:name="f113" draw:formula="428625*logheight/590550"/>
                <draw:equation draw:name="f114" draw:formula="438150*logwidth/1228725"/>
                <draw:equation draw:name="f115" draw:formula="371475*logheight/590550"/>
                <draw:equation draw:name="f116" draw:formula="466725*logwidth/1228725"/>
                <draw:equation draw:name="f117" draw:formula="342900*logheight/590550"/>
                <draw:equation draw:name="f118" draw:formula="495300*logwidth/1228725"/>
                <draw:equation draw:name="f119" draw:formula="323850*logheight/590550"/>
                <draw:equation draw:name="f120" draw:formula="504825*logwidth/1228725"/>
                <draw:equation draw:name="f121" draw:formula="295275*logheight/590550"/>
                <draw:equation draw:name="f122" draw:formula="581025*logwidth/1228725"/>
                <draw:equation draw:name="f123" draw:formula="228600*logheight/590550"/>
                <draw:equation draw:name="f124" draw:formula="609600*logwidth/1228725"/>
                <draw:equation draw:name="f125" draw:formula="209550*logheight/590550"/>
                <draw:equation draw:name="f126" draw:formula="638175*logwidth/1228725"/>
                <draw:equation draw:name="f127" draw:formula="190500*logheight/590550"/>
                <draw:equation draw:name="f128" draw:formula="657225*logwidth/1228725"/>
                <draw:equation draw:name="f129" draw:formula="161925*logheight/590550"/>
                <draw:equation draw:name="f130" draw:formula="685800*logwidth/1228725"/>
                <draw:equation draw:name="f131" draw:formula="152400*logheight/590550"/>
                <draw:equation draw:name="f132" draw:formula="714375*logwidth/1228725"/>
                <draw:equation draw:name="f133" draw:formula="133350*logheight/590550"/>
                <draw:equation draw:name="f134" draw:formula="781050*logwidth/1228725"/>
                <draw:equation draw:name="f135" draw:formula="114300*logheight/590550"/>
                <draw:equation draw:name="f136" draw:formula="876300*logwidth/1228725"/>
                <draw:equation draw:name="f137" draw:formula="0*logheight/590550"/>
                <draw:equation draw:name="f138" draw:formula="1000125*logwidth/1228725"/>
                <draw:equation draw:name="f139" draw:formula="95250*logheight/590550"/>
                <draw:equation draw:name="f140" draw:formula="1057275*logwidth/1228725"/>
                <draw:equation draw:name="f141" draw:formula="114300*logheight/590550"/>
                <draw:equation draw:name="f142" draw:formula="1114425*logwidth/1228725"/>
                <draw:equation draw:name="f143" draw:formula="133350*logheight/590550"/>
                <draw:equation draw:name="f144" draw:formula="1143000*logwidth/1228725"/>
                <draw:equation draw:name="f145" draw:formula="142875*logheight/590550"/>
                <draw:equation draw:name="f146" draw:formula="1200150*logwidth/1228725"/>
                <draw:equation draw:name="f147" draw:formula="180975*logheight/590550"/>
                <draw:equation draw:name="f148" draw:formula="1228725*logwidth/1228725"/>
                <draw:equation draw:name="f149" draw:formula="190500*logheight/590550"/>
                <draw:equation draw:name="f150" draw:formula="0*logwidth/1228725"/>
                <draw:equation draw:name="f151" draw:formula="590550*logheight/590550"/>
                <draw:equation draw:name="f152" draw:formula="152400*logwidth/1228725"/>
                <draw:equation draw:name="f153" draw:formula="571500*logheight/590550"/>
                <draw:equation draw:name="f154" draw:formula="209550*logwidth/1228725"/>
                <draw:equation draw:name="f155" draw:formula="533400*logheight/590550"/>
                <draw:equation draw:name="f156" draw:formula="266700*logwidth/1228725"/>
                <draw:equation draw:name="f157" draw:formula="400050*logheight/590550"/>
                <draw:equation draw:name="f158" draw:formula="323850*logwidth/1228725"/>
                <draw:equation draw:name="f159" draw:formula="466725*logheight/590550"/>
                <draw:equation draw:name="f160" draw:formula="352425*logwidth/1228725"/>
                <draw:equation draw:name="f161" draw:formula="447675*logheight/590550"/>
                <draw:equation draw:name="f162" draw:formula="381000*logwidth/1228725"/>
                <draw:equation draw:name="f163" draw:formula="428625*logheight/590550"/>
                <draw:equation draw:name="f164" draw:formula="438150*logwidth/1228725"/>
                <draw:equation draw:name="f165" draw:formula="371475*logheight/590550"/>
                <draw:equation draw:name="f166" draw:formula="466725*logwidth/1228725"/>
                <draw:equation draw:name="f167" draw:formula="342900*logheight/590550"/>
                <draw:equation draw:name="f168" draw:formula="495300*logwidth/1228725"/>
                <draw:equation draw:name="f169" draw:formula="323850*logheight/590550"/>
                <draw:equation draw:name="f170" draw:formula="504825*logwidth/1228725"/>
                <draw:equation draw:name="f171" draw:formula="295275*logheight/590550"/>
                <draw:equation draw:name="f172" draw:formula="581025*logwidth/1228725"/>
                <draw:equation draw:name="f173" draw:formula="228600*logheight/590550"/>
                <draw:equation draw:name="f174" draw:formula="609600*logwidth/1228725"/>
                <draw:equation draw:name="f175" draw:formula="209550*logheight/590550"/>
                <draw:equation draw:name="f176" draw:formula="638175*logwidth/1228725"/>
                <draw:equation draw:name="f177" draw:formula="190500*logheight/590550"/>
                <draw:equation draw:name="f178" draw:formula="657225*logwidth/1228725"/>
                <draw:equation draw:name="f179" draw:formula="161925*logheight/590550"/>
                <draw:equation draw:name="f180" draw:formula="685800*logwidth/1228725"/>
                <draw:equation draw:name="f181" draw:formula="152400*logheight/590550"/>
                <draw:equation draw:name="f182" draw:formula="714375*logwidth/1228725"/>
                <draw:equation draw:name="f183" draw:formula="133350*logheight/590550"/>
                <draw:equation draw:name="f184" draw:formula="781050*logwidth/1228725"/>
                <draw:equation draw:name="f185" draw:formula="114300*logheight/590550"/>
                <draw:equation draw:name="f186" draw:formula="876300*logwidth/1228725"/>
                <draw:equation draw:name="f187" draw:formula="0*logheight/590550"/>
                <draw:equation draw:name="f188" draw:formula="1000125*logwidth/1228725"/>
                <draw:equation draw:name="f189" draw:formula="95250*logheight/590550"/>
                <draw:equation draw:name="f190" draw:formula="1057275*logwidth/1228725"/>
                <draw:equation draw:name="f191" draw:formula="114300*logheight/590550"/>
                <draw:equation draw:name="f192" draw:formula="1114425*logwidth/1228725"/>
                <draw:equation draw:name="f193" draw:formula="133350*logheight/590550"/>
                <draw:equation draw:name="f194" draw:formula="1171575*logwidth/1228725"/>
                <draw:equation draw:name="f195" draw:formula="104775*logheight/590550"/>
                <draw:equation draw:name="f196" draw:formula="1200150*logwidth/1228725"/>
                <draw:equation draw:name="f197" draw:formula="180975*logheight/590550"/>
                <draw:equation draw:name="f198" draw:formula="1228725*logwidth/1228725"/>
                <draw:equation draw:name="f199" draw:formula="190500*logheight/590550"/>
                <draw:equation draw:name="f200" draw:formula="0*logwidth/1228725"/>
                <draw:equation draw:name="f201" draw:formula="590550*logheight/590550"/>
                <draw:equation draw:name="f202" draw:formula="152400*logwidth/1228725"/>
                <draw:equation draw:name="f203" draw:formula="571500*logheight/590550"/>
                <draw:equation draw:name="f204" draw:formula="209550*logwidth/1228725"/>
                <draw:equation draw:name="f205" draw:formula="533400*logheight/590550"/>
                <draw:equation draw:name="f206" draw:formula="266700*logwidth/1228725"/>
                <draw:equation draw:name="f207" draw:formula="400050*logheight/590550"/>
                <draw:equation draw:name="f208" draw:formula="323850*logwidth/1228725"/>
                <draw:equation draw:name="f209" draw:formula="466725*logheight/590550"/>
                <draw:equation draw:name="f210" draw:formula="352425*logwidth/1228725"/>
                <draw:equation draw:name="f211" draw:formula="447675*logheight/590550"/>
                <draw:equation draw:name="f212" draw:formula="381000*logwidth/1228725"/>
                <draw:equation draw:name="f213" draw:formula="428625*logheight/590550"/>
                <draw:equation draw:name="f214" draw:formula="438150*logwidth/1228725"/>
                <draw:equation draw:name="f215" draw:formula="371475*logheight/590550"/>
                <draw:equation draw:name="f216" draw:formula="466725*logwidth/1228725"/>
                <draw:equation draw:name="f217" draw:formula="342900*logheight/590550"/>
                <draw:equation draw:name="f218" draw:formula="495300*logwidth/1228725"/>
                <draw:equation draw:name="f219" draw:formula="323850*logheight/590550"/>
                <draw:equation draw:name="f220" draw:formula="542925*logwidth/1228725"/>
                <draw:equation draw:name="f221" draw:formula="314325*logheight/590550"/>
                <draw:equation draw:name="f222" draw:formula="581025*logwidth/1228725"/>
                <draw:equation draw:name="f223" draw:formula="228600*logheight/590550"/>
                <draw:equation draw:name="f224" draw:formula="609600*logwidth/1228725"/>
                <draw:equation draw:name="f225" draw:formula="209550*logheight/590550"/>
                <draw:equation draw:name="f226" draw:formula="638175*logwidth/1228725"/>
                <draw:equation draw:name="f227" draw:formula="190500*logheight/590550"/>
                <draw:equation draw:name="f228" draw:formula="657225*logwidth/1228725"/>
                <draw:equation draw:name="f229" draw:formula="161925*logheight/590550"/>
                <draw:equation draw:name="f230" draw:formula="685800*logwidth/1228725"/>
                <draw:equation draw:name="f231" draw:formula="152400*logheight/590550"/>
                <draw:equation draw:name="f232" draw:formula="714375*logwidth/1228725"/>
                <draw:equation draw:name="f233" draw:formula="133350*logheight/590550"/>
                <draw:equation draw:name="f234" draw:formula="781050*logwidth/1228725"/>
                <draw:equation draw:name="f235" draw:formula="114300*logheight/590550"/>
                <draw:equation draw:name="f236" draw:formula="876300*logwidth/1228725"/>
                <draw:equation draw:name="f237" draw:formula="0*logheight/590550"/>
                <draw:equation draw:name="f238" draw:formula="1000125*logwidth/1228725"/>
                <draw:equation draw:name="f239" draw:formula="95250*logheight/590550"/>
                <draw:equation draw:name="f240" draw:formula="1057275*logwidth/1228725"/>
                <draw:equation draw:name="f241" draw:formula="114300*logheight/590550"/>
                <draw:equation draw:name="f242" draw:formula="1114425*logwidth/1228725"/>
                <draw:equation draw:name="f243" draw:formula="133350*logheight/590550"/>
                <draw:equation draw:name="f244" draw:formula="1171575*logwidth/1228725"/>
                <draw:equation draw:name="f245" draw:formula="104775*logheight/590550"/>
                <draw:equation draw:name="f246" draw:formula="1200150*logwidth/1228725"/>
                <draw:equation draw:name="f247" draw:formula="180975*logheight/590550"/>
                <draw:equation draw:name="f248" draw:formula="1228725*logwidth/1228725"/>
                <draw:equation draw:name="f249" draw:formula="190500*logheight/590550"/>
                <draw:equation draw:name="f250" draw:formula="0*logwidth/1228725"/>
                <draw:equation draw:name="f251" draw:formula="590550*logheight/590550"/>
                <draw:equation draw:name="f252" draw:formula="152400*logwidth/1228725"/>
                <draw:equation draw:name="f253" draw:formula="571500*logheight/590550"/>
                <draw:equation draw:name="f254" draw:formula="209550*logwidth/1228725"/>
                <draw:equation draw:name="f255" draw:formula="533400*logheight/590550"/>
                <draw:equation draw:name="f256" draw:formula="266700*logwidth/1228725"/>
                <draw:equation draw:name="f257" draw:formula="400050*logheight/590550"/>
                <draw:equation draw:name="f258" draw:formula="323850*logwidth/1228725"/>
                <draw:equation draw:name="f259" draw:formula="466725*logheight/590550"/>
                <draw:equation draw:name="f260" draw:formula="352425*logwidth/1228725"/>
                <draw:equation draw:name="f261" draw:formula="447675*logheight/590550"/>
                <draw:equation draw:name="f262" draw:formula="381000*logwidth/1228725"/>
                <draw:equation draw:name="f263" draw:formula="428625*logheight/590550"/>
                <draw:equation draw:name="f264" draw:formula="438150*logwidth/1228725"/>
                <draw:equation draw:name="f265" draw:formula="371475*logheight/590550"/>
                <draw:equation draw:name="f266" draw:formula="466725*logwidth/1228725"/>
                <draw:equation draw:name="f267" draw:formula="342900*logheight/590550"/>
                <draw:equation draw:name="f268" draw:formula="495300*logwidth/1228725"/>
                <draw:equation draw:name="f269" draw:formula="323850*logheight/590550"/>
                <draw:equation draw:name="f270" draw:formula="542925*logwidth/1228725"/>
                <draw:equation draw:name="f271" draw:formula="314325*logheight/590550"/>
                <draw:equation draw:name="f272" draw:formula="581025*logwidth/1228725"/>
                <draw:equation draw:name="f273" draw:formula="228600*logheight/590550"/>
                <draw:equation draw:name="f274" draw:formula="609600*logwidth/1228725"/>
                <draw:equation draw:name="f275" draw:formula="209550*logheight/590550"/>
                <draw:equation draw:name="f276" draw:formula="638175*logwidth/1228725"/>
                <draw:equation draw:name="f277" draw:formula="190500*logheight/590550"/>
                <draw:equation draw:name="f278" draw:formula="657225*logwidth/1228725"/>
                <draw:equation draw:name="f279" draw:formula="161925*logheight/590550"/>
                <draw:equation draw:name="f280" draw:formula="685800*logwidth/1228725"/>
                <draw:equation draw:name="f281" draw:formula="152400*logheight/590550"/>
                <draw:equation draw:name="f282" draw:formula="723900*logwidth/1228725"/>
                <draw:equation draw:name="f283" draw:formula="209550*logheight/590550"/>
                <draw:equation draw:name="f284" draw:formula="781050*logwidth/1228725"/>
                <draw:equation draw:name="f285" draw:formula="114300*logheight/590550"/>
                <draw:equation draw:name="f286" draw:formula="876300*logwidth/1228725"/>
                <draw:equation draw:name="f287" draw:formula="0*logheight/590550"/>
                <draw:equation draw:name="f288" draw:formula="1000125*logwidth/1228725"/>
                <draw:equation draw:name="f289" draw:formula="95250*logheight/590550"/>
                <draw:equation draw:name="f290" draw:formula="1057275*logwidth/1228725"/>
                <draw:equation draw:name="f291" draw:formula="114300*logheight/590550"/>
                <draw:equation draw:name="f292" draw:formula="1114425*logwidth/1228725"/>
                <draw:equation draw:name="f293" draw:formula="133350*logheight/590550"/>
                <draw:equation draw:name="f294" draw:formula="1171575*logwidth/1228725"/>
                <draw:equation draw:name="f295" draw:formula="104775*logheight/590550"/>
                <draw:equation draw:name="f296" draw:formula="1200150*logwidth/1228725"/>
                <draw:equation draw:name="f297" draw:formula="180975*logheight/590550"/>
                <draw:equation draw:name="f298" draw:formula="1228725*logwidth/1228725"/>
                <draw:equation draw:name="f299" draw:formula="190500*logheight/590550"/>
                <draw:equation draw:name="f300" draw:formula="0*logwidth/1228725"/>
                <draw:equation draw:name="f301" draw:formula="590550*logheight/590550"/>
                <draw:equation draw:name="f302" draw:formula="152400*logwidth/1228725"/>
                <draw:equation draw:name="f303" draw:formula="571500*logheight/590550"/>
                <draw:equation draw:name="f304" draw:formula="209550*logwidth/1228725"/>
                <draw:equation draw:name="f305" draw:formula="533400*logheight/590550"/>
                <draw:equation draw:name="f306" draw:formula="266700*logwidth/1228725"/>
                <draw:equation draw:name="f307" draw:formula="400050*logheight/590550"/>
                <draw:equation draw:name="f308" draw:formula="323850*logwidth/1228725"/>
                <draw:equation draw:name="f309" draw:formula="466725*logheight/590550"/>
                <draw:equation draw:name="f310" draw:formula="352425*logwidth/1228725"/>
                <draw:equation draw:name="f311" draw:formula="447675*logheight/590550"/>
                <draw:equation draw:name="f312" draw:formula="381000*logwidth/1228725"/>
                <draw:equation draw:name="f313" draw:formula="428625*logheight/590550"/>
                <draw:equation draw:name="f314" draw:formula="457200*logwidth/1228725"/>
                <draw:equation draw:name="f315" draw:formula="419100*logheight/590550"/>
                <draw:equation draw:name="f316" draw:formula="466725*logwidth/1228725"/>
                <draw:equation draw:name="f317" draw:formula="342900*logheight/590550"/>
                <draw:equation draw:name="f318" draw:formula="495300*logwidth/1228725"/>
                <draw:equation draw:name="f319" draw:formula="323850*logheight/590550"/>
                <draw:equation draw:name="f320" draw:formula="542925*logwidth/1228725"/>
                <draw:equation draw:name="f321" draw:formula="314325*logheight/590550"/>
                <draw:equation draw:name="f322" draw:formula="581025*logwidth/1228725"/>
                <draw:equation draw:name="f323" draw:formula="228600*logheight/590550"/>
                <draw:equation draw:name="f324" draw:formula="609600*logwidth/1228725"/>
                <draw:equation draw:name="f325" draw:formula="209550*logheight/590550"/>
                <draw:equation draw:name="f326" draw:formula="638175*logwidth/1228725"/>
                <draw:equation draw:name="f327" draw:formula="190500*logheight/590550"/>
                <draw:equation draw:name="f328" draw:formula="657225*logwidth/1228725"/>
                <draw:equation draw:name="f329" draw:formula="161925*logheight/590550"/>
                <draw:equation draw:name="f330" draw:formula="685800*logwidth/1228725"/>
                <draw:equation draw:name="f331" draw:formula="152400*logheight/590550"/>
                <draw:equation draw:name="f332" draw:formula="723900*logwidth/1228725"/>
                <draw:equation draw:name="f333" draw:formula="209550*logheight/590550"/>
                <draw:equation draw:name="f334" draw:formula="781050*logwidth/1228725"/>
                <draw:equation draw:name="f335" draw:formula="114300*logheight/590550"/>
                <draw:equation draw:name="f336" draw:formula="876300*logwidth/1228725"/>
                <draw:equation draw:name="f337" draw:formula="0*logheight/590550"/>
                <draw:equation draw:name="f338" draw:formula="1000125*logwidth/1228725"/>
                <draw:equation draw:name="f339" draw:formula="95250*logheight/590550"/>
                <draw:equation draw:name="f340" draw:formula="1057275*logwidth/1228725"/>
                <draw:equation draw:name="f341" draw:formula="114300*logheight/590550"/>
                <draw:equation draw:name="f342" draw:formula="1114425*logwidth/1228725"/>
                <draw:equation draw:name="f343" draw:formula="133350*logheight/590550"/>
                <draw:equation draw:name="f344" draw:formula="1171575*logwidth/1228725"/>
                <draw:equation draw:name="f345" draw:formula="104775*logheight/590550"/>
                <draw:equation draw:name="f346" draw:formula="1200150*logwidth/1228725"/>
                <draw:equation draw:name="f347" draw:formula="180975*logheight/590550"/>
                <draw:equation draw:name="f348" draw:formula="1228725*logwidth/1228725"/>
                <draw:equation draw:name="f349" draw:formula="190500*logheight/590550"/>
                <draw:equation draw:name="f350" draw:formula="logwidth"/>
                <draw:equation draw:name="f351" draw:formula="logheight"/>
              </draw:enhanced-geometry>
            </draw:custom-shape>
          </draw:g>
          <draw:custom-shape draw:name="テキスト ボックス 15" draw:style-name="gr1" draw:text-style-name="P2" draw:layer="layout" svg:width="3.265cm" svg:height="0.716cm" svg:x="8cm" svg:y="1.059cm">
            <text:p text:style-name="P1"><text:span text:style-name="T2">入力シーケン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6" draw:style-name="gr1" draw:text-style-name="P2" draw:layer="layout" svg:width="1.847cm" svg:height="0.716cm" svg:x="13.752cm" svg:y="1.392cm">
            <text:p text:style-name="P1"><text:span text:style-name="T2">予測</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7" draw:style-name="gr7" draw:text-style-name="P5" draw:layer="layout" svg:width="0.981cm" svg:height="1.804cm" svg:x="9.633cm" svg:y="1.786cm">
            <text:p/>
            <draw:enhanced-geometry draw:mirror-horizontal="false" draw:mirror-vertical="false" svg:viewBox="0 0 21600 21600" draw:type="mso-spt32" draw:enhanced-path="M 0 0 L 21600 21600 N"/>
          </draw:custom-shape>
          <draw:custom-shape draw:name="直線矢印コネクタ 18" draw:style-name="gr7" draw:text-style-name="P5" draw:layer="layout" svg:width="0.462cm" svg:height="0.719cm" svg:x="13.703cm" svg:y="2.01cm">
            <text:p/>
            <draw:enhanced-geometry draw:mirror-horizontal="true" draw:mirror-vertical="false" svg:viewBox="0 0 21600 21600" draw:type="mso-spt32" draw:enhanced-path="M 0 0 L 21600 21600 N"/>
          </draw:custom-shape>
          <draw:custom-shape draw:name="テキスト ボックス 19" draw:style-name="gr1" draw:text-style-name="P2" draw:layer="layout" svg:width="3.988cm" svg:height="0.716cm" svg:x="14.668cm" svg:y="5.171cm">
            <text:p text:style-name="P1"><text:span text:style-name="T2">未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0" draw:style-name="gr15" draw:text-style-name="P5" draw:layer="layout" svg:x1="12.09cm" svg:y1="0.8cm" svg:x2="12.09cm" svg:y2="6.765cm">
            <text:p/>
          </draw:line>
          <draw:custom-shape draw:name="直線矢印コネクタ 23" draw:style-name="gr9" draw:text-style-name="P5" draw:layer="layout" svg:width="7.455cm" svg:height="0.001cm" svg:x="12.09cm" svg:y="5.133cm">
            <text:p/>
            <draw:enhanced-geometry draw:mirror-horizontal="false" draw:mirror-vertical="false" svg:viewBox="0 0 21600 21600" draw:type="mso-spt32" draw:enhanced-path="M 0 0 L 21600 21600 N"/>
          </draw:custom-shape>
          <draw:custom-shape draw:name="直線矢印コネクタ 24" draw:style-name="gr9" draw:text-style-name="P5" draw:layer="layout" svg:width="1.687cm" svg:height="0.001cm" svg:x="10.402cm" svg:y="5.133cm">
            <text:p/>
            <draw:enhanced-geometry draw:mirror-horizontal="false" draw:mirror-vertical="false" svg:viewBox="0 0 21600 21600" draw:type="mso-spt32" draw:enhanced-path="M 0 0 L 21600 21600 N"/>
          </draw:custom-shape>
          <draw:custom-shape draw:name="テキスト ボックス 25" draw:style-name="gr1" draw:text-style-name="P2" draw:layer="layout" svg:width="2.541cm" svg:height="0.716cm" svg:x="10.124cm" svg:y="5.222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6" draw:style-name="gr1" draw:text-style-name="P2" draw:layer="layout" svg:width="3.988cm" svg:height="0.716cm" svg:x="14.694cm" svg:y="6.771cm">
            <text:p text:style-name="P1"><text:span text:style-name="T2">説明変数</text:span><text:span text:style-name="T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7" draw:style-name="gr1" draw:text-style-name="P2" draw:layer="layout" svg:width="1.642cm" svg:height="0.716cm" svg:x="11.212cm" svg:y="6.843cm">
            <text:p text:style-name="P1"><text:span text:style-name="T2">現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6" draw:style-name="gr7" draw:text-style-name="P5" draw:layer="layout" svg:width="0.001cm" svg:height="2.615cm" svg:x="10.402cm" svg:y="4.146cm">
            <text:p/>
            <draw:enhanced-geometry draw:mirror-horizontal="false" draw:mirror-vertical="true" svg:viewBox="0 0 21600 21600" draw:type="mso-spt32" draw:enhanced-path="M 0 0 L 21600 21600 N"/>
          </draw:custom-shape>
          <draw:custom-shape draw:name="直線矢印コネクタ 7" draw:style-name="gr7" draw:text-style-name="P5" draw:layer="layout" svg:width="0.001cm" svg:height="3.311cm" svg:x="11.039cm" svg:y="3.314cm">
            <text:p/>
            <draw:enhanced-geometry draw:mirror-horizontal="false" draw:mirror-vertical="true" svg:viewBox="0 0 21600 21600" draw:type="mso-spt32" draw:enhanced-path="M 0 0 L 21600 21600 N"/>
          </draw:custom-shape>
          <draw:custom-shape draw:name="直線矢印コネクタ 8" draw:style-name="gr7" draw:text-style-name="P5" draw:layer="layout" svg:width="0.001cm" svg:height="3.175cm" svg:x="11.627cm" svg:y="3.519cm">
            <text:p/>
            <draw:enhanced-geometry draw:mirror-horizontal="false" draw:mirror-vertical="true" svg:viewBox="0 0 21600 21600" draw:type="mso-spt32" draw:enhanced-path="M 0 0 L 21600 21600 N"/>
          </draw:custom-shape>
          <draw:custom-shape draw:name="直線矢印コネクタ 9" draw:style-name="gr7" draw:text-style-name="P5" draw:layer="layout" svg:width="0.015cm" svg:height="2.999cm" svg:x="12.286cm" svg:y="3.727cm">
            <text:p/>
            <draw:enhanced-geometry draw:mirror-horizontal="true" draw:mirror-vertical="true" svg:viewBox="0 0 21600 21600" draw:type="mso-spt32" draw:enhanced-path="M 0 0 L 21600 21600 N"/>
          </draw:custom-shape>
          <draw:custom-shape draw:name="直線矢印コネクタ 10" draw:style-name="gr7" draw:text-style-name="P5" draw:layer="layout" svg:width="0.001cm" svg:height="3.316cm" svg:x="12.782cm" svg:y="3.454cm">
            <text:p/>
            <draw:enhanced-geometry draw:mirror-horizontal="false" draw:mirror-vertical="true" svg:viewBox="0 0 21600 21600" draw:type="mso-spt32" draw:enhanced-path="M 0 0 L 21600 21600 N"/>
          </draw:custom-shape>
          <draw:custom-shape draw:name="直線矢印コネクタ 11" draw:style-name="gr7" draw:text-style-name="P5" draw:layer="layout" svg:width="0.001cm" svg:height="3.879cm" svg:x="13.199cm" svg:y="2.746cm">
            <text:p/>
            <draw:enhanced-geometry draw:mirror-horizontal="false" draw:mirror-vertical="true" svg:viewBox="0 0 21600 21600" draw:type="mso-spt32" draw:enhanced-path="M 0 0 L 21600 21600 N"/>
          </draw:custom-shape>
          <draw:custom-shape draw:name="直線矢印コネクタ 12" draw:style-name="gr7" draw:text-style-name="P5" draw:layer="layout" svg:width="0.04cm" svg:height="3.918cm" svg:x="13.649cm" svg:y="2.847cm">
            <text:p/>
            <draw:enhanced-geometry draw:mirror-horizontal="false" draw:mirror-vertical="true" svg:viewBox="0 0 21600 21600" draw:type="mso-spt32" draw:enhanced-path="M 0 0 L 21600 21600 N"/>
          </draw:custom-shape>
          <draw:custom-shape draw:name="直線矢印コネクタ 13" draw:style-name="gr16" draw:text-style-name="P5" draw:layer="layout" svg:width="10.009cm" svg:height="0.001cm" svg:x="8.139cm" svg:y="6.694cm">
            <text:p/>
            <draw:enhanced-geometry draw:mirror-horizontal="false" draw:mirror-vertical="true" svg:viewBox="0 0 21600 21600" draw:type="mso-spt32" draw:enhanced-path="M 0 0 L 21600 21600 N"/>
          </draw:custom-shape>
          <draw:frame draw:name="テキスト ボックス 135" draw:style-name="gr17" draw:text-style-name="P2" draw:layer="layout" svg:width="3.206cm" svg:height="1.025cm" svg:x="18.333cm" svg:y="1.377cm">
            <draw:object xlink:href="./Object 2" xlink:type="simple" xlink:show="embed" xlink:actuate="onLoad">
              <loext:p/>
            </draw:object>
            <draw:image xlink:href="./ObjectReplacements/Object 2" xlink:type="simple" xlink:show="embed" xlink:actuate="onLoad"/>
          </draw:frame>
          <draw:custom-shape draw:name="テキスト ボックス 135" draw:style-name="gr18" draw:text-style-name="P9" draw:layer="layout" svg:width="3.206cm" svg:height="1.025cm" svg:x="18.333cm" svg:y="1.377cm">
            <text:p text:style-name="P1"><text:span text:style-name="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グループ化 140">
          <draw:custom-shape draw:name="フリーフォーム 161" draw:style-name="gr4" draw:text-style-name="P2" draw:layer="layout" svg:width="9.275cm" svg:height="2.122cm" svg:x="2.989cm" svg:y="10.438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162" draw:style-name="gr5" draw:text-style-name="P2" draw:layer="layout" svg:width="1.662cm" svg:height="0.96cm" svg:x="3.014cm" svg:y="11.574cm">
            <text:p/>
            <draw:enhanced-geometry draw:mirror-horizontal="false" draw:mirror-vertical="false" svg:viewBox="0 0 0 0" drawooo:sub-view-size="1266825 409575" draw:text-areas="0 0 ?f56 ?f57" draw:type="ooxml-non-primitive" draw:enhanced-path="M 0 409575 C 6350 393700 13047 377959 19050 361950 22575 352549 24085 342355 28575 333375 33695 323136 42505 315039 47625 304800 52115 295820 50050 283325 57150 276225 64250 269125 76745 271190 85725 266700 95964 261580 104775 254000 114300 247650 135853 182992 104554 257396 180975 180975 246220 115730 215709 138769 266700 104775 321295 22883 248600 119255 314325 66675 323264 59524 323667 44167 333375 38100 350403 27457 371475 25400 390525 19050 440399 2425 409161 10945 485775 0 653352 15234 542163 -2939 619125 19050 633367 23119 670575 30487 685800 38100 696039 43220 703914 52501 714375 57150 732725 65305 752475 69850 771525 76200 L 800100 85725 C 809625 88900 820321 89681 828675 95250 L 885825 133350 C 895350 139700 906305 144305 914400 152400 923925 161925 931767 173503 942975 180975 951329 186544 962570 186010 971550 190500 981789 195620 989664 204901 1000125 209550 1018475 217705 1040567 217461 1057275 228600 1066800 234950 1075328 243141 1085850 247650 1108305 257274 1175174 264493 1190625 266700 1253799 287758 1227695 285750 1266825 285750 N">
              <draw:equation draw:name="f0" draw:formula="0*logwidth/1266825"/>
              <draw:equation draw:name="f1" draw:formula="409575*logheight/409575"/>
              <draw:equation draw:name="f2" draw:formula="19050*logwidth/1266825"/>
              <draw:equation draw:name="f3" draw:formula="361950*logheight/409575"/>
              <draw:equation draw:name="f4" draw:formula="28575*logwidth/1266825"/>
              <draw:equation draw:name="f5" draw:formula="333375*logheight/409575"/>
              <draw:equation draw:name="f6" draw:formula="47625*logwidth/1266825"/>
              <draw:equation draw:name="f7" draw:formula="304800*logheight/409575"/>
              <draw:equation draw:name="f8" draw:formula="57150*logwidth/1266825"/>
              <draw:equation draw:name="f9" draw:formula="276225*logheight/409575"/>
              <draw:equation draw:name="f10" draw:formula="85725*logwidth/1266825"/>
              <draw:equation draw:name="f11" draw:formula="266700*logheight/409575"/>
              <draw:equation draw:name="f12" draw:formula="114300*logwidth/1266825"/>
              <draw:equation draw:name="f13" draw:formula="247650*logheight/409575"/>
              <draw:equation draw:name="f14" draw:formula="180975*logwidth/1266825"/>
              <draw:equation draw:name="f15" draw:formula="180975*logheight/409575"/>
              <draw:equation draw:name="f16" draw:formula="266700*logwidth/1266825"/>
              <draw:equation draw:name="f17" draw:formula="104775*logheight/409575"/>
              <draw:equation draw:name="f18" draw:formula="314325*logwidth/1266825"/>
              <draw:equation draw:name="f19" draw:formula="66675*logheight/409575"/>
              <draw:equation draw:name="f20" draw:formula="333375*logwidth/1266825"/>
              <draw:equation draw:name="f21" draw:formula="38100*logheight/409575"/>
              <draw:equation draw:name="f22" draw:formula="390525*logwidth/1266825"/>
              <draw:equation draw:name="f23" draw:formula="19050*logheight/409575"/>
              <draw:equation draw:name="f24" draw:formula="485775*logwidth/1266825"/>
              <draw:equation draw:name="f25" draw:formula="0*logheight/409575"/>
              <draw:equation draw:name="f26" draw:formula="619125*logwidth/1266825"/>
              <draw:equation draw:name="f27" draw:formula="19050*logheight/409575"/>
              <draw:equation draw:name="f28" draw:formula="685800*logwidth/1266825"/>
              <draw:equation draw:name="f29" draw:formula="38100*logheight/409575"/>
              <draw:equation draw:name="f30" draw:formula="714375*logwidth/1266825"/>
              <draw:equation draw:name="f31" draw:formula="57150*logheight/409575"/>
              <draw:equation draw:name="f32" draw:formula="771525*logwidth/1266825"/>
              <draw:equation draw:name="f33" draw:formula="76200*logheight/409575"/>
              <draw:equation draw:name="f34" draw:formula="800100*logwidth/1266825"/>
              <draw:equation draw:name="f35" draw:formula="85725*logheight/409575"/>
              <draw:equation draw:name="f36" draw:formula="828675*logwidth/1266825"/>
              <draw:equation draw:name="f37" draw:formula="95250*logheight/409575"/>
              <draw:equation draw:name="f38" draw:formula="885825*logwidth/1266825"/>
              <draw:equation draw:name="f39" draw:formula="133350*logheight/409575"/>
              <draw:equation draw:name="f40" draw:formula="914400*logwidth/1266825"/>
              <draw:equation draw:name="f41" draw:formula="152400*logheight/409575"/>
              <draw:equation draw:name="f42" draw:formula="942975*logwidth/1266825"/>
              <draw:equation draw:name="f43" draw:formula="180975*logheight/409575"/>
              <draw:equation draw:name="f44" draw:formula="971550*logwidth/1266825"/>
              <draw:equation draw:name="f45" draw:formula="190500*logheight/409575"/>
              <draw:equation draw:name="f46" draw:formula="1000125*logwidth/1266825"/>
              <draw:equation draw:name="f47" draw:formula="209550*logheight/409575"/>
              <draw:equation draw:name="f48" draw:formula="1057275*logwidth/1266825"/>
              <draw:equation draw:name="f49" draw:formula="228600*logheight/409575"/>
              <draw:equation draw:name="f50" draw:formula="1085850*logwidth/1266825"/>
              <draw:equation draw:name="f51" draw:formula="247650*logheight/409575"/>
              <draw:equation draw:name="f52" draw:formula="1190625*logwidth/1266825"/>
              <draw:equation draw:name="f53" draw:formula="266700*logheight/409575"/>
              <draw:equation draw:name="f54" draw:formula="1266825*logwidth/1266825"/>
              <draw:equation draw:name="f55" draw:formula="285750*logheight/409575"/>
              <draw:equation draw:name="f56" draw:formula="logwidth"/>
              <draw:equation draw:name="f57" draw:formula="logheight"/>
            </draw:enhanced-geometry>
          </draw:custom-shape>
          <draw:custom-shape draw:name="フリーフォーム 163" draw:style-name="gr6" draw:text-style-name="P2" draw:layer="layout" svg:width="1.612cm" svg:height="1.385cm" svg:x="4.676cm" svg:y="10.836cm">
            <text:p/>
            <draw:enhanced-geometry draw:mirror-horizontal="false" draw:mirror-vertical="false" svg:viewBox="0 0 0 0" drawooo:sub-view-size="1228725 590550" draw:text-areas="0 0 ?f350 ?f351" draw:type="ooxml-non-primitive" draw:enhanced-path="M 0 590550 C 3955 590246 116053 591693 152400 571500 172414 560381 190500 561975 209550 533400 228600 504825 257923 404926 266700 400050 285750 422275 309563 458788 323850 466725 338137 474662 342900 454025 352425 447675 361950 441325 363537 433388 381000 428625 398463 423862 431800 422275 457200 419100 466725 409575 460375 358775 466725 342900 473075 327025 485775 330200 495300 323850 498475 314325 538435 323305 542925 314325 562769 274638 569913 246062 581025 228600 592137 211138 600075 215900 609600 209550 L 638175 190500 C 644525 180975 648286 169076 657225 161925 665065 155653 674688 144463 685800 152400 696913 160338 713661 214670 723900 209550 739905 201547 755650 149225 781050 114300 806450 79375 834542 27839 876300 0 917525 4581 969963 76200 1000125 95250 1030288 114300 1038225 107950 1057275 114300 1076325 120650 1095375 134937 1114425 133350 1133475 131763 1163221 99206 1171575 104775 1190625 117475 1190625 166688 1200150 180975 1209675 195262 1219200 187325 1228725 190500 N">
              <draw:equation draw:name="f0" draw:formula="0*logwidth/1228725"/>
              <draw:equation draw:name="f1" draw:formula="514350*logheight/514350"/>
              <draw:equation draw:name="f2" draw:formula="152400*logwidth/1228725"/>
              <draw:equation draw:name="f3" draw:formula="495300*logheight/514350"/>
              <draw:equation draw:name="f4" draw:formula="209550*logwidth/1228725"/>
              <draw:equation draw:name="f5" draw:formula="457200*logheight/514350"/>
              <draw:equation draw:name="f6" draw:formula="238125*logwidth/1228725"/>
              <draw:equation draw:name="f7" draw:formula="447675*logheight/514350"/>
              <draw:equation draw:name="f8" draw:formula="323850*logwidth/1228725"/>
              <draw:equation draw:name="f9" draw:formula="390525*logheight/514350"/>
              <draw:equation draw:name="f10" draw:formula="352425*logwidth/1228725"/>
              <draw:equation draw:name="f11" draw:formula="371475*logheight/514350"/>
              <draw:equation draw:name="f12" draw:formula="381000*logwidth/1228725"/>
              <draw:equation draw:name="f13" draw:formula="352425*logheight/514350"/>
              <draw:equation draw:name="f14" draw:formula="438150*logwidth/1228725"/>
              <draw:equation draw:name="f15" draw:formula="295275*logheight/514350"/>
              <draw:equation draw:name="f16" draw:formula="466725*logwidth/1228725"/>
              <draw:equation draw:name="f17" draw:formula="266700*logheight/514350"/>
              <draw:equation draw:name="f18" draw:formula="495300*logwidth/1228725"/>
              <draw:equation draw:name="f19" draw:formula="247650*logheight/514350"/>
              <draw:equation draw:name="f20" draw:formula="504825*logwidth/1228725"/>
              <draw:equation draw:name="f21" draw:formula="219075*logheight/514350"/>
              <draw:equation draw:name="f22" draw:formula="581025*logwidth/1228725"/>
              <draw:equation draw:name="f23" draw:formula="152400*logheight/514350"/>
              <draw:equation draw:name="f24" draw:formula="609600*logwidth/1228725"/>
              <draw:equation draw:name="f25" draw:formula="133350*logheight/514350"/>
              <draw:equation draw:name="f26" draw:formula="638175*logwidth/1228725"/>
              <draw:equation draw:name="f27" draw:formula="114300*logheight/514350"/>
              <draw:equation draw:name="f28" draw:formula="657225*logwidth/1228725"/>
              <draw:equation draw:name="f29" draw:formula="85725*logheight/514350"/>
              <draw:equation draw:name="f30" draw:formula="685800*logwidth/1228725"/>
              <draw:equation draw:name="f31" draw:formula="76200*logheight/514350"/>
              <draw:equation draw:name="f32" draw:formula="714375*logwidth/1228725"/>
              <draw:equation draw:name="f33" draw:formula="57150*logheight/514350"/>
              <draw:equation draw:name="f34" draw:formula="781050*logwidth/1228725"/>
              <draw:equation draw:name="f35" draw:formula="38100*logheight/514350"/>
              <draw:equation draw:name="f36" draw:formula="866775*logwidth/1228725"/>
              <draw:equation draw:name="f37" draw:formula="0*logheight/514350"/>
              <draw:equation draw:name="f38" draw:formula="1000125*logwidth/1228725"/>
              <draw:equation draw:name="f39" draw:formula="19050*logheight/514350"/>
              <draw:equation draw:name="f40" draw:formula="1057275*logwidth/1228725"/>
              <draw:equation draw:name="f41" draw:formula="38100*logheight/514350"/>
              <draw:equation draw:name="f42" draw:formula="1114425*logwidth/1228725"/>
              <draw:equation draw:name="f43" draw:formula="57150*logheight/514350"/>
              <draw:equation draw:name="f44" draw:formula="1143000*logwidth/1228725"/>
              <draw:equation draw:name="f45" draw:formula="66675*logheight/514350"/>
              <draw:equation draw:name="f46" draw:formula="1200150*logwidth/1228725"/>
              <draw:equation draw:name="f47" draw:formula="104775*logheight/514350"/>
              <draw:equation draw:name="f48" draw:formula="1228725*logwidth/1228725"/>
              <draw:equation draw:name="f49" draw:formula="114300*logheight/514350"/>
              <draw:equation draw:name="f50" draw:formula="0*logwidth/1228725"/>
              <draw:equation draw:name="f51" draw:formula="514350*logheight/514350"/>
              <draw:equation draw:name="f52" draw:formula="152400*logwidth/1228725"/>
              <draw:equation draw:name="f53" draw:formula="495300*logheight/514350"/>
              <draw:equation draw:name="f54" draw:formula="209550*logwidth/1228725"/>
              <draw:equation draw:name="f55" draw:formula="457200*logheight/514350"/>
              <draw:equation draw:name="f56" draw:formula="266700*logwidth/1228725"/>
              <draw:equation draw:name="f57" draw:formula="323850*logheight/514350"/>
              <draw:equation draw:name="f58" draw:formula="323850*logwidth/1228725"/>
              <draw:equation draw:name="f59" draw:formula="390525*logheight/514350"/>
              <draw:equation draw:name="f60" draw:formula="352425*logwidth/1228725"/>
              <draw:equation draw:name="f61" draw:formula="371475*logheight/514350"/>
              <draw:equation draw:name="f62" draw:formula="381000*logwidth/1228725"/>
              <draw:equation draw:name="f63" draw:formula="352425*logheight/514350"/>
              <draw:equation draw:name="f64" draw:formula="438150*logwidth/1228725"/>
              <draw:equation draw:name="f65" draw:formula="295275*logheight/514350"/>
              <draw:equation draw:name="f66" draw:formula="466725*logwidth/1228725"/>
              <draw:equation draw:name="f67" draw:formula="266700*logheight/514350"/>
              <draw:equation draw:name="f68" draw:formula="495300*logwidth/1228725"/>
              <draw:equation draw:name="f69" draw:formula="247650*logheight/514350"/>
              <draw:equation draw:name="f70" draw:formula="504825*logwidth/1228725"/>
              <draw:equation draw:name="f71" draw:formula="219075*logheight/514350"/>
              <draw:equation draw:name="f72" draw:formula="581025*logwidth/1228725"/>
              <draw:equation draw:name="f73" draw:formula="152400*logheight/514350"/>
              <draw:equation draw:name="f74" draw:formula="609600*logwidth/1228725"/>
              <draw:equation draw:name="f75" draw:formula="133350*logheight/514350"/>
              <draw:equation draw:name="f76" draw:formula="638175*logwidth/1228725"/>
              <draw:equation draw:name="f77" draw:formula="114300*logheight/514350"/>
              <draw:equation draw:name="f78" draw:formula="657225*logwidth/1228725"/>
              <draw:equation draw:name="f79" draw:formula="85725*logheight/514350"/>
              <draw:equation draw:name="f80" draw:formula="685800*logwidth/1228725"/>
              <draw:equation draw:name="f81" draw:formula="76200*logheight/514350"/>
              <draw:equation draw:name="f82" draw:formula="714375*logwidth/1228725"/>
              <draw:equation draw:name="f83" draw:formula="57150*logheight/514350"/>
              <draw:equation draw:name="f84" draw:formula="781050*logwidth/1228725"/>
              <draw:equation draw:name="f85" draw:formula="38100*logheight/514350"/>
              <draw:equation draw:name="f86" draw:formula="866775*logwidth/1228725"/>
              <draw:equation draw:name="f87" draw:formula="0*logheight/514350"/>
              <draw:equation draw:name="f88" draw:formula="1000125*logwidth/1228725"/>
              <draw:equation draw:name="f89" draw:formula="19050*logheight/514350"/>
              <draw:equation draw:name="f90" draw:formula="1057275*logwidth/1228725"/>
              <draw:equation draw:name="f91" draw:formula="38100*logheight/514350"/>
              <draw:equation draw:name="f92" draw:formula="1114425*logwidth/1228725"/>
              <draw:equation draw:name="f93" draw:formula="57150*logheight/514350"/>
              <draw:equation draw:name="f94" draw:formula="1143000*logwidth/1228725"/>
              <draw:equation draw:name="f95" draw:formula="66675*logheight/514350"/>
              <draw:equation draw:name="f96" draw:formula="1200150*logwidth/1228725"/>
              <draw:equation draw:name="f97" draw:formula="104775*logheight/514350"/>
              <draw:equation draw:name="f98" draw:formula="1228725*logwidth/1228725"/>
              <draw:equation draw:name="f99" draw:formula="114300*logheight/514350"/>
              <draw:equation draw:name="f100" draw:formula="0*logwidth/1228725"/>
              <draw:equation draw:name="f101" draw:formula="590550*logheight/590550"/>
              <draw:equation draw:name="f102" draw:formula="152400*logwidth/1228725"/>
              <draw:equation draw:name="f103" draw:formula="571500*logheight/590550"/>
              <draw:equation draw:name="f104" draw:formula="209550*logwidth/1228725"/>
              <draw:equation draw:name="f105" draw:formula="533400*logheight/590550"/>
              <draw:equation draw:name="f106" draw:formula="266700*logwidth/1228725"/>
              <draw:equation draw:name="f107" draw:formula="400050*logheight/590550"/>
              <draw:equation draw:name="f108" draw:formula="323850*logwidth/1228725"/>
              <draw:equation draw:name="f109" draw:formula="466725*logheight/590550"/>
              <draw:equation draw:name="f110" draw:formula="352425*logwidth/1228725"/>
              <draw:equation draw:name="f111" draw:formula="447675*logheight/590550"/>
              <draw:equation draw:name="f112" draw:formula="381000*logwidth/1228725"/>
              <draw:equation draw:name="f113" draw:formula="428625*logheight/590550"/>
              <draw:equation draw:name="f114" draw:formula="438150*logwidth/1228725"/>
              <draw:equation draw:name="f115" draw:formula="371475*logheight/590550"/>
              <draw:equation draw:name="f116" draw:formula="466725*logwidth/1228725"/>
              <draw:equation draw:name="f117" draw:formula="342900*logheight/590550"/>
              <draw:equation draw:name="f118" draw:formula="495300*logwidth/1228725"/>
              <draw:equation draw:name="f119" draw:formula="323850*logheight/590550"/>
              <draw:equation draw:name="f120" draw:formula="504825*logwidth/1228725"/>
              <draw:equation draw:name="f121" draw:formula="295275*logheight/590550"/>
              <draw:equation draw:name="f122" draw:formula="581025*logwidth/1228725"/>
              <draw:equation draw:name="f123" draw:formula="228600*logheight/590550"/>
              <draw:equation draw:name="f124" draw:formula="609600*logwidth/1228725"/>
              <draw:equation draw:name="f125" draw:formula="209550*logheight/590550"/>
              <draw:equation draw:name="f126" draw:formula="638175*logwidth/1228725"/>
              <draw:equation draw:name="f127" draw:formula="190500*logheight/590550"/>
              <draw:equation draw:name="f128" draw:formula="657225*logwidth/1228725"/>
              <draw:equation draw:name="f129" draw:formula="161925*logheight/590550"/>
              <draw:equation draw:name="f130" draw:formula="685800*logwidth/1228725"/>
              <draw:equation draw:name="f131" draw:formula="152400*logheight/590550"/>
              <draw:equation draw:name="f132" draw:formula="714375*logwidth/1228725"/>
              <draw:equation draw:name="f133" draw:formula="133350*logheight/590550"/>
              <draw:equation draw:name="f134" draw:formula="781050*logwidth/1228725"/>
              <draw:equation draw:name="f135" draw:formula="114300*logheight/590550"/>
              <draw:equation draw:name="f136" draw:formula="876300*logwidth/1228725"/>
              <draw:equation draw:name="f137" draw:formula="0*logheight/590550"/>
              <draw:equation draw:name="f138" draw:formula="1000125*logwidth/1228725"/>
              <draw:equation draw:name="f139" draw:formula="95250*logheight/590550"/>
              <draw:equation draw:name="f140" draw:formula="1057275*logwidth/1228725"/>
              <draw:equation draw:name="f141" draw:formula="114300*logheight/590550"/>
              <draw:equation draw:name="f142" draw:formula="1114425*logwidth/1228725"/>
              <draw:equation draw:name="f143" draw:formula="133350*logheight/590550"/>
              <draw:equation draw:name="f144" draw:formula="1143000*logwidth/1228725"/>
              <draw:equation draw:name="f145" draw:formula="142875*logheight/590550"/>
              <draw:equation draw:name="f146" draw:formula="1200150*logwidth/1228725"/>
              <draw:equation draw:name="f147" draw:formula="180975*logheight/590550"/>
              <draw:equation draw:name="f148" draw:formula="1228725*logwidth/1228725"/>
              <draw:equation draw:name="f149" draw:formula="190500*logheight/590550"/>
              <draw:equation draw:name="f150" draw:formula="0*logwidth/1228725"/>
              <draw:equation draw:name="f151" draw:formula="590550*logheight/590550"/>
              <draw:equation draw:name="f152" draw:formula="152400*logwidth/1228725"/>
              <draw:equation draw:name="f153" draw:formula="571500*logheight/590550"/>
              <draw:equation draw:name="f154" draw:formula="209550*logwidth/1228725"/>
              <draw:equation draw:name="f155" draw:formula="533400*logheight/590550"/>
              <draw:equation draw:name="f156" draw:formula="266700*logwidth/1228725"/>
              <draw:equation draw:name="f157" draw:formula="400050*logheight/590550"/>
              <draw:equation draw:name="f158" draw:formula="323850*logwidth/1228725"/>
              <draw:equation draw:name="f159" draw:formula="466725*logheight/590550"/>
              <draw:equation draw:name="f160" draw:formula="352425*logwidth/1228725"/>
              <draw:equation draw:name="f161" draw:formula="447675*logheight/590550"/>
              <draw:equation draw:name="f162" draw:formula="381000*logwidth/1228725"/>
              <draw:equation draw:name="f163" draw:formula="428625*logheight/590550"/>
              <draw:equation draw:name="f164" draw:formula="438150*logwidth/1228725"/>
              <draw:equation draw:name="f165" draw:formula="371475*logheight/590550"/>
              <draw:equation draw:name="f166" draw:formula="466725*logwidth/1228725"/>
              <draw:equation draw:name="f167" draw:formula="342900*logheight/590550"/>
              <draw:equation draw:name="f168" draw:formula="495300*logwidth/1228725"/>
              <draw:equation draw:name="f169" draw:formula="323850*logheight/590550"/>
              <draw:equation draw:name="f170" draw:formula="504825*logwidth/1228725"/>
              <draw:equation draw:name="f171" draw:formula="295275*logheight/590550"/>
              <draw:equation draw:name="f172" draw:formula="581025*logwidth/1228725"/>
              <draw:equation draw:name="f173" draw:formula="228600*logheight/590550"/>
              <draw:equation draw:name="f174" draw:formula="609600*logwidth/1228725"/>
              <draw:equation draw:name="f175" draw:formula="209550*logheight/590550"/>
              <draw:equation draw:name="f176" draw:formula="638175*logwidth/1228725"/>
              <draw:equation draw:name="f177" draw:formula="190500*logheight/590550"/>
              <draw:equation draw:name="f178" draw:formula="657225*logwidth/1228725"/>
              <draw:equation draw:name="f179" draw:formula="161925*logheight/590550"/>
              <draw:equation draw:name="f180" draw:formula="685800*logwidth/1228725"/>
              <draw:equation draw:name="f181" draw:formula="152400*logheight/590550"/>
              <draw:equation draw:name="f182" draw:formula="714375*logwidth/1228725"/>
              <draw:equation draw:name="f183" draw:formula="133350*logheight/590550"/>
              <draw:equation draw:name="f184" draw:formula="781050*logwidth/1228725"/>
              <draw:equation draw:name="f185" draw:formula="114300*logheight/590550"/>
              <draw:equation draw:name="f186" draw:formula="876300*logwidth/1228725"/>
              <draw:equation draw:name="f187" draw:formula="0*logheight/590550"/>
              <draw:equation draw:name="f188" draw:formula="1000125*logwidth/1228725"/>
              <draw:equation draw:name="f189" draw:formula="95250*logheight/590550"/>
              <draw:equation draw:name="f190" draw:formula="1057275*logwidth/1228725"/>
              <draw:equation draw:name="f191" draw:formula="114300*logheight/590550"/>
              <draw:equation draw:name="f192" draw:formula="1114425*logwidth/1228725"/>
              <draw:equation draw:name="f193" draw:formula="133350*logheight/590550"/>
              <draw:equation draw:name="f194" draw:formula="1171575*logwidth/1228725"/>
              <draw:equation draw:name="f195" draw:formula="104775*logheight/590550"/>
              <draw:equation draw:name="f196" draw:formula="1200150*logwidth/1228725"/>
              <draw:equation draw:name="f197" draw:formula="180975*logheight/590550"/>
              <draw:equation draw:name="f198" draw:formula="1228725*logwidth/1228725"/>
              <draw:equation draw:name="f199" draw:formula="190500*logheight/590550"/>
              <draw:equation draw:name="f200" draw:formula="0*logwidth/1228725"/>
              <draw:equation draw:name="f201" draw:formula="590550*logheight/590550"/>
              <draw:equation draw:name="f202" draw:formula="152400*logwidth/1228725"/>
              <draw:equation draw:name="f203" draw:formula="571500*logheight/590550"/>
              <draw:equation draw:name="f204" draw:formula="209550*logwidth/1228725"/>
              <draw:equation draw:name="f205" draw:formula="533400*logheight/590550"/>
              <draw:equation draw:name="f206" draw:formula="266700*logwidth/1228725"/>
              <draw:equation draw:name="f207" draw:formula="400050*logheight/590550"/>
              <draw:equation draw:name="f208" draw:formula="323850*logwidth/1228725"/>
              <draw:equation draw:name="f209" draw:formula="466725*logheight/590550"/>
              <draw:equation draw:name="f210" draw:formula="352425*logwidth/1228725"/>
              <draw:equation draw:name="f211" draw:formula="447675*logheight/590550"/>
              <draw:equation draw:name="f212" draw:formula="381000*logwidth/1228725"/>
              <draw:equation draw:name="f213" draw:formula="428625*logheight/590550"/>
              <draw:equation draw:name="f214" draw:formula="438150*logwidth/1228725"/>
              <draw:equation draw:name="f215" draw:formula="371475*logheight/590550"/>
              <draw:equation draw:name="f216" draw:formula="466725*logwidth/1228725"/>
              <draw:equation draw:name="f217" draw:formula="342900*logheight/590550"/>
              <draw:equation draw:name="f218" draw:formula="495300*logwidth/1228725"/>
              <draw:equation draw:name="f219" draw:formula="323850*logheight/590550"/>
              <draw:equation draw:name="f220" draw:formula="542925*logwidth/1228725"/>
              <draw:equation draw:name="f221" draw:formula="314325*logheight/590550"/>
              <draw:equation draw:name="f222" draw:formula="581025*logwidth/1228725"/>
              <draw:equation draw:name="f223" draw:formula="228600*logheight/590550"/>
              <draw:equation draw:name="f224" draw:formula="609600*logwidth/1228725"/>
              <draw:equation draw:name="f225" draw:formula="209550*logheight/590550"/>
              <draw:equation draw:name="f226" draw:formula="638175*logwidth/1228725"/>
              <draw:equation draw:name="f227" draw:formula="190500*logheight/590550"/>
              <draw:equation draw:name="f228" draw:formula="657225*logwidth/1228725"/>
              <draw:equation draw:name="f229" draw:formula="161925*logheight/590550"/>
              <draw:equation draw:name="f230" draw:formula="685800*logwidth/1228725"/>
              <draw:equation draw:name="f231" draw:formula="152400*logheight/590550"/>
              <draw:equation draw:name="f232" draw:formula="714375*logwidth/1228725"/>
              <draw:equation draw:name="f233" draw:formula="133350*logheight/590550"/>
              <draw:equation draw:name="f234" draw:formula="781050*logwidth/1228725"/>
              <draw:equation draw:name="f235" draw:formula="114300*logheight/590550"/>
              <draw:equation draw:name="f236" draw:formula="876300*logwidth/1228725"/>
              <draw:equation draw:name="f237" draw:formula="0*logheight/590550"/>
              <draw:equation draw:name="f238" draw:formula="1000125*logwidth/1228725"/>
              <draw:equation draw:name="f239" draw:formula="95250*logheight/590550"/>
              <draw:equation draw:name="f240" draw:formula="1057275*logwidth/1228725"/>
              <draw:equation draw:name="f241" draw:formula="114300*logheight/590550"/>
              <draw:equation draw:name="f242" draw:formula="1114425*logwidth/1228725"/>
              <draw:equation draw:name="f243" draw:formula="133350*logheight/590550"/>
              <draw:equation draw:name="f244" draw:formula="1171575*logwidth/1228725"/>
              <draw:equation draw:name="f245" draw:formula="104775*logheight/590550"/>
              <draw:equation draw:name="f246" draw:formula="1200150*logwidth/1228725"/>
              <draw:equation draw:name="f247" draw:formula="180975*logheight/590550"/>
              <draw:equation draw:name="f248" draw:formula="1228725*logwidth/1228725"/>
              <draw:equation draw:name="f249" draw:formula="190500*logheight/590550"/>
              <draw:equation draw:name="f250" draw:formula="0*logwidth/1228725"/>
              <draw:equation draw:name="f251" draw:formula="590550*logheight/590550"/>
              <draw:equation draw:name="f252" draw:formula="152400*logwidth/1228725"/>
              <draw:equation draw:name="f253" draw:formula="571500*logheight/590550"/>
              <draw:equation draw:name="f254" draw:formula="209550*logwidth/1228725"/>
              <draw:equation draw:name="f255" draw:formula="533400*logheight/590550"/>
              <draw:equation draw:name="f256" draw:formula="266700*logwidth/1228725"/>
              <draw:equation draw:name="f257" draw:formula="400050*logheight/590550"/>
              <draw:equation draw:name="f258" draw:formula="323850*logwidth/1228725"/>
              <draw:equation draw:name="f259" draw:formula="466725*logheight/590550"/>
              <draw:equation draw:name="f260" draw:formula="352425*logwidth/1228725"/>
              <draw:equation draw:name="f261" draw:formula="447675*logheight/590550"/>
              <draw:equation draw:name="f262" draw:formula="381000*logwidth/1228725"/>
              <draw:equation draw:name="f263" draw:formula="428625*logheight/590550"/>
              <draw:equation draw:name="f264" draw:formula="438150*logwidth/1228725"/>
              <draw:equation draw:name="f265" draw:formula="371475*logheight/590550"/>
              <draw:equation draw:name="f266" draw:formula="466725*logwidth/1228725"/>
              <draw:equation draw:name="f267" draw:formula="342900*logheight/590550"/>
              <draw:equation draw:name="f268" draw:formula="495300*logwidth/1228725"/>
              <draw:equation draw:name="f269" draw:formula="323850*logheight/590550"/>
              <draw:equation draw:name="f270" draw:formula="542925*logwidth/1228725"/>
              <draw:equation draw:name="f271" draw:formula="314325*logheight/590550"/>
              <draw:equation draw:name="f272" draw:formula="581025*logwidth/1228725"/>
              <draw:equation draw:name="f273" draw:formula="228600*logheight/590550"/>
              <draw:equation draw:name="f274" draw:formula="609600*logwidth/1228725"/>
              <draw:equation draw:name="f275" draw:formula="209550*logheight/590550"/>
              <draw:equation draw:name="f276" draw:formula="638175*logwidth/1228725"/>
              <draw:equation draw:name="f277" draw:formula="190500*logheight/590550"/>
              <draw:equation draw:name="f278" draw:formula="657225*logwidth/1228725"/>
              <draw:equation draw:name="f279" draw:formula="161925*logheight/590550"/>
              <draw:equation draw:name="f280" draw:formula="685800*logwidth/1228725"/>
              <draw:equation draw:name="f281" draw:formula="152400*logheight/590550"/>
              <draw:equation draw:name="f282" draw:formula="723900*logwidth/1228725"/>
              <draw:equation draw:name="f283" draw:formula="209550*logheight/590550"/>
              <draw:equation draw:name="f284" draw:formula="781050*logwidth/1228725"/>
              <draw:equation draw:name="f285" draw:formula="114300*logheight/590550"/>
              <draw:equation draw:name="f286" draw:formula="876300*logwidth/1228725"/>
              <draw:equation draw:name="f287" draw:formula="0*logheight/590550"/>
              <draw:equation draw:name="f288" draw:formula="1000125*logwidth/1228725"/>
              <draw:equation draw:name="f289" draw:formula="95250*logheight/590550"/>
              <draw:equation draw:name="f290" draw:formula="1057275*logwidth/1228725"/>
              <draw:equation draw:name="f291" draw:formula="114300*logheight/590550"/>
              <draw:equation draw:name="f292" draw:formula="1114425*logwidth/1228725"/>
              <draw:equation draw:name="f293" draw:formula="133350*logheight/590550"/>
              <draw:equation draw:name="f294" draw:formula="1171575*logwidth/1228725"/>
              <draw:equation draw:name="f295" draw:formula="104775*logheight/590550"/>
              <draw:equation draw:name="f296" draw:formula="1200150*logwidth/1228725"/>
              <draw:equation draw:name="f297" draw:formula="180975*logheight/590550"/>
              <draw:equation draw:name="f298" draw:formula="1228725*logwidth/1228725"/>
              <draw:equation draw:name="f299" draw:formula="190500*logheight/590550"/>
              <draw:equation draw:name="f300" draw:formula="0*logwidth/1228725"/>
              <draw:equation draw:name="f301" draw:formula="590550*logheight/590550"/>
              <draw:equation draw:name="f302" draw:formula="152400*logwidth/1228725"/>
              <draw:equation draw:name="f303" draw:formula="571500*logheight/590550"/>
              <draw:equation draw:name="f304" draw:formula="209550*logwidth/1228725"/>
              <draw:equation draw:name="f305" draw:formula="533400*logheight/590550"/>
              <draw:equation draw:name="f306" draw:formula="266700*logwidth/1228725"/>
              <draw:equation draw:name="f307" draw:formula="400050*logheight/590550"/>
              <draw:equation draw:name="f308" draw:formula="323850*logwidth/1228725"/>
              <draw:equation draw:name="f309" draw:formula="466725*logheight/590550"/>
              <draw:equation draw:name="f310" draw:formula="352425*logwidth/1228725"/>
              <draw:equation draw:name="f311" draw:formula="447675*logheight/590550"/>
              <draw:equation draw:name="f312" draw:formula="381000*logwidth/1228725"/>
              <draw:equation draw:name="f313" draw:formula="428625*logheight/590550"/>
              <draw:equation draw:name="f314" draw:formula="457200*logwidth/1228725"/>
              <draw:equation draw:name="f315" draw:formula="419100*logheight/590550"/>
              <draw:equation draw:name="f316" draw:formula="466725*logwidth/1228725"/>
              <draw:equation draw:name="f317" draw:formula="342900*logheight/590550"/>
              <draw:equation draw:name="f318" draw:formula="495300*logwidth/1228725"/>
              <draw:equation draw:name="f319" draw:formula="323850*logheight/590550"/>
              <draw:equation draw:name="f320" draw:formula="542925*logwidth/1228725"/>
              <draw:equation draw:name="f321" draw:formula="314325*logheight/590550"/>
              <draw:equation draw:name="f322" draw:formula="581025*logwidth/1228725"/>
              <draw:equation draw:name="f323" draw:formula="228600*logheight/590550"/>
              <draw:equation draw:name="f324" draw:formula="609600*logwidth/1228725"/>
              <draw:equation draw:name="f325" draw:formula="209550*logheight/590550"/>
              <draw:equation draw:name="f326" draw:formula="638175*logwidth/1228725"/>
              <draw:equation draw:name="f327" draw:formula="190500*logheight/590550"/>
              <draw:equation draw:name="f328" draw:formula="657225*logwidth/1228725"/>
              <draw:equation draw:name="f329" draw:formula="161925*logheight/590550"/>
              <draw:equation draw:name="f330" draw:formula="685800*logwidth/1228725"/>
              <draw:equation draw:name="f331" draw:formula="152400*logheight/590550"/>
              <draw:equation draw:name="f332" draw:formula="723900*logwidth/1228725"/>
              <draw:equation draw:name="f333" draw:formula="209550*logheight/590550"/>
              <draw:equation draw:name="f334" draw:formula="781050*logwidth/1228725"/>
              <draw:equation draw:name="f335" draw:formula="114300*logheight/590550"/>
              <draw:equation draw:name="f336" draw:formula="876300*logwidth/1228725"/>
              <draw:equation draw:name="f337" draw:formula="0*logheight/590550"/>
              <draw:equation draw:name="f338" draw:formula="1000125*logwidth/1228725"/>
              <draw:equation draw:name="f339" draw:formula="95250*logheight/590550"/>
              <draw:equation draw:name="f340" draw:formula="1057275*logwidth/1228725"/>
              <draw:equation draw:name="f341" draw:formula="114300*logheight/590550"/>
              <draw:equation draw:name="f342" draw:formula="1114425*logwidth/1228725"/>
              <draw:equation draw:name="f343" draw:formula="133350*logheight/590550"/>
              <draw:equation draw:name="f344" draw:formula="1171575*logwidth/1228725"/>
              <draw:equation draw:name="f345" draw:formula="104775*logheight/590550"/>
              <draw:equation draw:name="f346" draw:formula="1200150*logwidth/1228725"/>
              <draw:equation draw:name="f347" draw:formula="180975*logheight/590550"/>
              <draw:equation draw:name="f348" draw:formula="1228725*logwidth/1228725"/>
              <draw:equation draw:name="f349" draw:formula="190500*logheight/590550"/>
              <draw:equation draw:name="f350" draw:formula="logwidth"/>
              <draw:equation draw:name="f351" draw:formula="logheight"/>
            </draw:enhanced-geometry>
          </draw:custom-shape>
        </draw:g>
        <draw:custom-shape draw:name="テキスト ボックス 142" draw:style-name="gr1" draw:text-style-name="P2" draw:layer="layout" svg:width="1.847cm" svg:height="0.716cm" svg:x="6.338cm" svg:y="9.802cm">
          <text:p text:style-name="P1"><text:span text:style-name="T2">予測</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44" draw:style-name="gr7" draw:text-style-name="P5" draw:layer="layout" svg:width="0.462cm" svg:height="0.719cm" svg:x="6.289cm" svg:y="10.421cm">
          <text:p/>
          <draw:enhanced-geometry draw:mirror-horizontal="true" draw:mirror-vertical="false" svg:viewBox="0 0 21600 21600" draw:type="mso-spt32" draw:enhanced-path="M 0 0 L 21600 21600 N"/>
        </draw:custom-shape>
        <draw:line draw:name="直線コネクタ 146" draw:style-name="gr15" draw:text-style-name="P5" draw:layer="layout" svg:x1="4.676cm" svg:y1="9.211cm" svg:x2="4.676cm" svg:y2="15.176cm">
          <text:p/>
        </draw:line>
        <draw:custom-shape draw:name="テキスト ボックス 149" draw:style-name="gr1" draw:text-style-name="P2" draw:layer="layout" svg:width="2.541cm" svg:height="0.716cm" svg:x="2.71cm" svg:y="13.632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0" draw:style-name="gr1" draw:text-style-name="P2" draw:layer="layout" svg:width="3.988cm" svg:height="0.716cm" svg:x="7.28cm" svg:y="15.182cm">
          <text:p text:style-name="P1"><text:span text:style-name="T2">説明変数</text:span><text:span text:style-name="T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1" draw:style-name="gr1" draw:text-style-name="P2" draw:layer="layout" svg:width="1.642cm" svg:height="0.716cm" svg:x="3.798cm" svg:y="15.253cm">
          <text:p text:style-name="P1"><text:span text:style-name="T2">現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52" draw:style-name="gr7" draw:text-style-name="P5" draw:layer="layout" svg:width="0.996cm" svg:height="2.58cm" svg:x="2.989cm" svg:y="12.561cm">
          <text:p/>
          <draw:enhanced-geometry draw:mirror-horizontal="true" draw:mirror-vertical="true" svg:viewBox="0 0 21600 21600" draw:type="mso-spt32" draw:enhanced-path="M 0 0 L 21600 21600 N"/>
        </draw:custom-shape>
        <draw:custom-shape draw:name="直線矢印コネクタ 153" draw:style-name="gr7" draw:text-style-name="P5" draw:layer="layout" svg:width="1.261cm" svg:height="3.006cm" svg:x="3.356cm" svg:y="11.986cm">
          <text:p/>
          <draw:enhanced-geometry draw:mirror-horizontal="true" draw:mirror-vertical="true" svg:viewBox="0 0 21600 21600" draw:type="mso-spt32" draw:enhanced-path="M 0 0 L 21600 21600 N"/>
        </draw:custom-shape>
        <draw:custom-shape draw:name="直線矢印コネクタ 154" draw:style-name="gr7" draw:text-style-name="P5" draw:layer="layout" svg:width="1.372cm" svg:height="3.365cm" svg:x="3.929cm" svg:y="11.704cm">
          <text:p/>
          <draw:enhanced-geometry draw:mirror-horizontal="true" draw:mirror-vertical="true" svg:viewBox="0 0 21600 21600" draw:type="mso-spt32" draw:enhanced-path="M 0 0 L 21600 21600 N"/>
        </draw:custom-shape>
        <draw:custom-shape draw:name="直線矢印コネクタ 155" draw:style-name="gr7" draw:text-style-name="P5" draw:layer="layout" svg:width="1.179cm" svg:height="3.001cm" svg:x="4.718cm" svg:y="12.101cm">
          <text:p/>
          <draw:enhanced-geometry draw:mirror-horizontal="true" draw:mirror-vertical="true" svg:viewBox="0 0 21600 21600" draw:type="mso-spt32" draw:enhanced-path="M 0 0 L 21600 21600 N"/>
        </draw:custom-shape>
        <draw:custom-shape draw:name="直線矢印コネクタ 156" draw:style-name="gr7" draw:text-style-name="P5" draw:layer="layout" svg:width="1.345cm" svg:height="3.133cm" svg:x="5.206cm" svg:y="11.93cm">
          <text:p/>
          <draw:enhanced-geometry draw:mirror-horizontal="true" draw:mirror-vertical="true" svg:viewBox="0 0 21600 21600" draw:type="mso-spt32" draw:enhanced-path="M 0 0 L 21600 21600 N"/>
        </draw:custom-shape>
        <draw:custom-shape draw:name="直線矢印コネクタ 157" draw:style-name="gr7" draw:text-style-name="P5" draw:layer="layout" svg:width="1.68cm" svg:height="3.76cm" svg:x="5.613cm" svg:y="11.307cm">
          <text:p/>
          <draw:enhanced-geometry draw:mirror-horizontal="true" draw:mirror-vertical="true" svg:viewBox="0 0 21600 21600" draw:type="mso-spt32" draw:enhanced-path="M 0 0 L 21600 21600 N"/>
        </draw:custom-shape>
        <draw:custom-shape draw:name="直線矢印コネクタ 158" draw:style-name="gr7" draw:text-style-name="P5" draw:layer="layout" svg:width="1.789cm" svg:height="3.955cm" svg:x="6.21cm" svg:y="11.148cm">
          <text:p/>
          <draw:enhanced-geometry draw:mirror-horizontal="true" draw:mirror-vertical="true" svg:viewBox="0 0 21600 21600" draw:type="mso-spt32" draw:enhanced-path="M 0 0 L 21600 21600 N"/>
        </draw:custom-shape>
        <draw:custom-shape draw:name="直線矢印コネクタ 159" draw:style-name="gr16" draw:text-style-name="P5" draw:layer="layout" svg:width="10.009cm" svg:height="0.001cm" svg:x="0.725cm" svg:y="15.105cm">
          <text:p/>
          <draw:enhanced-geometry draw:mirror-horizontal="false" draw:mirror-vertical="true" svg:viewBox="0 0 21600 21600" draw:type="mso-spt32" draw:enhanced-path="M 0 0 L 21600 21600 N"/>
        </draw:custom-shape>
        <draw:g draw:name="グループ化 164">
          <draw:custom-shape draw:name="フリーフォーム 165" draw:style-name="gr4" draw:text-style-name="P2" draw:layer="layout" svg:width="9.275cm" svg:height="2.122cm" svg:x="14.62cm" svg:y="10.365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フリーフォーム 166" draw:style-name="gr5" draw:text-style-name="P2" draw:layer="layout" svg:width="1.662cm" svg:height="0.96cm" svg:x="14.645cm" svg:y="11.501cm">
            <text:p/>
            <draw:enhanced-geometry draw:mirror-horizontal="false" draw:mirror-vertical="false" svg:viewBox="0 0 0 0" drawooo:sub-view-size="1266825 409575" draw:text-areas="0 0 ?f56 ?f57" draw:type="ooxml-non-primitive" draw:enhanced-path="M 0 409575 C 6350 393700 13047 377959 19050 361950 22575 352549 24085 342355 28575 333375 33695 323136 42505 315039 47625 304800 52115 295820 50050 283325 57150 276225 64250 269125 76745 271190 85725 266700 95964 261580 104775 254000 114300 247650 135853 182992 104554 257396 180975 180975 246220 115730 215709 138769 266700 104775 321295 22883 248600 119255 314325 66675 323264 59524 323667 44167 333375 38100 350403 27457 371475 25400 390525 19050 440399 2425 409161 10945 485775 0 653352 15234 542163 -2939 619125 19050 633367 23119 670575 30487 685800 38100 696039 43220 703914 52501 714375 57150 732725 65305 752475 69850 771525 76200 L 800100 85725 C 809625 88900 820321 89681 828675 95250 L 885825 133350 C 895350 139700 906305 144305 914400 152400 923925 161925 931767 173503 942975 180975 951329 186544 962570 186010 971550 190500 981789 195620 989664 204901 1000125 209550 1018475 217705 1040567 217461 1057275 228600 1066800 234950 1075328 243141 1085850 247650 1108305 257274 1175174 264493 1190625 266700 1253799 287758 1227695 285750 1266825 285750 N">
              <draw:equation draw:name="f0" draw:formula="0*logwidth/1266825"/>
              <draw:equation draw:name="f1" draw:formula="409575*logheight/409575"/>
              <draw:equation draw:name="f2" draw:formula="19050*logwidth/1266825"/>
              <draw:equation draw:name="f3" draw:formula="361950*logheight/409575"/>
              <draw:equation draw:name="f4" draw:formula="28575*logwidth/1266825"/>
              <draw:equation draw:name="f5" draw:formula="333375*logheight/409575"/>
              <draw:equation draw:name="f6" draw:formula="47625*logwidth/1266825"/>
              <draw:equation draw:name="f7" draw:formula="304800*logheight/409575"/>
              <draw:equation draw:name="f8" draw:formula="57150*logwidth/1266825"/>
              <draw:equation draw:name="f9" draw:formula="276225*logheight/409575"/>
              <draw:equation draw:name="f10" draw:formula="85725*logwidth/1266825"/>
              <draw:equation draw:name="f11" draw:formula="266700*logheight/409575"/>
              <draw:equation draw:name="f12" draw:formula="114300*logwidth/1266825"/>
              <draw:equation draw:name="f13" draw:formula="247650*logheight/409575"/>
              <draw:equation draw:name="f14" draw:formula="180975*logwidth/1266825"/>
              <draw:equation draw:name="f15" draw:formula="180975*logheight/409575"/>
              <draw:equation draw:name="f16" draw:formula="266700*logwidth/1266825"/>
              <draw:equation draw:name="f17" draw:formula="104775*logheight/409575"/>
              <draw:equation draw:name="f18" draw:formula="314325*logwidth/1266825"/>
              <draw:equation draw:name="f19" draw:formula="66675*logheight/409575"/>
              <draw:equation draw:name="f20" draw:formula="333375*logwidth/1266825"/>
              <draw:equation draw:name="f21" draw:formula="38100*logheight/409575"/>
              <draw:equation draw:name="f22" draw:formula="390525*logwidth/1266825"/>
              <draw:equation draw:name="f23" draw:formula="19050*logheight/409575"/>
              <draw:equation draw:name="f24" draw:formula="485775*logwidth/1266825"/>
              <draw:equation draw:name="f25" draw:formula="0*logheight/409575"/>
              <draw:equation draw:name="f26" draw:formula="619125*logwidth/1266825"/>
              <draw:equation draw:name="f27" draw:formula="19050*logheight/409575"/>
              <draw:equation draw:name="f28" draw:formula="685800*logwidth/1266825"/>
              <draw:equation draw:name="f29" draw:formula="38100*logheight/409575"/>
              <draw:equation draw:name="f30" draw:formula="714375*logwidth/1266825"/>
              <draw:equation draw:name="f31" draw:formula="57150*logheight/409575"/>
              <draw:equation draw:name="f32" draw:formula="771525*logwidth/1266825"/>
              <draw:equation draw:name="f33" draw:formula="76200*logheight/409575"/>
              <draw:equation draw:name="f34" draw:formula="800100*logwidth/1266825"/>
              <draw:equation draw:name="f35" draw:formula="85725*logheight/409575"/>
              <draw:equation draw:name="f36" draw:formula="828675*logwidth/1266825"/>
              <draw:equation draw:name="f37" draw:formula="95250*logheight/409575"/>
              <draw:equation draw:name="f38" draw:formula="885825*logwidth/1266825"/>
              <draw:equation draw:name="f39" draw:formula="133350*logheight/409575"/>
              <draw:equation draw:name="f40" draw:formula="914400*logwidth/1266825"/>
              <draw:equation draw:name="f41" draw:formula="152400*logheight/409575"/>
              <draw:equation draw:name="f42" draw:formula="942975*logwidth/1266825"/>
              <draw:equation draw:name="f43" draw:formula="180975*logheight/409575"/>
              <draw:equation draw:name="f44" draw:formula="971550*logwidth/1266825"/>
              <draw:equation draw:name="f45" draw:formula="190500*logheight/409575"/>
              <draw:equation draw:name="f46" draw:formula="1000125*logwidth/1266825"/>
              <draw:equation draw:name="f47" draw:formula="209550*logheight/409575"/>
              <draw:equation draw:name="f48" draw:formula="1057275*logwidth/1266825"/>
              <draw:equation draw:name="f49" draw:formula="228600*logheight/409575"/>
              <draw:equation draw:name="f50" draw:formula="1085850*logwidth/1266825"/>
              <draw:equation draw:name="f51" draw:formula="247650*logheight/409575"/>
              <draw:equation draw:name="f52" draw:formula="1190625*logwidth/1266825"/>
              <draw:equation draw:name="f53" draw:formula="266700*logheight/409575"/>
              <draw:equation draw:name="f54" draw:formula="1266825*logwidth/1266825"/>
              <draw:equation draw:name="f55" draw:formula="285750*logheight/409575"/>
              <draw:equation draw:name="f56" draw:formula="logwidth"/>
              <draw:equation draw:name="f57" draw:formula="logheight"/>
            </draw:enhanced-geometry>
          </draw:custom-shape>
          <draw:custom-shape draw:name="フリーフォーム 167" draw:style-name="gr6" draw:text-style-name="P2" draw:layer="layout" svg:width="1.612cm" svg:height="1.385cm" svg:x="16.308cm" svg:y="10.763cm">
            <text:p/>
            <draw:enhanced-geometry draw:mirror-horizontal="false" draw:mirror-vertical="false" svg:viewBox="0 0 0 0" drawooo:sub-view-size="1228725 590550" draw:text-areas="0 0 ?f350 ?f351" draw:type="ooxml-non-primitive" draw:enhanced-path="M 0 590550 C 3955 590246 116053 591693 152400 571500 172414 560381 190500 561975 209550 533400 228600 504825 257923 404926 266700 400050 285750 422275 309563 458788 323850 466725 338137 474662 342900 454025 352425 447675 361950 441325 363537 433388 381000 428625 398463 423862 431800 422275 457200 419100 466725 409575 460375 358775 466725 342900 473075 327025 485775 330200 495300 323850 498475 314325 538435 323305 542925 314325 562769 274638 569913 246062 581025 228600 592137 211138 600075 215900 609600 209550 L 638175 190500 C 644525 180975 648286 169076 657225 161925 665065 155653 674688 144463 685800 152400 696913 160338 713661 214670 723900 209550 739905 201547 755650 149225 781050 114300 806450 79375 834542 27839 876300 0 917525 4581 969963 76200 1000125 95250 1030288 114300 1038225 107950 1057275 114300 1076325 120650 1095375 134937 1114425 133350 1133475 131763 1163221 99206 1171575 104775 1190625 117475 1190625 166688 1200150 180975 1209675 195262 1219200 187325 1228725 190500 N">
              <draw:equation draw:name="f0" draw:formula="0*logwidth/1228725"/>
              <draw:equation draw:name="f1" draw:formula="514350*logheight/514350"/>
              <draw:equation draw:name="f2" draw:formula="152400*logwidth/1228725"/>
              <draw:equation draw:name="f3" draw:formula="495300*logheight/514350"/>
              <draw:equation draw:name="f4" draw:formula="209550*logwidth/1228725"/>
              <draw:equation draw:name="f5" draw:formula="457200*logheight/514350"/>
              <draw:equation draw:name="f6" draw:formula="238125*logwidth/1228725"/>
              <draw:equation draw:name="f7" draw:formula="447675*logheight/514350"/>
              <draw:equation draw:name="f8" draw:formula="323850*logwidth/1228725"/>
              <draw:equation draw:name="f9" draw:formula="390525*logheight/514350"/>
              <draw:equation draw:name="f10" draw:formula="352425*logwidth/1228725"/>
              <draw:equation draw:name="f11" draw:formula="371475*logheight/514350"/>
              <draw:equation draw:name="f12" draw:formula="381000*logwidth/1228725"/>
              <draw:equation draw:name="f13" draw:formula="352425*logheight/514350"/>
              <draw:equation draw:name="f14" draw:formula="438150*logwidth/1228725"/>
              <draw:equation draw:name="f15" draw:formula="295275*logheight/514350"/>
              <draw:equation draw:name="f16" draw:formula="466725*logwidth/1228725"/>
              <draw:equation draw:name="f17" draw:formula="266700*logheight/514350"/>
              <draw:equation draw:name="f18" draw:formula="495300*logwidth/1228725"/>
              <draw:equation draw:name="f19" draw:formula="247650*logheight/514350"/>
              <draw:equation draw:name="f20" draw:formula="504825*logwidth/1228725"/>
              <draw:equation draw:name="f21" draw:formula="219075*logheight/514350"/>
              <draw:equation draw:name="f22" draw:formula="581025*logwidth/1228725"/>
              <draw:equation draw:name="f23" draw:formula="152400*logheight/514350"/>
              <draw:equation draw:name="f24" draw:formula="609600*logwidth/1228725"/>
              <draw:equation draw:name="f25" draw:formula="133350*logheight/514350"/>
              <draw:equation draw:name="f26" draw:formula="638175*logwidth/1228725"/>
              <draw:equation draw:name="f27" draw:formula="114300*logheight/514350"/>
              <draw:equation draw:name="f28" draw:formula="657225*logwidth/1228725"/>
              <draw:equation draw:name="f29" draw:formula="85725*logheight/514350"/>
              <draw:equation draw:name="f30" draw:formula="685800*logwidth/1228725"/>
              <draw:equation draw:name="f31" draw:formula="76200*logheight/514350"/>
              <draw:equation draw:name="f32" draw:formula="714375*logwidth/1228725"/>
              <draw:equation draw:name="f33" draw:formula="57150*logheight/514350"/>
              <draw:equation draw:name="f34" draw:formula="781050*logwidth/1228725"/>
              <draw:equation draw:name="f35" draw:formula="38100*logheight/514350"/>
              <draw:equation draw:name="f36" draw:formula="866775*logwidth/1228725"/>
              <draw:equation draw:name="f37" draw:formula="0*logheight/514350"/>
              <draw:equation draw:name="f38" draw:formula="1000125*logwidth/1228725"/>
              <draw:equation draw:name="f39" draw:formula="19050*logheight/514350"/>
              <draw:equation draw:name="f40" draw:formula="1057275*logwidth/1228725"/>
              <draw:equation draw:name="f41" draw:formula="38100*logheight/514350"/>
              <draw:equation draw:name="f42" draw:formula="1114425*logwidth/1228725"/>
              <draw:equation draw:name="f43" draw:formula="57150*logheight/514350"/>
              <draw:equation draw:name="f44" draw:formula="1143000*logwidth/1228725"/>
              <draw:equation draw:name="f45" draw:formula="66675*logheight/514350"/>
              <draw:equation draw:name="f46" draw:formula="1200150*logwidth/1228725"/>
              <draw:equation draw:name="f47" draw:formula="104775*logheight/514350"/>
              <draw:equation draw:name="f48" draw:formula="1228725*logwidth/1228725"/>
              <draw:equation draw:name="f49" draw:formula="114300*logheight/514350"/>
              <draw:equation draw:name="f50" draw:formula="0*logwidth/1228725"/>
              <draw:equation draw:name="f51" draw:formula="514350*logheight/514350"/>
              <draw:equation draw:name="f52" draw:formula="152400*logwidth/1228725"/>
              <draw:equation draw:name="f53" draw:formula="495300*logheight/514350"/>
              <draw:equation draw:name="f54" draw:formula="209550*logwidth/1228725"/>
              <draw:equation draw:name="f55" draw:formula="457200*logheight/514350"/>
              <draw:equation draw:name="f56" draw:formula="266700*logwidth/1228725"/>
              <draw:equation draw:name="f57" draw:formula="323850*logheight/514350"/>
              <draw:equation draw:name="f58" draw:formula="323850*logwidth/1228725"/>
              <draw:equation draw:name="f59" draw:formula="390525*logheight/514350"/>
              <draw:equation draw:name="f60" draw:formula="352425*logwidth/1228725"/>
              <draw:equation draw:name="f61" draw:formula="371475*logheight/514350"/>
              <draw:equation draw:name="f62" draw:formula="381000*logwidth/1228725"/>
              <draw:equation draw:name="f63" draw:formula="352425*logheight/514350"/>
              <draw:equation draw:name="f64" draw:formula="438150*logwidth/1228725"/>
              <draw:equation draw:name="f65" draw:formula="295275*logheight/514350"/>
              <draw:equation draw:name="f66" draw:formula="466725*logwidth/1228725"/>
              <draw:equation draw:name="f67" draw:formula="266700*logheight/514350"/>
              <draw:equation draw:name="f68" draw:formula="495300*logwidth/1228725"/>
              <draw:equation draw:name="f69" draw:formula="247650*logheight/514350"/>
              <draw:equation draw:name="f70" draw:formula="504825*logwidth/1228725"/>
              <draw:equation draw:name="f71" draw:formula="219075*logheight/514350"/>
              <draw:equation draw:name="f72" draw:formula="581025*logwidth/1228725"/>
              <draw:equation draw:name="f73" draw:formula="152400*logheight/514350"/>
              <draw:equation draw:name="f74" draw:formula="609600*logwidth/1228725"/>
              <draw:equation draw:name="f75" draw:formula="133350*logheight/514350"/>
              <draw:equation draw:name="f76" draw:formula="638175*logwidth/1228725"/>
              <draw:equation draw:name="f77" draw:formula="114300*logheight/514350"/>
              <draw:equation draw:name="f78" draw:formula="657225*logwidth/1228725"/>
              <draw:equation draw:name="f79" draw:formula="85725*logheight/514350"/>
              <draw:equation draw:name="f80" draw:formula="685800*logwidth/1228725"/>
              <draw:equation draw:name="f81" draw:formula="76200*logheight/514350"/>
              <draw:equation draw:name="f82" draw:formula="714375*logwidth/1228725"/>
              <draw:equation draw:name="f83" draw:formula="57150*logheight/514350"/>
              <draw:equation draw:name="f84" draw:formula="781050*logwidth/1228725"/>
              <draw:equation draw:name="f85" draw:formula="38100*logheight/514350"/>
              <draw:equation draw:name="f86" draw:formula="866775*logwidth/1228725"/>
              <draw:equation draw:name="f87" draw:formula="0*logheight/514350"/>
              <draw:equation draw:name="f88" draw:formula="1000125*logwidth/1228725"/>
              <draw:equation draw:name="f89" draw:formula="19050*logheight/514350"/>
              <draw:equation draw:name="f90" draw:formula="1057275*logwidth/1228725"/>
              <draw:equation draw:name="f91" draw:formula="38100*logheight/514350"/>
              <draw:equation draw:name="f92" draw:formula="1114425*logwidth/1228725"/>
              <draw:equation draw:name="f93" draw:formula="57150*logheight/514350"/>
              <draw:equation draw:name="f94" draw:formula="1143000*logwidth/1228725"/>
              <draw:equation draw:name="f95" draw:formula="66675*logheight/514350"/>
              <draw:equation draw:name="f96" draw:formula="1200150*logwidth/1228725"/>
              <draw:equation draw:name="f97" draw:formula="104775*logheight/514350"/>
              <draw:equation draw:name="f98" draw:formula="1228725*logwidth/1228725"/>
              <draw:equation draw:name="f99" draw:formula="114300*logheight/514350"/>
              <draw:equation draw:name="f100" draw:formula="0*logwidth/1228725"/>
              <draw:equation draw:name="f101" draw:formula="590550*logheight/590550"/>
              <draw:equation draw:name="f102" draw:formula="152400*logwidth/1228725"/>
              <draw:equation draw:name="f103" draw:formula="571500*logheight/590550"/>
              <draw:equation draw:name="f104" draw:formula="209550*logwidth/1228725"/>
              <draw:equation draw:name="f105" draw:formula="533400*logheight/590550"/>
              <draw:equation draw:name="f106" draw:formula="266700*logwidth/1228725"/>
              <draw:equation draw:name="f107" draw:formula="400050*logheight/590550"/>
              <draw:equation draw:name="f108" draw:formula="323850*logwidth/1228725"/>
              <draw:equation draw:name="f109" draw:formula="466725*logheight/590550"/>
              <draw:equation draw:name="f110" draw:formula="352425*logwidth/1228725"/>
              <draw:equation draw:name="f111" draw:formula="447675*logheight/590550"/>
              <draw:equation draw:name="f112" draw:formula="381000*logwidth/1228725"/>
              <draw:equation draw:name="f113" draw:formula="428625*logheight/590550"/>
              <draw:equation draw:name="f114" draw:formula="438150*logwidth/1228725"/>
              <draw:equation draw:name="f115" draw:formula="371475*logheight/590550"/>
              <draw:equation draw:name="f116" draw:formula="466725*logwidth/1228725"/>
              <draw:equation draw:name="f117" draw:formula="342900*logheight/590550"/>
              <draw:equation draw:name="f118" draw:formula="495300*logwidth/1228725"/>
              <draw:equation draw:name="f119" draw:formula="323850*logheight/590550"/>
              <draw:equation draw:name="f120" draw:formula="504825*logwidth/1228725"/>
              <draw:equation draw:name="f121" draw:formula="295275*logheight/590550"/>
              <draw:equation draw:name="f122" draw:formula="581025*logwidth/1228725"/>
              <draw:equation draw:name="f123" draw:formula="228600*logheight/590550"/>
              <draw:equation draw:name="f124" draw:formula="609600*logwidth/1228725"/>
              <draw:equation draw:name="f125" draw:formula="209550*logheight/590550"/>
              <draw:equation draw:name="f126" draw:formula="638175*logwidth/1228725"/>
              <draw:equation draw:name="f127" draw:formula="190500*logheight/590550"/>
              <draw:equation draw:name="f128" draw:formula="657225*logwidth/1228725"/>
              <draw:equation draw:name="f129" draw:formula="161925*logheight/590550"/>
              <draw:equation draw:name="f130" draw:formula="685800*logwidth/1228725"/>
              <draw:equation draw:name="f131" draw:formula="152400*logheight/590550"/>
              <draw:equation draw:name="f132" draw:formula="714375*logwidth/1228725"/>
              <draw:equation draw:name="f133" draw:formula="133350*logheight/590550"/>
              <draw:equation draw:name="f134" draw:formula="781050*logwidth/1228725"/>
              <draw:equation draw:name="f135" draw:formula="114300*logheight/590550"/>
              <draw:equation draw:name="f136" draw:formula="876300*logwidth/1228725"/>
              <draw:equation draw:name="f137" draw:formula="0*logheight/590550"/>
              <draw:equation draw:name="f138" draw:formula="1000125*logwidth/1228725"/>
              <draw:equation draw:name="f139" draw:formula="95250*logheight/590550"/>
              <draw:equation draw:name="f140" draw:formula="1057275*logwidth/1228725"/>
              <draw:equation draw:name="f141" draw:formula="114300*logheight/590550"/>
              <draw:equation draw:name="f142" draw:formula="1114425*logwidth/1228725"/>
              <draw:equation draw:name="f143" draw:formula="133350*logheight/590550"/>
              <draw:equation draw:name="f144" draw:formula="1143000*logwidth/1228725"/>
              <draw:equation draw:name="f145" draw:formula="142875*logheight/590550"/>
              <draw:equation draw:name="f146" draw:formula="1200150*logwidth/1228725"/>
              <draw:equation draw:name="f147" draw:formula="180975*logheight/590550"/>
              <draw:equation draw:name="f148" draw:formula="1228725*logwidth/1228725"/>
              <draw:equation draw:name="f149" draw:formula="190500*logheight/590550"/>
              <draw:equation draw:name="f150" draw:formula="0*logwidth/1228725"/>
              <draw:equation draw:name="f151" draw:formula="590550*logheight/590550"/>
              <draw:equation draw:name="f152" draw:formula="152400*logwidth/1228725"/>
              <draw:equation draw:name="f153" draw:formula="571500*logheight/590550"/>
              <draw:equation draw:name="f154" draw:formula="209550*logwidth/1228725"/>
              <draw:equation draw:name="f155" draw:formula="533400*logheight/590550"/>
              <draw:equation draw:name="f156" draw:formula="266700*logwidth/1228725"/>
              <draw:equation draw:name="f157" draw:formula="400050*logheight/590550"/>
              <draw:equation draw:name="f158" draw:formula="323850*logwidth/1228725"/>
              <draw:equation draw:name="f159" draw:formula="466725*logheight/590550"/>
              <draw:equation draw:name="f160" draw:formula="352425*logwidth/1228725"/>
              <draw:equation draw:name="f161" draw:formula="447675*logheight/590550"/>
              <draw:equation draw:name="f162" draw:formula="381000*logwidth/1228725"/>
              <draw:equation draw:name="f163" draw:formula="428625*logheight/590550"/>
              <draw:equation draw:name="f164" draw:formula="438150*logwidth/1228725"/>
              <draw:equation draw:name="f165" draw:formula="371475*logheight/590550"/>
              <draw:equation draw:name="f166" draw:formula="466725*logwidth/1228725"/>
              <draw:equation draw:name="f167" draw:formula="342900*logheight/590550"/>
              <draw:equation draw:name="f168" draw:formula="495300*logwidth/1228725"/>
              <draw:equation draw:name="f169" draw:formula="323850*logheight/590550"/>
              <draw:equation draw:name="f170" draw:formula="504825*logwidth/1228725"/>
              <draw:equation draw:name="f171" draw:formula="295275*logheight/590550"/>
              <draw:equation draw:name="f172" draw:formula="581025*logwidth/1228725"/>
              <draw:equation draw:name="f173" draw:formula="228600*logheight/590550"/>
              <draw:equation draw:name="f174" draw:formula="609600*logwidth/1228725"/>
              <draw:equation draw:name="f175" draw:formula="209550*logheight/590550"/>
              <draw:equation draw:name="f176" draw:formula="638175*logwidth/1228725"/>
              <draw:equation draw:name="f177" draw:formula="190500*logheight/590550"/>
              <draw:equation draw:name="f178" draw:formula="657225*logwidth/1228725"/>
              <draw:equation draw:name="f179" draw:formula="161925*logheight/590550"/>
              <draw:equation draw:name="f180" draw:formula="685800*logwidth/1228725"/>
              <draw:equation draw:name="f181" draw:formula="152400*logheight/590550"/>
              <draw:equation draw:name="f182" draw:formula="714375*logwidth/1228725"/>
              <draw:equation draw:name="f183" draw:formula="133350*logheight/590550"/>
              <draw:equation draw:name="f184" draw:formula="781050*logwidth/1228725"/>
              <draw:equation draw:name="f185" draw:formula="114300*logheight/590550"/>
              <draw:equation draw:name="f186" draw:formula="876300*logwidth/1228725"/>
              <draw:equation draw:name="f187" draw:formula="0*logheight/590550"/>
              <draw:equation draw:name="f188" draw:formula="1000125*logwidth/1228725"/>
              <draw:equation draw:name="f189" draw:formula="95250*logheight/590550"/>
              <draw:equation draw:name="f190" draw:formula="1057275*logwidth/1228725"/>
              <draw:equation draw:name="f191" draw:formula="114300*logheight/590550"/>
              <draw:equation draw:name="f192" draw:formula="1114425*logwidth/1228725"/>
              <draw:equation draw:name="f193" draw:formula="133350*logheight/590550"/>
              <draw:equation draw:name="f194" draw:formula="1171575*logwidth/1228725"/>
              <draw:equation draw:name="f195" draw:formula="104775*logheight/590550"/>
              <draw:equation draw:name="f196" draw:formula="1200150*logwidth/1228725"/>
              <draw:equation draw:name="f197" draw:formula="180975*logheight/590550"/>
              <draw:equation draw:name="f198" draw:formula="1228725*logwidth/1228725"/>
              <draw:equation draw:name="f199" draw:formula="190500*logheight/590550"/>
              <draw:equation draw:name="f200" draw:formula="0*logwidth/1228725"/>
              <draw:equation draw:name="f201" draw:formula="590550*logheight/590550"/>
              <draw:equation draw:name="f202" draw:formula="152400*logwidth/1228725"/>
              <draw:equation draw:name="f203" draw:formula="571500*logheight/590550"/>
              <draw:equation draw:name="f204" draw:formula="209550*logwidth/1228725"/>
              <draw:equation draw:name="f205" draw:formula="533400*logheight/590550"/>
              <draw:equation draw:name="f206" draw:formula="266700*logwidth/1228725"/>
              <draw:equation draw:name="f207" draw:formula="400050*logheight/590550"/>
              <draw:equation draw:name="f208" draw:formula="323850*logwidth/1228725"/>
              <draw:equation draw:name="f209" draw:formula="466725*logheight/590550"/>
              <draw:equation draw:name="f210" draw:formula="352425*logwidth/1228725"/>
              <draw:equation draw:name="f211" draw:formula="447675*logheight/590550"/>
              <draw:equation draw:name="f212" draw:formula="381000*logwidth/1228725"/>
              <draw:equation draw:name="f213" draw:formula="428625*logheight/590550"/>
              <draw:equation draw:name="f214" draw:formula="438150*logwidth/1228725"/>
              <draw:equation draw:name="f215" draw:formula="371475*logheight/590550"/>
              <draw:equation draw:name="f216" draw:formula="466725*logwidth/1228725"/>
              <draw:equation draw:name="f217" draw:formula="342900*logheight/590550"/>
              <draw:equation draw:name="f218" draw:formula="495300*logwidth/1228725"/>
              <draw:equation draw:name="f219" draw:formula="323850*logheight/590550"/>
              <draw:equation draw:name="f220" draw:formula="542925*logwidth/1228725"/>
              <draw:equation draw:name="f221" draw:formula="314325*logheight/590550"/>
              <draw:equation draw:name="f222" draw:formula="581025*logwidth/1228725"/>
              <draw:equation draw:name="f223" draw:formula="228600*logheight/590550"/>
              <draw:equation draw:name="f224" draw:formula="609600*logwidth/1228725"/>
              <draw:equation draw:name="f225" draw:formula="209550*logheight/590550"/>
              <draw:equation draw:name="f226" draw:formula="638175*logwidth/1228725"/>
              <draw:equation draw:name="f227" draw:formula="190500*logheight/590550"/>
              <draw:equation draw:name="f228" draw:formula="657225*logwidth/1228725"/>
              <draw:equation draw:name="f229" draw:formula="161925*logheight/590550"/>
              <draw:equation draw:name="f230" draw:formula="685800*logwidth/1228725"/>
              <draw:equation draw:name="f231" draw:formula="152400*logheight/590550"/>
              <draw:equation draw:name="f232" draw:formula="714375*logwidth/1228725"/>
              <draw:equation draw:name="f233" draw:formula="133350*logheight/590550"/>
              <draw:equation draw:name="f234" draw:formula="781050*logwidth/1228725"/>
              <draw:equation draw:name="f235" draw:formula="114300*logheight/590550"/>
              <draw:equation draw:name="f236" draw:formula="876300*logwidth/1228725"/>
              <draw:equation draw:name="f237" draw:formula="0*logheight/590550"/>
              <draw:equation draw:name="f238" draw:formula="1000125*logwidth/1228725"/>
              <draw:equation draw:name="f239" draw:formula="95250*logheight/590550"/>
              <draw:equation draw:name="f240" draw:formula="1057275*logwidth/1228725"/>
              <draw:equation draw:name="f241" draw:formula="114300*logheight/590550"/>
              <draw:equation draw:name="f242" draw:formula="1114425*logwidth/1228725"/>
              <draw:equation draw:name="f243" draw:formula="133350*logheight/590550"/>
              <draw:equation draw:name="f244" draw:formula="1171575*logwidth/1228725"/>
              <draw:equation draw:name="f245" draw:formula="104775*logheight/590550"/>
              <draw:equation draw:name="f246" draw:formula="1200150*logwidth/1228725"/>
              <draw:equation draw:name="f247" draw:formula="180975*logheight/590550"/>
              <draw:equation draw:name="f248" draw:formula="1228725*logwidth/1228725"/>
              <draw:equation draw:name="f249" draw:formula="190500*logheight/590550"/>
              <draw:equation draw:name="f250" draw:formula="0*logwidth/1228725"/>
              <draw:equation draw:name="f251" draw:formula="590550*logheight/590550"/>
              <draw:equation draw:name="f252" draw:formula="152400*logwidth/1228725"/>
              <draw:equation draw:name="f253" draw:formula="571500*logheight/590550"/>
              <draw:equation draw:name="f254" draw:formula="209550*logwidth/1228725"/>
              <draw:equation draw:name="f255" draw:formula="533400*logheight/590550"/>
              <draw:equation draw:name="f256" draw:formula="266700*logwidth/1228725"/>
              <draw:equation draw:name="f257" draw:formula="400050*logheight/590550"/>
              <draw:equation draw:name="f258" draw:formula="323850*logwidth/1228725"/>
              <draw:equation draw:name="f259" draw:formula="466725*logheight/590550"/>
              <draw:equation draw:name="f260" draw:formula="352425*logwidth/1228725"/>
              <draw:equation draw:name="f261" draw:formula="447675*logheight/590550"/>
              <draw:equation draw:name="f262" draw:formula="381000*logwidth/1228725"/>
              <draw:equation draw:name="f263" draw:formula="428625*logheight/590550"/>
              <draw:equation draw:name="f264" draw:formula="438150*logwidth/1228725"/>
              <draw:equation draw:name="f265" draw:formula="371475*logheight/590550"/>
              <draw:equation draw:name="f266" draw:formula="466725*logwidth/1228725"/>
              <draw:equation draw:name="f267" draw:formula="342900*logheight/590550"/>
              <draw:equation draw:name="f268" draw:formula="495300*logwidth/1228725"/>
              <draw:equation draw:name="f269" draw:formula="323850*logheight/590550"/>
              <draw:equation draw:name="f270" draw:formula="542925*logwidth/1228725"/>
              <draw:equation draw:name="f271" draw:formula="314325*logheight/590550"/>
              <draw:equation draw:name="f272" draw:formula="581025*logwidth/1228725"/>
              <draw:equation draw:name="f273" draw:formula="228600*logheight/590550"/>
              <draw:equation draw:name="f274" draw:formula="609600*logwidth/1228725"/>
              <draw:equation draw:name="f275" draw:formula="209550*logheight/590550"/>
              <draw:equation draw:name="f276" draw:formula="638175*logwidth/1228725"/>
              <draw:equation draw:name="f277" draw:formula="190500*logheight/590550"/>
              <draw:equation draw:name="f278" draw:formula="657225*logwidth/1228725"/>
              <draw:equation draw:name="f279" draw:formula="161925*logheight/590550"/>
              <draw:equation draw:name="f280" draw:formula="685800*logwidth/1228725"/>
              <draw:equation draw:name="f281" draw:formula="152400*logheight/590550"/>
              <draw:equation draw:name="f282" draw:formula="723900*logwidth/1228725"/>
              <draw:equation draw:name="f283" draw:formula="209550*logheight/590550"/>
              <draw:equation draw:name="f284" draw:formula="781050*logwidth/1228725"/>
              <draw:equation draw:name="f285" draw:formula="114300*logheight/590550"/>
              <draw:equation draw:name="f286" draw:formula="876300*logwidth/1228725"/>
              <draw:equation draw:name="f287" draw:formula="0*logheight/590550"/>
              <draw:equation draw:name="f288" draw:formula="1000125*logwidth/1228725"/>
              <draw:equation draw:name="f289" draw:formula="95250*logheight/590550"/>
              <draw:equation draw:name="f290" draw:formula="1057275*logwidth/1228725"/>
              <draw:equation draw:name="f291" draw:formula="114300*logheight/590550"/>
              <draw:equation draw:name="f292" draw:formula="1114425*logwidth/1228725"/>
              <draw:equation draw:name="f293" draw:formula="133350*logheight/590550"/>
              <draw:equation draw:name="f294" draw:formula="1171575*logwidth/1228725"/>
              <draw:equation draw:name="f295" draw:formula="104775*logheight/590550"/>
              <draw:equation draw:name="f296" draw:formula="1200150*logwidth/1228725"/>
              <draw:equation draw:name="f297" draw:formula="180975*logheight/590550"/>
              <draw:equation draw:name="f298" draw:formula="1228725*logwidth/1228725"/>
              <draw:equation draw:name="f299" draw:formula="190500*logheight/590550"/>
              <draw:equation draw:name="f300" draw:formula="0*logwidth/1228725"/>
              <draw:equation draw:name="f301" draw:formula="590550*logheight/590550"/>
              <draw:equation draw:name="f302" draw:formula="152400*logwidth/1228725"/>
              <draw:equation draw:name="f303" draw:formula="571500*logheight/590550"/>
              <draw:equation draw:name="f304" draw:formula="209550*logwidth/1228725"/>
              <draw:equation draw:name="f305" draw:formula="533400*logheight/590550"/>
              <draw:equation draw:name="f306" draw:formula="266700*logwidth/1228725"/>
              <draw:equation draw:name="f307" draw:formula="400050*logheight/590550"/>
              <draw:equation draw:name="f308" draw:formula="323850*logwidth/1228725"/>
              <draw:equation draw:name="f309" draw:formula="466725*logheight/590550"/>
              <draw:equation draw:name="f310" draw:formula="352425*logwidth/1228725"/>
              <draw:equation draw:name="f311" draw:formula="447675*logheight/590550"/>
              <draw:equation draw:name="f312" draw:formula="381000*logwidth/1228725"/>
              <draw:equation draw:name="f313" draw:formula="428625*logheight/590550"/>
              <draw:equation draw:name="f314" draw:formula="457200*logwidth/1228725"/>
              <draw:equation draw:name="f315" draw:formula="419100*logheight/590550"/>
              <draw:equation draw:name="f316" draw:formula="466725*logwidth/1228725"/>
              <draw:equation draw:name="f317" draw:formula="342900*logheight/590550"/>
              <draw:equation draw:name="f318" draw:formula="495300*logwidth/1228725"/>
              <draw:equation draw:name="f319" draw:formula="323850*logheight/590550"/>
              <draw:equation draw:name="f320" draw:formula="542925*logwidth/1228725"/>
              <draw:equation draw:name="f321" draw:formula="314325*logheight/590550"/>
              <draw:equation draw:name="f322" draw:formula="581025*logwidth/1228725"/>
              <draw:equation draw:name="f323" draw:formula="228600*logheight/590550"/>
              <draw:equation draw:name="f324" draw:formula="609600*logwidth/1228725"/>
              <draw:equation draw:name="f325" draw:formula="209550*logheight/590550"/>
              <draw:equation draw:name="f326" draw:formula="638175*logwidth/1228725"/>
              <draw:equation draw:name="f327" draw:formula="190500*logheight/590550"/>
              <draw:equation draw:name="f328" draw:formula="657225*logwidth/1228725"/>
              <draw:equation draw:name="f329" draw:formula="161925*logheight/590550"/>
              <draw:equation draw:name="f330" draw:formula="685800*logwidth/1228725"/>
              <draw:equation draw:name="f331" draw:formula="152400*logheight/590550"/>
              <draw:equation draw:name="f332" draw:formula="723900*logwidth/1228725"/>
              <draw:equation draw:name="f333" draw:formula="209550*logheight/590550"/>
              <draw:equation draw:name="f334" draw:formula="781050*logwidth/1228725"/>
              <draw:equation draw:name="f335" draw:formula="114300*logheight/590550"/>
              <draw:equation draw:name="f336" draw:formula="876300*logwidth/1228725"/>
              <draw:equation draw:name="f337" draw:formula="0*logheight/590550"/>
              <draw:equation draw:name="f338" draw:formula="1000125*logwidth/1228725"/>
              <draw:equation draw:name="f339" draw:formula="95250*logheight/590550"/>
              <draw:equation draw:name="f340" draw:formula="1057275*logwidth/1228725"/>
              <draw:equation draw:name="f341" draw:formula="114300*logheight/590550"/>
              <draw:equation draw:name="f342" draw:formula="1114425*logwidth/1228725"/>
              <draw:equation draw:name="f343" draw:formula="133350*logheight/590550"/>
              <draw:equation draw:name="f344" draw:formula="1171575*logwidth/1228725"/>
              <draw:equation draw:name="f345" draw:formula="104775*logheight/590550"/>
              <draw:equation draw:name="f346" draw:formula="1200150*logwidth/1228725"/>
              <draw:equation draw:name="f347" draw:formula="180975*logheight/590550"/>
              <draw:equation draw:name="f348" draw:formula="1228725*logwidth/1228725"/>
              <draw:equation draw:name="f349" draw:formula="190500*logheight/590550"/>
              <draw:equation draw:name="f350" draw:formula="logwidth"/>
              <draw:equation draw:name="f351" draw:formula="logheight"/>
            </draw:enhanced-geometry>
          </draw:custom-shape>
        </draw:g>
        <draw:custom-shape draw:name="テキスト ボックス 169" draw:style-name="gr1" draw:text-style-name="P2" draw:layer="layout" svg:width="1.847cm" svg:height="0.716cm" svg:x="17.97cm" svg:y="9.73cm">
          <text:p text:style-name="P1"><text:span text:style-name="T2">予測</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71" draw:style-name="gr7" draw:text-style-name="P5" draw:layer="layout" svg:width="0.462cm" svg:height="0.719cm" svg:x="17.921cm" svg:y="10.348cm">
          <text:p/>
          <draw:enhanced-geometry draw:mirror-horizontal="true" draw:mirror-vertical="false" svg:viewBox="0 0 21600 21600" draw:type="mso-spt32" draw:enhanced-path="M 0 0 L 21600 21600 N"/>
        </draw:custom-shape>
        <draw:custom-shape draw:name="テキスト ボックス 172" draw:style-name="gr1" draw:text-style-name="P2" draw:layer="layout" svg:width="3.988cm" svg:height="0.716cm" svg:x="18.886cm" svg:y="13.509cm">
          <text:p text:style-name="P1"><text:span text:style-name="T2">未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73" draw:style-name="gr15" draw:text-style-name="P5" draw:layer="layout" svg:x1="16.307cm" svg:y1="9.138cm" svg:x2="16.307cm" svg:y2="15.103cm">
          <text:p/>
        </draw:line>
        <draw:custom-shape draw:name="テキスト ボックス 176" draw:style-name="gr1" draw:text-style-name="P2" draw:layer="layout" svg:width="2.541cm" svg:height="0.716cm" svg:x="14.342cm" svg:y="13.56cm">
          <text:p text:style-name="P1"><text:span text:style-name="T2">観測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7" draw:style-name="gr1" draw:text-style-name="P2" draw:layer="layout" svg:width="3.988cm" svg:height="0.716cm" svg:x="18.912cm" svg:y="15.109cm">
          <text:p text:style-name="P1"><text:span text:style-name="T2">説明変数</text:span><text:span text:style-name="T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8" draw:style-name="gr1" draw:text-style-name="P2" draw:layer="layout" svg:width="1.642cm" svg:height="0.716cm" svg:x="15.43cm" svg:y="15.18cm">
          <text:p text:style-name="P1"><text:span text:style-name="T2">現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79" draw:style-name="gr7" draw:text-style-name="P5" draw:layer="layout" svg:width="1.252cm" svg:height="2.653cm" svg:x="13.392cm" svg:y="12.378cm">
          <text:p/>
          <draw:enhanced-geometry draw:mirror-horizontal="false" draw:mirror-vertical="true" svg:viewBox="0 0 21600 21600" draw:type="mso-spt32" draw:enhanced-path="M 0 0 L 21600 21600 N"/>
        </draw:custom-shape>
        <draw:custom-shape draw:name="直線矢印コネクタ 180" draw:style-name="gr7" draw:text-style-name="P5" draw:layer="layout" svg:width="1.471cm" svg:height="3.452cm" svg:x="13.9cm" svg:y="11.628cm">
          <text:p/>
          <draw:enhanced-geometry draw:mirror-horizontal="false" draw:mirror-vertical="true" svg:viewBox="0 0 21600 21600" draw:type="mso-spt32" draw:enhanced-path="M 0 0 L 21600 21600 N"/>
        </draw:custom-shape>
        <draw:custom-shape draw:name="直線矢印コネクタ 181" draw:style-name="gr7" draw:text-style-name="P5" draw:layer="layout" svg:width="1.318cm" svg:height="3.193cm" svg:x="14.526cm" svg:y="11.857cm">
          <text:p/>
          <draw:enhanced-geometry draw:mirror-horizontal="false" draw:mirror-vertical="true" svg:viewBox="0 0 21600 21600" draw:type="mso-spt32" draw:enhanced-path="M 0 0 L 21600 21600 N"/>
        </draw:custom-shape>
        <draw:custom-shape draw:name="直線矢印コネクタ 182" draw:style-name="gr7" draw:text-style-name="P5" draw:layer="layout" svg:width="1.188cm" svg:height="2.932cm" svg:x="15.076cm" svg:y="12.11cm">
          <text:p/>
          <draw:enhanced-geometry draw:mirror-horizontal="false" draw:mirror-vertical="true" svg:viewBox="0 0 21600 21600" draw:type="mso-spt32" draw:enhanced-path="M 0 0 L 21600 21600 N"/>
        </draw:custom-shape>
        <draw:custom-shape draw:name="直線矢印コネクタ 183" draw:style-name="gr7" draw:text-style-name="P5" draw:layer="layout" svg:width="1.098cm" svg:height="3.196cm" svg:x="15.76cm" svg:y="11.817cm">
          <text:p/>
          <draw:enhanced-geometry draw:mirror-horizontal="false" draw:mirror-vertical="true" svg:viewBox="0 0 21600 21600" draw:type="mso-spt32" draw:enhanced-path="M 0 0 L 21600 21600 N"/>
        </draw:custom-shape>
        <draw:custom-shape draw:name="直線矢印コネクタ 184" draw:style-name="gr7" draw:text-style-name="P5" draw:layer="layout" svg:width="1.244cm" svg:height="4.042cm" svg:x="16.264cm" svg:y="11.031cm">
          <text:p/>
          <draw:enhanced-geometry draw:mirror-horizontal="false" draw:mirror-vertical="true" svg:viewBox="0 0 21600 21600" draw:type="mso-spt32" draw:enhanced-path="M 0 0 L 21600 21600 N"/>
        </draw:custom-shape>
        <draw:custom-shape draw:name="直線矢印コネクタ 185" draw:style-name="gr7" draw:text-style-name="P5" draw:layer="layout" svg:width="1.206cm" svg:height="3.803cm" svg:x="16.7cm" svg:y="11.18cm">
          <text:p/>
          <draw:enhanced-geometry draw:mirror-horizontal="false" draw:mirror-vertical="true" svg:viewBox="0 0 21600 21600" draw:type="mso-spt32" draw:enhanced-path="M 0 0 L 21600 21600 N"/>
        </draw:custom-shape>
        <draw:custom-shape draw:name="直線矢印コネクタ 186" draw:style-name="gr16" draw:text-style-name="P5" draw:layer="layout" svg:width="10.009cm" svg:height="0.001cm" svg:x="12.357cm" svg:y="15.032cm">
          <text:p/>
          <draw:enhanced-geometry draw:mirror-horizontal="false" draw:mirror-vertical="true" svg:viewBox="0 0 21600 21600" draw:type="mso-spt32" draw:enhanced-path="M 0 0 L 21600 21600 N"/>
        </draw:custom-shape>
        <draw:custom-shape draw:name="テキスト ボックス 221" draw:style-name="gr1" draw:text-style-name="P2" draw:layer="layout" svg:width="6.587cm" svg:height="0.716cm" svg:x="3.485cm" svg:y="8.412cm">
          <text:p text:style-name="P1"><text:span text:style-name="T2">未来の説明変数を使う（プラス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22" draw:style-name="gr1" draw:text-style-name="P2" draw:layer="layout" svg:width="6.534cm" svg:height="0.716cm" svg:x="17.362cm" svg:y="8.366cm">
          <text:p text:style-name="P1"><text:span text:style-name="T2">過去の説明変数を使う（マイナス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8cm" svg:height="0.962cm" svg:x="0.8cm" svg:y="1cm">
          <draw:text-box>
            <text:p>sift</text:p>
          </draw:text-box>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タイトルとコンテンツ" presentation:presentation-page-layout-name="AL1T11">
        <draw:custom-shape draw:name="フリーフォーム 28" draw:style-name="gr4" draw:text-style-name="P2" draw:layer="layout" svg:width="9.275cm" svg:height="2.122cm" svg:x="3.791cm" svg:y="4.206cm">
          <text:p/>
          <draw:enhanced-geometry draw:mirror-horizontal="false" draw:mirror-vertical="false" svg:viewBox="0 0 0 0" drawooo:sub-view-size="7067550 904875" draw:text-areas="0 0 ?f256 ?f257" draw:type="ooxml-non-primitive" draw:enhanced-path="M 0 904875 C 14475 886781 44153 852503 57150 828675 70848 803562 91398 751382 114300 723900 122924 713552 134251 705673 142875 695325 150204 686531 154596 675544 161925 666750 180891 643991 223142 608244 247650 600075 257175 596900 267448 595426 276225 590550 342886 553516 311147 556780 361950 542925 387209 536036 438150 523875 438150 523875 533400 527050 628966 525023 723900 533400 747980 535525 782191 570791 800100 581025 808817 586006 819695 586060 828675 590550 838914 595670 847011 604480 857250 609600 866230 614090 877048 614249 885825 619125 905839 630244 923925 644525 942975 657225 L 971550 676275 C 981075 682625 989265 691705 1000125 695325 L 1085850 723900 C 1095375 727075 1104685 730990 1114425 733425 1162265 745385 1140106 738810 1181100 752475 1254125 749300 1327296 748556 1400175 742950 1425559 740997 1458409 713833 1476375 704850 1485355 700360 1495425 698500 1504950 695325 1579246 621029 1483866 710385 1571625 647700 1582586 639870 1589239 626955 1600200 619125 1611754 610872 1626746 608328 1638300 600075 1692915 561065 1644153 584697 1685925 542925 1694020 534830 1705185 530529 1714500 523875 1727418 514648 1741375 506525 1752600 495300 1786915 460985 1773183 461075 1800225 428625 1817926 407384 1863591 367540 1885950 361950 L 1924050 352425 C 1930400 342900 1935005 331945 1943100 323850 1965026 301924 1980628 302562 2009775 295275 2075279 251606 2045205 264415 2095500 247650 2168761 252229 2235035 251141 2305050 266700 2314851 268878 2323971 273467 2333625 276225 2357792 283130 2377462 285487 2400300 295275 2413351 300868 2425349 308732 2438400 314325 2447628 318280 2457995 319360 2466975 323850 2477214 328970 2485311 337780 2495550 342900 2504530 347390 2515348 347549 2524125 352425 2544139 363544 2562225 377825 2581275 390525 2590800 396875 2598744 406799 2609850 409575 2659291 421935 2671405 422036 2724150 457200 2749925 474383 2760613 483215 2790825 495300 2809469 502758 2831267 503211 2847975 514350 2857500 520700 2866028 528891 2876550 533400 2888582 538557 2902063 539329 2914650 542925 2982991 562451 2894024 542610 2990850 561975 2994805 561671 3106903 563118 3143250 542925 3163264 531806 3181350 517525 3200400 504825 3209925 498475 3217869 488551 3228975 485775 L 3267075 476250 C 3273425 466725 3277186 454826 3286125 447675 3293965 441403 3307600 445250 3314700 438150 3324740 428110 3324660 410958 3333750 400050 3341079 391256 3353010 387654 3362325 381000 3394589 357954 3412059 345202 3438525 314325 3524885 213572 3387090 354753 3486150 266700 3506286 248802 3543300 209550 3543300 209550 3561843 153920 3538316 205009 3581400 161925 3589495 153830 3590742 139417 3600450 133350 3649372 102773 3764753 107156 3800475 104775 3879850 107950 3959337 109016 4038600 114300 4054754 115377 4070866 118705 4086225 123825 4099695 128315 4111997 135830 4124325 142875 4146773 155702 4170557 175898 4191000 190500 4214915 207582 4229770 216641 4257675 228600 4266903 232555 4276725 234950 4286250 238125 4303183 263525 4308488 275530 4333875 295275 4351947 309331 4391025 333375 4391025 333375 4425950 385762 4391025 341313 4438650 381000 4448998 389624 4456998 400809 4467225 409575 4491907 430731 4537884 459856 4562475 476250 4572000 482600 4580811 490180 4591050 495300 4603750 501650 4616822 507305 4629150 514350 4674298 540149 4643318 526157 4686300 561975 4695094 569304 4705560 574371 4714875 581025 4727793 590252 4740057 600373 4752975 609600 4762290 616254 4772235 621996 4781550 628650 4794468 637877 4805451 650125 4819650 657225 4831359 663079 4845211 662988 4857750 666750 4876984 672520 4914900 685800 4914900 685800 4928662 684653 5031001 682307 5067300 666750 5077822 662241 5085936 653380 5095875 647700 5108203 640655 5121799 635955 5133975 628650 5153608 616870 5169405 597790 5191125 590550 5200650 587375 5210720 585515 5219700 581025 5229939 575905 5238960 568629 5248275 561975 5300471 524692 5287804 531971 5343525 476250 5353050 466725 5364018 458451 5372100 447675 5381625 434975 5391448 422493 5400675 409575 5407329 400260 5412396 389794 5419725 381000 5428349 370652 5440030 363058 5448300 352425 5462356 334353 5470211 311464 5486400 295275 5505450 276225 5527386 259678 5543550 238125 5553075 225425 5563021 213030 5572125 200025 5585255 181268 5591175 155575 5610225 142875 5619750 136525 5631142 132334 5638800 123825 5660040 100225 5669532 65237 5695950 47625 5761454 3956 5731380 16765 5781675 0 5874958 13326 5820131 134 5895975 28575 5905376 32100 5915773 33224 5924550 38100 5963965 59997 5984840 79803 6019800 104775 6029115 111429 6038136 118705 6048375 123825 6057355 128315 6067549 129825 6076950 133350 6092959 139353 6108700 146050 6124575 152400 6214259 242084 6070442 106786 6210300 200025 L 6267450 238125 C 6276975 244475 6286867 250306 6296025 257175 6308725 266700 6322072 275419 6334125 285750 6344352 294516 6351004 307642 6362700 314325 6374066 320820 6388100 320675 6400800 323850 6457216 366162 6425691 343619 6496050 390525 6505575 396875 6514386 404455 6524625 409575 6537325 415925 6550397 421580 6562725 428625 6572664 434305 6580778 443166 6591300 447675 6603332 452832 6617143 452603 6629400 457200 6642695 462186 6653616 473275 6667500 476250 6698700 482936 6731000 482600 6762750 485775 6849453 514676 6712515 470343 6838950 504825 6858323 510109 6896100 523875 6896100 523875 6905625 520700 6916321 519919 6924675 514350 6971488 483142 6937158 492342 6972300 457200 6980395 449105 6991350 444500 7000875 438150 7007225 428625 7011830 417670 7019925 409575 7031419 398081 7052518 388516 7067550 381000 N">
            <draw:equation draw:name="f0" draw:formula="0*logwidth/7067550"/>
            <draw:equation draw:name="f1" draw:formula="904875*logheight/904875"/>
            <draw:equation draw:name="f2" draw:formula="57150*logwidth/7067550"/>
            <draw:equation draw:name="f3" draw:formula="828675*logheight/904875"/>
            <draw:equation draw:name="f4" draw:formula="114300*logwidth/7067550"/>
            <draw:equation draw:name="f5" draw:formula="723900*logheight/904875"/>
            <draw:equation draw:name="f6" draw:formula="142875*logwidth/7067550"/>
            <draw:equation draw:name="f7" draw:formula="695325*logheight/904875"/>
            <draw:equation draw:name="f8" draw:formula="161925*logwidth/7067550"/>
            <draw:equation draw:name="f9" draw:formula="666750*logheight/904875"/>
            <draw:equation draw:name="f10" draw:formula="247650*logwidth/7067550"/>
            <draw:equation draw:name="f11" draw:formula="600075*logheight/904875"/>
            <draw:equation draw:name="f12" draw:formula="276225*logwidth/7067550"/>
            <draw:equation draw:name="f13" draw:formula="590550*logheight/904875"/>
            <draw:equation draw:name="f14" draw:formula="361950*logwidth/7067550"/>
            <draw:equation draw:name="f15" draw:formula="542925*logheight/904875"/>
            <draw:equation draw:name="f16" draw:formula="438150*logwidth/7067550"/>
            <draw:equation draw:name="f17" draw:formula="523875*logheight/904875"/>
            <draw:equation draw:name="f18" draw:formula="723900*logwidth/7067550"/>
            <draw:equation draw:name="f19" draw:formula="533400*logheight/904875"/>
            <draw:equation draw:name="f20" draw:formula="800100*logwidth/7067550"/>
            <draw:equation draw:name="f21" draw:formula="581025*logheight/904875"/>
            <draw:equation draw:name="f22" draw:formula="828675*logwidth/7067550"/>
            <draw:equation draw:name="f23" draw:formula="590550*logheight/904875"/>
            <draw:equation draw:name="f24" draw:formula="857250*logwidth/7067550"/>
            <draw:equation draw:name="f25" draw:formula="609600*logheight/904875"/>
            <draw:equation draw:name="f26" draw:formula="885825*logwidth/7067550"/>
            <draw:equation draw:name="f27" draw:formula="619125*logheight/904875"/>
            <draw:equation draw:name="f28" draw:formula="942975*logwidth/7067550"/>
            <draw:equation draw:name="f29" draw:formula="657225*logheight/904875"/>
            <draw:equation draw:name="f30" draw:formula="971550*logwidth/7067550"/>
            <draw:equation draw:name="f31" draw:formula="676275*logheight/904875"/>
            <draw:equation draw:name="f32" draw:formula="1000125*logwidth/7067550"/>
            <draw:equation draw:name="f33" draw:formula="695325*logheight/904875"/>
            <draw:equation draw:name="f34" draw:formula="1085850*logwidth/7067550"/>
            <draw:equation draw:name="f35" draw:formula="723900*logheight/904875"/>
            <draw:equation draw:name="f36" draw:formula="1114425*logwidth/7067550"/>
            <draw:equation draw:name="f37" draw:formula="733425*logheight/904875"/>
            <draw:equation draw:name="f38" draw:formula="1181100*logwidth/7067550"/>
            <draw:equation draw:name="f39" draw:formula="752475*logheight/904875"/>
            <draw:equation draw:name="f40" draw:formula="1400175*logwidth/7067550"/>
            <draw:equation draw:name="f41" draw:formula="742950*logheight/904875"/>
            <draw:equation draw:name="f42" draw:formula="1476375*logwidth/7067550"/>
            <draw:equation draw:name="f43" draw:formula="704850*logheight/904875"/>
            <draw:equation draw:name="f44" draw:formula="1504950*logwidth/7067550"/>
            <draw:equation draw:name="f45" draw:formula="695325*logheight/904875"/>
            <draw:equation draw:name="f46" draw:formula="1571625*logwidth/7067550"/>
            <draw:equation draw:name="f47" draw:formula="647700*logheight/904875"/>
            <draw:equation draw:name="f48" draw:formula="1600200*logwidth/7067550"/>
            <draw:equation draw:name="f49" draw:formula="619125*logheight/904875"/>
            <draw:equation draw:name="f50" draw:formula="1638300*logwidth/7067550"/>
            <draw:equation draw:name="f51" draw:formula="600075*logheight/904875"/>
            <draw:equation draw:name="f52" draw:formula="1685925*logwidth/7067550"/>
            <draw:equation draw:name="f53" draw:formula="542925*logheight/904875"/>
            <draw:equation draw:name="f54" draw:formula="1714500*logwidth/7067550"/>
            <draw:equation draw:name="f55" draw:formula="523875*logheight/904875"/>
            <draw:equation draw:name="f56" draw:formula="1752600*logwidth/7067550"/>
            <draw:equation draw:name="f57" draw:formula="495300*logheight/904875"/>
            <draw:equation draw:name="f58" draw:formula="1800225*logwidth/7067550"/>
            <draw:equation draw:name="f59" draw:formula="428625*logheight/904875"/>
            <draw:equation draw:name="f60" draw:formula="1885950*logwidth/7067550"/>
            <draw:equation draw:name="f61" draw:formula="361950*logheight/904875"/>
            <draw:equation draw:name="f62" draw:formula="1924050*logwidth/7067550"/>
            <draw:equation draw:name="f63" draw:formula="352425*logheight/904875"/>
            <draw:equation draw:name="f64" draw:formula="1943100*logwidth/7067550"/>
            <draw:equation draw:name="f65" draw:formula="323850*logheight/904875"/>
            <draw:equation draw:name="f66" draw:formula="2009775*logwidth/7067550"/>
            <draw:equation draw:name="f67" draw:formula="295275*logheight/904875"/>
            <draw:equation draw:name="f68" draw:formula="2095500*logwidth/7067550"/>
            <draw:equation draw:name="f69" draw:formula="247650*logheight/904875"/>
            <draw:equation draw:name="f70" draw:formula="2305050*logwidth/7067550"/>
            <draw:equation draw:name="f71" draw:formula="266700*logheight/904875"/>
            <draw:equation draw:name="f72" draw:formula="2333625*logwidth/7067550"/>
            <draw:equation draw:name="f73" draw:formula="276225*logheight/904875"/>
            <draw:equation draw:name="f74" draw:formula="2400300*logwidth/7067550"/>
            <draw:equation draw:name="f75" draw:formula="295275*logheight/904875"/>
            <draw:equation draw:name="f76" draw:formula="2438400*logwidth/7067550"/>
            <draw:equation draw:name="f77" draw:formula="314325*logheight/904875"/>
            <draw:equation draw:name="f78" draw:formula="2466975*logwidth/7067550"/>
            <draw:equation draw:name="f79" draw:formula="323850*logheight/904875"/>
            <draw:equation draw:name="f80" draw:formula="2495550*logwidth/7067550"/>
            <draw:equation draw:name="f81" draw:formula="342900*logheight/904875"/>
            <draw:equation draw:name="f82" draw:formula="2524125*logwidth/7067550"/>
            <draw:equation draw:name="f83" draw:formula="352425*logheight/904875"/>
            <draw:equation draw:name="f84" draw:formula="2581275*logwidth/7067550"/>
            <draw:equation draw:name="f85" draw:formula="390525*logheight/904875"/>
            <draw:equation draw:name="f86" draw:formula="2609850*logwidth/7067550"/>
            <draw:equation draw:name="f87" draw:formula="409575*logheight/904875"/>
            <draw:equation draw:name="f88" draw:formula="2724150*logwidth/7067550"/>
            <draw:equation draw:name="f89" draw:formula="457200*logheight/904875"/>
            <draw:equation draw:name="f90" draw:formula="2790825*logwidth/7067550"/>
            <draw:equation draw:name="f91" draw:formula="495300*logheight/904875"/>
            <draw:equation draw:name="f92" draw:formula="2847975*logwidth/7067550"/>
            <draw:equation draw:name="f93" draw:formula="514350*logheight/904875"/>
            <draw:equation draw:name="f94" draw:formula="2876550*logwidth/7067550"/>
            <draw:equation draw:name="f95" draw:formula="533400*logheight/904875"/>
            <draw:equation draw:name="f96" draw:formula="2914650*logwidth/7067550"/>
            <draw:equation draw:name="f97" draw:formula="542925*logheight/904875"/>
            <draw:equation draw:name="f98" draw:formula="2990850*logwidth/7067550"/>
            <draw:equation draw:name="f99" draw:formula="561975*logheight/904875"/>
            <draw:equation draw:name="f100" draw:formula="3143250*logwidth/7067550"/>
            <draw:equation draw:name="f101" draw:formula="542925*logheight/904875"/>
            <draw:equation draw:name="f102" draw:formula="3200400*logwidth/7067550"/>
            <draw:equation draw:name="f103" draw:formula="504825*logheight/904875"/>
            <draw:equation draw:name="f104" draw:formula="3228975*logwidth/7067550"/>
            <draw:equation draw:name="f105" draw:formula="485775*logheight/904875"/>
            <draw:equation draw:name="f106" draw:formula="3267075*logwidth/7067550"/>
            <draw:equation draw:name="f107" draw:formula="476250*logheight/904875"/>
            <draw:equation draw:name="f108" draw:formula="3286125*logwidth/7067550"/>
            <draw:equation draw:name="f109" draw:formula="447675*logheight/904875"/>
            <draw:equation draw:name="f110" draw:formula="3314700*logwidth/7067550"/>
            <draw:equation draw:name="f111" draw:formula="438150*logheight/904875"/>
            <draw:equation draw:name="f112" draw:formula="3333750*logwidth/7067550"/>
            <draw:equation draw:name="f113" draw:formula="400050*logheight/904875"/>
            <draw:equation draw:name="f114" draw:formula="3362325*logwidth/7067550"/>
            <draw:equation draw:name="f115" draw:formula="381000*logheight/904875"/>
            <draw:equation draw:name="f116" draw:formula="3438525*logwidth/7067550"/>
            <draw:equation draw:name="f117" draw:formula="314325*logheight/904875"/>
            <draw:equation draw:name="f118" draw:formula="3486150*logwidth/7067550"/>
            <draw:equation draw:name="f119" draw:formula="266700*logheight/904875"/>
            <draw:equation draw:name="f120" draw:formula="3543300*logwidth/7067550"/>
            <draw:equation draw:name="f121" draw:formula="209550*logheight/904875"/>
            <draw:equation draw:name="f122" draw:formula="3581400*logwidth/7067550"/>
            <draw:equation draw:name="f123" draw:formula="161925*logheight/904875"/>
            <draw:equation draw:name="f124" draw:formula="3600450*logwidth/7067550"/>
            <draw:equation draw:name="f125" draw:formula="133350*logheight/904875"/>
            <draw:equation draw:name="f126" draw:formula="3800475*logwidth/7067550"/>
            <draw:equation draw:name="f127" draw:formula="104775*logheight/904875"/>
            <draw:equation draw:name="f128" draw:formula="4038600*logwidth/7067550"/>
            <draw:equation draw:name="f129" draw:formula="114300*logheight/904875"/>
            <draw:equation draw:name="f130" draw:formula="4086225*logwidth/7067550"/>
            <draw:equation draw:name="f131" draw:formula="123825*logheight/904875"/>
            <draw:equation draw:name="f132" draw:formula="4124325*logwidth/7067550"/>
            <draw:equation draw:name="f133" draw:formula="142875*logheight/904875"/>
            <draw:equation draw:name="f134" draw:formula="4191000*logwidth/7067550"/>
            <draw:equation draw:name="f135" draw:formula="190500*logheight/904875"/>
            <draw:equation draw:name="f136" draw:formula="4257675*logwidth/7067550"/>
            <draw:equation draw:name="f137" draw:formula="228600*logheight/904875"/>
            <draw:equation draw:name="f138" draw:formula="4286250*logwidth/7067550"/>
            <draw:equation draw:name="f139" draw:formula="238125*logheight/904875"/>
            <draw:equation draw:name="f140" draw:formula="4333875*logwidth/7067550"/>
            <draw:equation draw:name="f141" draw:formula="295275*logheight/904875"/>
            <draw:equation draw:name="f142" draw:formula="4391025*logwidth/7067550"/>
            <draw:equation draw:name="f143" draw:formula="333375*logheight/904875"/>
            <draw:equation draw:name="f144" draw:formula="4438650*logwidth/7067550"/>
            <draw:equation draw:name="f145" draw:formula="381000*logheight/904875"/>
            <draw:equation draw:name="f146" draw:formula="4467225*logwidth/7067550"/>
            <draw:equation draw:name="f147" draw:formula="409575*logheight/904875"/>
            <draw:equation draw:name="f148" draw:formula="4562475*logwidth/7067550"/>
            <draw:equation draw:name="f149" draw:formula="476250*logheight/904875"/>
            <draw:equation draw:name="f150" draw:formula="4591050*logwidth/7067550"/>
            <draw:equation draw:name="f151" draw:formula="495300*logheight/904875"/>
            <draw:equation draw:name="f152" draw:formula="4629150*logwidth/7067550"/>
            <draw:equation draw:name="f153" draw:formula="514350*logheight/904875"/>
            <draw:equation draw:name="f154" draw:formula="4686300*logwidth/7067550"/>
            <draw:equation draw:name="f155" draw:formula="561975*logheight/904875"/>
            <draw:equation draw:name="f156" draw:formula="4714875*logwidth/7067550"/>
            <draw:equation draw:name="f157" draw:formula="581025*logheight/904875"/>
            <draw:equation draw:name="f158" draw:formula="4752975*logwidth/7067550"/>
            <draw:equation draw:name="f159" draw:formula="609600*logheight/904875"/>
            <draw:equation draw:name="f160" draw:formula="4781550*logwidth/7067550"/>
            <draw:equation draw:name="f161" draw:formula="628650*logheight/904875"/>
            <draw:equation draw:name="f162" draw:formula="4819650*logwidth/7067550"/>
            <draw:equation draw:name="f163" draw:formula="657225*logheight/904875"/>
            <draw:equation draw:name="f164" draw:formula="4857750*logwidth/7067550"/>
            <draw:equation draw:name="f165" draw:formula="666750*logheight/904875"/>
            <draw:equation draw:name="f166" draw:formula="4914900*logwidth/7067550"/>
            <draw:equation draw:name="f167" draw:formula="685800*logheight/904875"/>
            <draw:equation draw:name="f168" draw:formula="5067300*logwidth/7067550"/>
            <draw:equation draw:name="f169" draw:formula="666750*logheight/904875"/>
            <draw:equation draw:name="f170" draw:formula="5095875*logwidth/7067550"/>
            <draw:equation draw:name="f171" draw:formula="647700*logheight/904875"/>
            <draw:equation draw:name="f172" draw:formula="5133975*logwidth/7067550"/>
            <draw:equation draw:name="f173" draw:formula="628650*logheight/904875"/>
            <draw:equation draw:name="f174" draw:formula="5191125*logwidth/7067550"/>
            <draw:equation draw:name="f175" draw:formula="590550*logheight/904875"/>
            <draw:equation draw:name="f176" draw:formula="5219700*logwidth/7067550"/>
            <draw:equation draw:name="f177" draw:formula="581025*logheight/904875"/>
            <draw:equation draw:name="f178" draw:formula="5248275*logwidth/7067550"/>
            <draw:equation draw:name="f179" draw:formula="561975*logheight/904875"/>
            <draw:equation draw:name="f180" draw:formula="5343525*logwidth/7067550"/>
            <draw:equation draw:name="f181" draw:formula="476250*logheight/904875"/>
            <draw:equation draw:name="f182" draw:formula="5372100*logwidth/7067550"/>
            <draw:equation draw:name="f183" draw:formula="447675*logheight/904875"/>
            <draw:equation draw:name="f184" draw:formula="5400675*logwidth/7067550"/>
            <draw:equation draw:name="f185" draw:formula="409575*logheight/904875"/>
            <draw:equation draw:name="f186" draw:formula="5419725*logwidth/7067550"/>
            <draw:equation draw:name="f187" draw:formula="381000*logheight/904875"/>
            <draw:equation draw:name="f188" draw:formula="5448300*logwidth/7067550"/>
            <draw:equation draw:name="f189" draw:formula="352425*logheight/904875"/>
            <draw:equation draw:name="f190" draw:formula="5486400*logwidth/7067550"/>
            <draw:equation draw:name="f191" draw:formula="295275*logheight/904875"/>
            <draw:equation draw:name="f192" draw:formula="5543550*logwidth/7067550"/>
            <draw:equation draw:name="f193" draw:formula="238125*logheight/904875"/>
            <draw:equation draw:name="f194" draw:formula="5572125*logwidth/7067550"/>
            <draw:equation draw:name="f195" draw:formula="200025*logheight/904875"/>
            <draw:equation draw:name="f196" draw:formula="5610225*logwidth/7067550"/>
            <draw:equation draw:name="f197" draw:formula="142875*logheight/904875"/>
            <draw:equation draw:name="f198" draw:formula="5638800*logwidth/7067550"/>
            <draw:equation draw:name="f199" draw:formula="123825*logheight/904875"/>
            <draw:equation draw:name="f200" draw:formula="5695950*logwidth/7067550"/>
            <draw:equation draw:name="f201" draw:formula="47625*logheight/904875"/>
            <draw:equation draw:name="f202" draw:formula="5781675*logwidth/7067550"/>
            <draw:equation draw:name="f203" draw:formula="0*logheight/904875"/>
            <draw:equation draw:name="f204" draw:formula="5895975*logwidth/7067550"/>
            <draw:equation draw:name="f205" draw:formula="28575*logheight/904875"/>
            <draw:equation draw:name="f206" draw:formula="5924550*logwidth/7067550"/>
            <draw:equation draw:name="f207" draw:formula="38100*logheight/904875"/>
            <draw:equation draw:name="f208" draw:formula="6019800*logwidth/7067550"/>
            <draw:equation draw:name="f209" draw:formula="104775*logheight/904875"/>
            <draw:equation draw:name="f210" draw:formula="6048375*logwidth/7067550"/>
            <draw:equation draw:name="f211" draw:formula="123825*logheight/904875"/>
            <draw:equation draw:name="f212" draw:formula="6076950*logwidth/7067550"/>
            <draw:equation draw:name="f213" draw:formula="133350*logheight/904875"/>
            <draw:equation draw:name="f214" draw:formula="6124575*logwidth/7067550"/>
            <draw:equation draw:name="f215" draw:formula="152400*logheight/904875"/>
            <draw:equation draw:name="f216" draw:formula="6210300*logwidth/7067550"/>
            <draw:equation draw:name="f217" draw:formula="200025*logheight/904875"/>
            <draw:equation draw:name="f218" draw:formula="6267450*logwidth/7067550"/>
            <draw:equation draw:name="f219" draw:formula="238125*logheight/904875"/>
            <draw:equation draw:name="f220" draw:formula="6296025*logwidth/7067550"/>
            <draw:equation draw:name="f221" draw:formula="257175*logheight/904875"/>
            <draw:equation draw:name="f222" draw:formula="6334125*logwidth/7067550"/>
            <draw:equation draw:name="f223" draw:formula="285750*logheight/904875"/>
            <draw:equation draw:name="f224" draw:formula="6362700*logwidth/7067550"/>
            <draw:equation draw:name="f225" draw:formula="314325*logheight/904875"/>
            <draw:equation draw:name="f226" draw:formula="6400800*logwidth/7067550"/>
            <draw:equation draw:name="f227" draw:formula="323850*logheight/904875"/>
            <draw:equation draw:name="f228" draw:formula="6496050*logwidth/7067550"/>
            <draw:equation draw:name="f229" draw:formula="390525*logheight/904875"/>
            <draw:equation draw:name="f230" draw:formula="6524625*logwidth/7067550"/>
            <draw:equation draw:name="f231" draw:formula="409575*logheight/904875"/>
            <draw:equation draw:name="f232" draw:formula="6562725*logwidth/7067550"/>
            <draw:equation draw:name="f233" draw:formula="428625*logheight/904875"/>
            <draw:equation draw:name="f234" draw:formula="6591300*logwidth/7067550"/>
            <draw:equation draw:name="f235" draw:formula="447675*logheight/904875"/>
            <draw:equation draw:name="f236" draw:formula="6629400*logwidth/7067550"/>
            <draw:equation draw:name="f237" draw:formula="457200*logheight/904875"/>
            <draw:equation draw:name="f238" draw:formula="6667500*logwidth/7067550"/>
            <draw:equation draw:name="f239" draw:formula="476250*logheight/904875"/>
            <draw:equation draw:name="f240" draw:formula="6762750*logwidth/7067550"/>
            <draw:equation draw:name="f241" draw:formula="485775*logheight/904875"/>
            <draw:equation draw:name="f242" draw:formula="6838950*logwidth/7067550"/>
            <draw:equation draw:name="f243" draw:formula="504825*logheight/904875"/>
            <draw:equation draw:name="f244" draw:formula="6896100*logwidth/7067550"/>
            <draw:equation draw:name="f245" draw:formula="523875*logheight/904875"/>
            <draw:equation draw:name="f246" draw:formula="6924675*logwidth/7067550"/>
            <draw:equation draw:name="f247" draw:formula="514350*logheight/904875"/>
            <draw:equation draw:name="f248" draw:formula="6972300*logwidth/7067550"/>
            <draw:equation draw:name="f249" draw:formula="457200*logheight/904875"/>
            <draw:equation draw:name="f250" draw:formula="7000875*logwidth/7067550"/>
            <draw:equation draw:name="f251" draw:formula="438150*logheight/904875"/>
            <draw:equation draw:name="f252" draw:formula="7019925*logwidth/7067550"/>
            <draw:equation draw:name="f253" draw:formula="409575*logheight/904875"/>
            <draw:equation draw:name="f254" draw:formula="7067550*logwidth/7067550"/>
            <draw:equation draw:name="f255" draw:formula="381000*logheight/904875"/>
            <draw:equation draw:name="f256" draw:formula="logwidth"/>
            <draw:equation draw:name="f257" draw:formula="logheight"/>
          </draw:enhanced-geometry>
        </draw:custom-shape>
        <draw:custom-shape draw:name="テキスト ボックス 19" draw:style-name="gr1" draw:text-style-name="P2" draw:layer="layout" svg:width="2.996cm" svg:height="0.716cm" svg:x="10.07cm" svg:y="7.549cm">
          <text:p text:style-name="P1"><text:span text:style-name="T2">テスト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0" draw:style-name="gr15" draw:text-style-name="P5" draw:layer="layout" svg:x1="9.697cm" svg:y1="3.391cm" svg:x2="9.697cm" svg:y2="8.972cm">
          <text:p/>
        </draw:line>
        <draw:custom-shape draw:name="直線矢印コネクタ 23" draw:style-name="gr9" draw:text-style-name="P5" draw:layer="layout" svg:width="3.368cm" svg:height="0.043cm" svg:x="9.698cm" svg:y="7.309cm">
          <text:p/>
          <draw:enhanced-geometry draw:mirror-horizontal="false" draw:mirror-vertical="true" svg:viewBox="0 0 21600 21600" draw:type="mso-spt32" draw:enhanced-path="M 0 0 L 21600 21600 N"/>
        </draw:custom-shape>
        <draw:custom-shape draw:name="直線矢印コネクタ 24" draw:style-name="gr9" draw:text-style-name="P5" draw:layer="layout" svg:width="5.906cm" svg:height="0.001cm" svg:x="3.791cm" svg:y="7.401cm">
          <text:p/>
          <draw:enhanced-geometry draw:mirror-horizontal="false" draw:mirror-vertical="false" svg:viewBox="0 0 21600 21600" draw:type="mso-spt32" draw:enhanced-path="M 0 0 L 21600 21600 N"/>
        </draw:custom-shape>
        <draw:custom-shape draw:name="テキスト ボックス 25" draw:style-name="gr1" draw:text-style-name="P2" draw:layer="layout" svg:width="2.541cm" svg:height="0.716cm" svg:x="5.422cm" svg:y="7.549cm">
          <text:p text:style-name="P1"><text:span text:style-name="T2">訓練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69" draw:style-name="gr15" draw:text-style-name="P5" draw:layer="layout" svg:x1="12.995cm" svg:y1="2.913cm" svg:x2="12.995cm" svg:y2="8.877cm">
          <text:p/>
        </draw:line>
        <draw:line draw:name="直線コネクタ 76" draw:style-name="gr15" draw:text-style-name="P5" draw:layer="layout" svg:x1="3.83cm" svg:y1="2.913cm" svg:x2="3.83cm" svg:y2="8.877cm">
          <text:p/>
        </draw:line>
        <draw:line draw:name="直線コネクタ 78" draw:style-name="gr15" draw:text-style-name="P5" draw:layer="layout" svg:x1="16.55cm" svg:y1="2.913cm" svg:x2="16.55cm" svg:y2="8.877cm">
          <text:p/>
        </draw:line>
        <draw:custom-shape draw:name="直線矢印コネクタ 79" draw:style-name="gr9" draw:text-style-name="P5" draw:layer="layout" svg:width="3.554cm" svg:height="0.043cm" svg:x="12.995cm" svg:y="7.287cm">
          <text:p/>
          <draw:enhanced-geometry draw:mirror-horizontal="false" draw:mirror-vertical="true" svg:viewBox="0 0 21600 21600" draw:type="mso-spt32" draw:enhanced-path="M 0 0 L 21600 21600 N"/>
        </draw:custom-shape>
        <draw:custom-shape draw:name="テキスト ボックス 81" draw:style-name="gr1" draw:text-style-name="P2" draw:layer="layout" svg:width="2.996cm" svg:height="0.716cm" svg:x="13.275cm" svg:y="7.357cm">
          <text:p text:style-name="P1"><text:span text:style-name="T2">prophe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82" draw:style-name="gr9" draw:text-style-name="P5" draw:layer="layout" svg:width="9.326cm" svg:height="0.001cm" svg:x="3.74cm" svg:y="3.008cm">
          <text:p/>
          <draw:enhanced-geometry draw:mirror-horizontal="false" draw:mirror-vertical="false" svg:viewBox="0 0 21600 21600" draw:type="mso-spt32" draw:enhanced-path="M 0 0 L 21600 21600 N"/>
        </draw:custom-shape>
        <draw:custom-shape draw:name="テキスト ボックス 85" draw:style-name="gr1" draw:text-style-name="P2" draw:layer="layout" svg:width="2.541cm" svg:height="0.716cm" svg:x="7.158cm" svg:y="2.281cm">
          <text:p text:style-name="P1"><text:span text:style-name="T2">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8cm" svg:height="0.962cm" svg:x="1.2cm" svg:y="1cm">
          <draw:text-box>
            <text:p>prophecy</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fill-image draw:name="msFillBitmap_20_1" draw:display-name="msFillBitmap 1" xlink:href="Pictures/10000201000000BD00000046ECDF2E85DACB317C.png" xlink:type="simple" xlink:show="embed" xlink:actuate="onLoad"/>
    <draw:fill-image draw:name="msFillBitmap_20_2" draw:display-name="msFillBitmap 2" xlink:href="Pictures/10000201000000BD00000046ECDF2E85DACB317C.png" xlink:type="simple" xlink:show="embed" xlink:actuate="onLoad"/>
    <draw:marker draw:name="Arrow" svg:viewBox="0 0 20 30" svg:d="M10 0l-10 30h20z"/>
    <draw:marker draw:name="msArrowOpenEnd_20_5_20_106" draw:display-name="msArrowOpenEnd 5 106" svg:viewBox="0 0 350 350" svg:d="M175 0l175 275-75 75-50-75v75h-100v-75l-50 75-75-75z"/>
    <draw:marker draw:name="msArrowOpenEnd_20_5_20_26" draw:display-name="msArrowOpenEnd 5 26" svg:viewBox="0 0 350 350" svg:d="M175 0l175 322-28 28-129-248v248h-37v-248l-129 248-27-28z"/>
    <draw:stroke-dash draw:name="Dashed_20__28_var_29__20_1" draw:display-name="Dashed (var) 1" draw:style="rect" draw:dots2="1" draw:dots2-length="0.284cm" draw:distance="0.213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ja" fo:country="JP"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language-asian="ja" style:country-asian="JP" style:font-style-asian="normal" style:font-weight-asian="normal" style:font-name-complex="Lucida Sans" style:font-family-complex="'Lucida Sans'"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ja" fo:country="JP"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タイトルとコンテンツ-backgroundobjects">
      <style:graphic-properties draw:stroke="none" draw:fill="none" draw:fill-color="#ffffff" draw:auto-grow-height="false" fo:min-height="1.485cm"/>
    </style:style>
    <style:style style:name="Mpr5"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とコンテンツ" style:page-layout-name="PM1" draw:style-name="Mdp1">
      <draw:frame draw:name="タイトル 1" presentation:style-name="Mpr1" draw:text-style-name="MP6" draw:layer="backgroundobjects" svg:width="22.859cm" svg:height="3.174cm" svg:x="1.27cm" svg:y="0.763cm" presentation:class="title" presentation:user-transformed="true">
        <draw:text-box>
          <text:p text:style-name="MP5"><text:span text:style-name="MT2">マスタ タイトルの書式設定</text:span></text:p>
        </draw:text-box>
      </draw:frame>
      <draw:frame draw:name="コンテンツ プレースホルダ 2" presentation:style-name="Mpr2" draw:text-style-name="MP11" draw:layer="backgroundobjects" svg:width="22.859cm" svg:height="12.571cm" svg:x="1.27cm" svg:y="4.445cm" presentation:class="outline" presentation:user-transformed="true">
        <draw:text-box>
          <text:list text:style-name="ML2">
            <text:list-item>
              <text:p text:style-name="MP7"><text:span text:style-name="MT3">マスタ テキストの書式設定</text:span></text:p>
              <text:list>
                <text:list-item>
                  <text:p text:style-name="MP8"><text:span text:style-name="MT4">第 </text:span><text:span text:style-name="MT4">2 </text:span><text:span text:style-name="MT4">レベル</text:span></text:p>
                  <text:list>
                    <text:list-item>
                      <text:p text:style-name="MP9"><text:span text:style-name="MT5">第 </text:span><text:span text:style-name="MT5">3 </text:span><text:span text:style-name="MT5">レベル</text:span></text:p>
                      <text:list>
                        <text:list-item>
                          <text:p text:style-name="MP10"><text:span text:style-name="MT6">第 </text:span><text:span text:style-name="MT6">4 </text:span><text:span text:style-name="MT6">レベル</text:span></text:p>
                          <text:list>
                            <text:list-item>
                              <text:p text:style-name="MP10"><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 3" presentation:style-name="Mpr3" draw:text-style-name="MP13" draw:layer="backgroundobjects" svg:width="5.926cm" svg:height="1.013cm" svg:x="1.27cm" svg:y="17.657cm" presentation:class="date-time" presentation:user-transformed="true">
        <draw:text-box>
          <text:p text:style-name="MP12"><text:span text:style-name="MT7"><text:date style:data-style-name="D1" text:date-value="2020-12-15">12/15/20</text:date></text:span></text:p>
        </draw:text-box>
      </draw:frame>
      <draw:frame draw:name="フッター プレースホルダ 4" presentation:style-name="Mpr3" draw:text-style-name="MP13" draw:layer="backgroundobjects" svg:width="8.042cm" svg:height="1.013cm" svg:x="8.678cm" svg:y="17.657cm" presentation:class="footer" presentation:user-transformed="true">
        <draw:text-box>
          <text:p/>
        </draw:text-box>
      </draw:frame>
      <draw:frame draw:name="スライド番号プレースホルダ 5" presentation:style-name="Mpr3" draw:text-style-name="MP13" draw:layer="backgroundobjects" svg:width="5.926cm" svg:height="1.013cm" svg:x="18.203cm" svg:y="17.657cm" presentation:class="page-number" presentation:user-transformed="true">
        <draw:text-box>
          <text:p text:style-name="MP14"><text:span text:style-name="MT7"><text:page-number>&lt;番号&gt;</text:page-number></text:span></text:p>
        </draw:text-box>
      </draw:frame>
      <presentation:notes style:page-layout-name="PM0">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neutral</meta:initial-creator>
    <meta:editing-cycles>11</meta:editing-cycles>
    <meta:creation-date>2020-10-15T05:53:28</meta:creation-date>
    <dc:date>2020-12-15T21:53:09.565000000</dc:date>
    <meta:editing-duration>PT58M59S</meta:editing-duration>
    <meta:generator>LibreOffice/6.2.4.2$Windows_X86_64 LibreOffice_project/2412653d852ce75f65fbfa83fb7e7b669a126d64</meta:generator>
    <meta:document-statistic meta:object-count="23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13</meta:user-defined>
  </office:meta>
</office:document-meta>
</file>

<file path=Object 2/content.xml><?xml version="1.0" encoding="utf-8"?>
<math xmlns="http://www.w3.org/1998/Math/MathML" display="block">
  <semantics>
    <mrow>
      <mrow>
        <mi mathvariant="italic">𝑦</mi>
        <mo stretchy="false">=</mo>
        <mi mathvariant="italic">𝑓</mi>
      </mrow>
      <mrow>
        <mo fence="true" stretchy="false">(</mo>
        <mrow>
          <mi mathvariant="italic">𝑥</mi>
        </mrow>
        <mo fence="true" stretchy="false">)</mo>
      </mrow>
    </mrow>
    <annotation encoding="StarMath 5.0">𝑦 = 𝑓 ( 𝑥 )</annotation>
  </semantics>
</math>
</file>